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1" svg:font-family="&quot;Liberation Serif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5">
      <style:table-cell-properties fo:background-color="#FFFF00"/>
    </style:style>
    <style:style style:name="ce4" style:family="table-cell" style:parent-style-name="Default" style:data-style-name="N0">
      <style:table-cell-properties fo:background-color="#990099"/>
      <style:text-properties fo:color="#FFFFFF"/>
    </style:style>
    <style:style style:name="ce5" style:family="table-cell" style:parent-style-name="Default" style:data-style-name="N0">
      <style:text-properties style:font-name="Liberation Serif1" style:font-name-asian="Liberation Serif1" style:font-name-complex="Liberation Serif1"/>
    </style:style>
    <style:style style:name="ce6" style:family="table-cell" style:parent-style-name="Default" style:data-style-name="N15"/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8" style:family="table-cell">
      <style:map style:condition="of:cell-content-is-between(4600,3400)" style:apply-style-name="cf2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1">
            <text:p>combined table</text:p>
          </table:table-cell>
          <table:table-cell table:number-columns-repeated="6" table:style-name="ce1"/>
          <table:table-cell office:value-type="string" table:style-name="ce1">
            <text:p>src of values</text:p>
          </table:table-cell>
          <table:table-cell office:value-type="string" table:style-name="ce1">
            <text:p>Nilsson, Riedel: Electric Circuits (10e), p. 76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 ↓ | C →</text:p>
          </table:table-cell>
          <table:table-cell office:value-type="float" office:value="9.9999999999999994E-12" table:style-name="ce1">
            <text:p>1E-11</text:p>
          </table:table-cell>
          <table:table-cell office:value-type="float" office:value="2.2000000000000002E-11" table:style-name="ce1">
            <text:p>2.2E-11</text:p>
          </table:table-cell>
          <table:table-cell office:value-type="float" office:value="4.6999999999999999E-11" table:style-name="ce1">
            <text:p>4.7E-11</text:p>
          </table:table-cell>
          <table:table-cell office:value-type="float" office:value="1E-10" table:style-name="ce2">
            <text:p>1E-10</text:p>
          </table:table-cell>
          <table:table-cell office:value-type="float" office:value="2.1999999999999999E-10" table:style-name="ce2">
            <text:p>2.2E-10</text:p>
          </table:table-cell>
          <table:table-cell office:value-type="float" office:value="4.7000000000000003E-10" table:style-name="ce1">
            <text:p>4.7E-10</text:p>
          </table:table-cell>
          <table:table-cell office:value-type="float" office:value="1.0000000000000001E-9" table:style-name="ce2">
            <text:p>0.000000001</text:p>
          </table:table-cell>
          <table:table-cell office:value-type="float" office:value="2.1999999999999998E-9" table:style-name="ce2">
            <text:p>2.2E-09</text:p>
          </table:table-cell>
          <table:table-cell office:value-type="float" office:value="4.6999999999999999E-9" table:style-name="ce1">
            <text:p>4.7E-09</text:p>
          </table:table-cell>
          <table:table-cell office:value-type="float" office:value="1E-8" table:style-name="ce3">
            <text:p>1.00E-08</text:p>
          </table:table-cell>
          <table:table-cell office:value-type="float" office:value="2.1999999999999998E-8" table:style-name="ce2">
            <text:p>0.000000022</text:p>
          </table:table-cell>
          <table:table-cell office:value-type="float" office:value="4.6999999999999997E-8" table:style-name="ce1">
            <text:p>0.000000047</text:p>
          </table:table-cell>
          <table:table-cell office:value-type="float" office:value="9.9999999999999995E-8" table:style-name="ce3">
            <text:p>1.00E-07</text:p>
          </table:table-cell>
          <table:table-cell office:value-type="float" office:value="2.2000000000000001E-7" table:style-name="ce2">
            <text:p>0.00000022</text:p>
          </table:table-cell>
          <table:table-cell office:value-type="float" office:value="4.7E-7" table:style-name="ce1">
            <text:p>0.00000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4.6999999999999999E-6" table:style-name="ce1">
            <text:p>0.0000047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4.6999999999999997E-5" table:style-name="ce1">
            <text:p>0.000047</text:p>
          </table:table-cell>
          <table:table-cell office:value-type="float" office:value="1E-4" table:style-name="ce1">
            <text:p>0.0001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4.6999999999999999E-4" table:style-name="ce1">
            <text:p>0.00047</text:p>
          </table:table-cell>
          <table:table-cell office:value-type="string" table:style-name="ce1">
            <text:p>F</text:p>
          </table:table-cell>
          <table:table-cell table:number-columns-repeated="16358"/>
        </table:table-row>
        <table:table-row table:style-name="ro1">
          <table:table-cell office:value-type="float" office:value="10" table:formula="of:=[resistor.A2]" table:style-name="ce1">
            <text:p>10</text:p>
          </table:table-cell>
          <table:table-cell office:value-type="float" office:value="1591549430.9189537" table:formula="of:=1/([.$A3]*[.B$2]*2*PI())" table:style-name="ce8">
            <text:p>1591549431</text:p>
          </table:table-cell>
          <table:table-cell office:value-type="float" office:value="723431559.50861514" table:formula="of:=1/([.$A3]*[.C$2]*2*PI())" table:style-name="ce8">
            <text:p>723431559.5</text:p>
          </table:table-cell>
          <table:table-cell office:value-type="float" office:value="338627538.49339432" table:formula="of:=1/([.$A3]*[.D$2]*2*PI())" table:style-name="ce8">
            <text:p>338627538.5</text:p>
          </table:table-cell>
          <table:table-cell office:value-type="float" office:value="159154943.09189534" table:formula="of:=1/([.$A3]*[.E$2]*2*PI())" table:style-name="ce8">
            <text:p>159154943.1</text:p>
          </table:table-cell>
          <table:table-cell office:value-type="float" office:value="72343155.950861529" table:formula="of:=1/([.$A3]*[.F$2]*2*PI())" table:style-name="ce8">
            <text:p>72343155.95</text:p>
          </table:table-cell>
          <table:table-cell office:value-type="float" office:value="33862753.849339426" table:formula="of:=1/([.$A3]*[.G$2]*2*PI())" table:style-name="ce8">
            <text:p>33862753.85</text:p>
          </table:table-cell>
          <table:table-cell office:value-type="float" office:value="15915494.309189534" table:formula="of:=1/([.$A3]*[.H$2]*2*PI())" table:style-name="ce8">
            <text:p>15915494.31</text:p>
          </table:table-cell>
          <table:table-cell office:value-type="float" office:value="7234315.5950861527" table:formula="of:=1/([.$A3]*[.I$2]*2*PI())" table:style-name="ce8">
            <text:p>7234315.595</text:p>
          </table:table-cell>
          <table:table-cell office:value-type="float" office:value="3386275.3849339434" table:formula="of:=1/([.$A3]*[.J$2]*2*PI())" table:style-name="ce8">
            <text:p>3386275.385</text:p>
          </table:table-cell>
          <table:table-cell office:value-type="float" office:value="1591549.4309189534" table:formula="of:=1/([.$A3]*[.K$2]*2*PI())" table:style-name="ce8">
            <text:p>1591549.431</text:p>
          </table:table-cell>
          <table:table-cell office:value-type="float" office:value="723431.55950861529" table:formula="of:=1/([.$A3]*[.L$2]*2*PI())" table:style-name="ce8">
            <text:p>723431.5595</text:p>
          </table:table-cell>
          <table:table-cell office:value-type="float" office:value="338627.53849339439" table:formula="of:=1/([.$A3]*[.M$2]*2*PI())" table:style-name="ce8">
            <text:p>338627.5385</text:p>
          </table:table-cell>
          <table:table-cell office:value-type="float" office:value="159154.94309189534" table:formula="of:=1/([.$A3]*[.N$2]*2*PI())" table:style-name="ce8">
            <text:p>159154.9431</text:p>
          </table:table-cell>
          <table:table-cell office:value-type="float" office:value="72343.155950861517" table:formula="of:=1/([.$A3]*[.O$2]*2*PI())" table:style-name="ce8">
            <text:p>72343.15595</text:p>
          </table:table-cell>
          <table:table-cell office:value-type="float" office:value="33862.753849339431" table:formula="of:=1/([.$A3]*[.P$2]*2*PI())" table:style-name="ce8">
            <text:p>33862.75385</text:p>
          </table:table-cell>
          <table:table-cell office:value-type="float" office:value="15915.494309189537" table:formula="of:=1/([.$A3]*[.Q$2]*2*PI())" table:style-name="ce8">
            <text:p>15915.49431</text:p>
          </table:table-cell>
          <table:table-cell office:value-type="float" office:value="7234.3155950861519" table:formula="of:=1/([.$A3]*[.R$2]*2*PI())" table:style-name="ce8">
            <text:p>7234.315595</text:p>
          </table:table-cell>
          <table:table-cell office:value-type="float" office:value="3386.2753849339438" table:formula="of:=1/([.$A3]*[.S$2]*2*PI())" table:style-name="ce8">
            <text:p>3386.275385</text:p>
          </table:table-cell>
          <table:table-cell office:value-type="float" office:value="1591.5494309189535" table:formula="of:=1/([.$A3]*[.T$2]*2*PI())" table:style-name="ce8">
            <text:p>1591.549431</text:p>
          </table:table-cell>
          <table:table-cell office:value-type="float" office:value="723.43155950861524" table:formula="of:=1/([.$A3]*[.U$2]*2*PI())" table:style-name="ce8">
            <text:p>723.4315595</text:p>
          </table:table-cell>
          <table:table-cell office:value-type="float" office:value="338.62753849339435" table:formula="of:=1/([.$A3]*[.V$2]*2*PI())" table:style-name="ce8">
            <text:p>338.6275385</text:p>
          </table:table-cell>
          <table:table-cell office:value-type="float" office:value="159.15494309189532" table:formula="of:=1/([.$A3]*[.W$2]*2*PI())" table:style-name="ce8">
            <text:p>159.1549431</text:p>
          </table:table-cell>
          <table:table-cell office:value-type="float" office:value="72.343155950861515" table:formula="of:=1/([.$A3]*[.X$2]*2*PI())" table:style-name="ce8">
            <text:p>72.34315595</text:p>
          </table:table-cell>
          <table:table-cell office:value-type="float" office:value="33.862753849339434" table:formula="of:=1/([.$A3]*[.Y$2]*2*PI())" table:style-name="ce8">
            <text:p>33.86275385</text:p>
          </table:table-cell>
          <table:table-cell table:number-columns-repeated="16359" table:style-name="ce1"/>
        </table:table-row>
        <table:table-row table:style-name="ro1">
          <table:table-cell office:value-type="float" office:value="15" table:formula="of:=[resistor.A3]" table:style-name="ce1">
            <text:p>15</text:p>
          </table:table-cell>
          <table:table-cell office:value-type="float" office:value="1061032953.945969" table:formula="of:=1/([.$A4]*[.B$2]*2*PI())" table:style-name="ce8">
            <text:p>1061032954</text:p>
          </table:table-cell>
          <table:table-cell office:value-type="float" office:value="482287706.33907676" table:formula="of:=1/([.$A4]*[.C$2]*2*PI())" table:style-name="ce8">
            <text:p>482287706.3</text:p>
          </table:table-cell>
          <table:table-cell office:value-type="float" office:value="225751692.32892957" table:formula="of:=1/([.$A4]*[.D$2]*2*PI())" table:style-name="ce8">
            <text:p>225751692.3</text:p>
          </table:table-cell>
          <table:table-cell office:value-type="float" office:value="106103295.39459689" table:formula="of:=1/([.$A4]*[.E$2]*2*PI())" table:style-name="ce8">
            <text:p>106103295.4</text:p>
          </table:table-cell>
          <table:table-cell office:value-type="float" office:value="48228770.633907683" table:formula="of:=1/([.$A4]*[.F$2]*2*PI())" table:style-name="ce8">
            <text:p>48228770.63</text:p>
          </table:table-cell>
          <table:table-cell office:value-type="float" office:value="22575169.232892953" table:formula="of:=1/([.$A4]*[.G$2]*2*PI())" table:style-name="ce8">
            <text:p>22575169.23</text:p>
          </table:table-cell>
          <table:table-cell office:value-type="float" office:value="10610329.539459689" table:formula="of:=1/([.$A4]*[.H$2]*2*PI())" table:style-name="ce8">
            <text:p>10610329.54</text:p>
          </table:table-cell>
          <table:table-cell office:value-type="float" office:value="4822877.0633907681" table:formula="of:=1/([.$A4]*[.I$2]*2*PI())" table:style-name="ce8">
            <text:p>4822877.063</text:p>
          </table:table-cell>
          <table:table-cell office:value-type="float" office:value="2257516.9232892958" table:formula="of:=1/([.$A4]*[.J$2]*2*PI())" table:style-name="ce8">
            <text:p>2257516.923</text:p>
          </table:table-cell>
          <table:table-cell office:value-type="float" office:value="1061032.953945969" table:formula="of:=1/([.$A4]*[.K$2]*2*PI())" table:style-name="ce8">
            <text:p>1061032.954</text:p>
          </table:table-cell>
          <table:table-cell office:value-type="float" office:value="482287.70633907686" table:formula="of:=1/([.$A4]*[.L$2]*2*PI())" table:style-name="ce8">
            <text:p>482287.7063</text:p>
          </table:table-cell>
          <table:table-cell office:value-type="float" office:value="225751.69232892958" table:formula="of:=1/([.$A4]*[.M$2]*2*PI())" table:style-name="ce8">
            <text:p>225751.6923</text:p>
          </table:table-cell>
          <table:table-cell office:value-type="float" office:value="106103.29539459689" table:formula="of:=1/([.$A4]*[.N$2]*2*PI())" table:style-name="ce8">
            <text:p>106103.2954</text:p>
          </table:table-cell>
          <table:table-cell office:value-type="float" office:value="48228.770633907683" table:formula="of:=1/([.$A4]*[.O$2]*2*PI())" table:style-name="ce8">
            <text:p>48228.77063</text:p>
          </table:table-cell>
          <table:table-cell office:value-type="float" office:value="22575.169232892953" table:formula="of:=1/([.$A4]*[.P$2]*2*PI())" table:style-name="ce8">
            <text:p>22575.16923</text:p>
          </table:table-cell>
          <table:table-cell office:value-type="float" office:value="10610.32953945969" table:formula="of:=1/([.$A4]*[.Q$2]*2*PI())" table:style-name="ce8">
            <text:p>10610.32954</text:p>
          </table:table-cell>
          <table:table-cell office:value-type="float" office:value="4822.8770633907679" table:formula="of:=1/([.$A4]*[.R$2]*2*PI())" table:style-name="ce8">
            <text:p>4822.877063</text:p>
          </table:table-cell>
          <table:table-cell office:value-type="float" office:value="2257.5169232892958" table:formula="of:=1/([.$A4]*[.S$2]*2*PI())" table:style-name="ce8">
            <text:p>2257.516923</text:p>
          </table:table-cell>
          <table:table-cell office:value-type="float" office:value="1061.0329539459688" table:formula="of:=1/([.$A4]*[.T$2]*2*PI())" table:style-name="ce8">
            <text:p>1061.032954</text:p>
          </table:table-cell>
          <table:table-cell office:value-type="float" office:value="482.28770633907681" table:formula="of:=1/([.$A4]*[.U$2]*2*PI())" table:style-name="ce8">
            <text:p>482.2877063</text:p>
          </table:table-cell>
          <table:table-cell office:value-type="float" office:value="225.75169232892958" table:formula="of:=1/([.$A4]*[.V$2]*2*PI())" table:style-name="ce8">
            <text:p>225.7516923</text:p>
          </table:table-cell>
          <table:table-cell office:value-type="float" office:value="106.1032953945969" table:formula="of:=1/([.$A4]*[.W$2]*2*PI())" table:style-name="ce8">
            <text:p>106.1032954</text:p>
          </table:table-cell>
          <table:table-cell office:value-type="float" office:value="48.228770633907679" table:formula="of:=1/([.$A4]*[.X$2]*2*PI())" table:style-name="ce8">
            <text:p>48.22877063</text:p>
          </table:table-cell>
          <table:table-cell office:value-type="float" office:value="22.575169232892957" table:formula="of:=1/([.$A4]*[.Y$2]*2*PI())" table:style-name="ce8">
            <text:p>22.57516923</text:p>
          </table:table-cell>
          <table:table-cell table:number-columns-repeated="16359" table:style-name="ce1"/>
        </table:table-row>
        <table:table-row table:style-name="ro1">
          <table:table-cell office:value-type="float" office:value="22" table:formula="of:=[resistor.A4]" table:style-name="ce1">
            <text:p>22</text:p>
          </table:table-cell>
          <table:table-cell office:value-type="float" office:value="723431559.50861526" table:formula="of:=1/([.$A5]*[.B$2]*2*PI())" table:style-name="ce8">
            <text:p>723431559.5</text:p>
          </table:table-cell>
          <table:table-cell office:value-type="float" office:value="328832527.04937053" table:formula="of:=1/([.$A5]*[.C$2]*2*PI())" table:style-name="ce8">
            <text:p>328832527</text:p>
          </table:table-cell>
          <table:table-cell office:value-type="float" office:value="153921608.40608835" table:formula="of:=1/([.$A5]*[.D$2]*2*PI())" table:style-name="ce8">
            <text:p>153921608.4</text:p>
          </table:table-cell>
          <table:table-cell office:value-type="float" office:value="72343155.950861514" table:formula="of:=1/([.$A5]*[.E$2]*2*PI())" table:style-name="ce8">
            <text:p>72343155.95</text:p>
          </table:table-cell>
          <table:table-cell office:value-type="float" office:value="32883252.704937059" table:formula="of:=1/([.$A5]*[.F$2]*2*PI())" table:style-name="ce8">
            <text:p>32883252.7</text:p>
          </table:table-cell>
          <table:table-cell office:value-type="float" office:value="15392160.840608831" table:formula="of:=1/([.$A5]*[.G$2]*2*PI())" table:style-name="ce8">
            <text:p>15392160.84</text:p>
          </table:table-cell>
          <table:table-cell office:value-type="float" office:value="7234315.5950861508" table:formula="of:=1/([.$A5]*[.H$2]*2*PI())" table:style-name="ce8">
            <text:p>7234315.595</text:p>
          </table:table-cell>
          <table:table-cell office:value-type="float" office:value="3288325.2704937058" table:formula="of:=1/([.$A5]*[.I$2]*2*PI())" table:style-name="ce8">
            <text:p>3288325.27</text:p>
          </table:table-cell>
          <table:table-cell office:value-type="float" office:value="1539216.0840608834" table:formula="of:=1/([.$A5]*[.J$2]*2*PI())" table:style-name="ce8">
            <text:p>1539216.084</text:p>
          </table:table-cell>
          <table:table-cell office:value-type="float" office:value="723431.55950861517" table:formula="of:=1/([.$A5]*[.K$2]*2*PI())" table:style-name="ce8">
            <text:p>723431.5595</text:p>
          </table:table-cell>
          <table:table-cell office:value-type="float" office:value="328832.52704937058" table:formula="of:=1/([.$A5]*[.L$2]*2*PI())" table:style-name="ce8">
            <text:p>328832.527</text:p>
          </table:table-cell>
          <table:table-cell office:value-type="float" office:value="153921.60840608834" table:formula="of:=1/([.$A5]*[.M$2]*2*PI())" table:style-name="ce8">
            <text:p>153921.6084</text:p>
          </table:table-cell>
          <table:table-cell office:value-type="float" office:value="72343.155950861517" table:formula="of:=1/([.$A5]*[.N$2]*2*PI())" table:style-name="ce8">
            <text:p>72343.15595</text:p>
          </table:table-cell>
          <table:table-cell office:value-type="float" office:value="32883.252704937055" table:formula="of:=1/([.$A5]*[.O$2]*2*PI())" table:style-name="ce8">
            <text:p>32883.2527</text:p>
          </table:table-cell>
          <table:table-cell office:value-type="float" office:value="15392.160840608836" table:formula="of:=1/([.$A5]*[.P$2]*2*PI())" table:style-name="ce8">
            <text:p>15392.16084</text:p>
          </table:table-cell>
          <table:table-cell office:value-type="float" office:value="7234.3155950861519" table:formula="of:=1/([.$A5]*[.Q$2]*2*PI())" table:style-name="ce8">
            <text:p>7234.315595</text:p>
          </table:table-cell>
          <table:table-cell office:value-type="float" office:value="3288.3252704937054" table:formula="of:=1/([.$A5]*[.R$2]*2*PI())" table:style-name="ce8">
            <text:p>3288.32527</text:p>
          </table:table-cell>
          <table:table-cell office:value-type="float" office:value="1539.2160840608835" table:formula="of:=1/([.$A5]*[.S$2]*2*PI())" table:style-name="ce8">
            <text:p>1539.216084</text:p>
          </table:table-cell>
          <table:table-cell office:value-type="float" office:value="723.43155950861512" table:formula="of:=1/([.$A5]*[.T$2]*2*PI())" table:style-name="ce8">
            <text:p>723.4315595</text:p>
          </table:table-cell>
          <table:table-cell office:value-type="float" office:value="328.83252704937053" table:formula="of:=1/([.$A5]*[.U$2]*2*PI())" table:style-name="ce8">
            <text:p>328.832527</text:p>
          </table:table-cell>
          <table:table-cell office:value-type="float" office:value="153.92160840608832" table:formula="of:=1/([.$A5]*[.V$2]*2*PI())" table:style-name="ce8">
            <text:p>153.9216084</text:p>
          </table:table-cell>
          <table:table-cell office:value-type="float" office:value="72.343155950861515" table:formula="of:=1/([.$A5]*[.W$2]*2*PI())" table:style-name="ce8">
            <text:p>72.34315595</text:p>
          </table:table-cell>
          <table:table-cell office:value-type="float" office:value="32.88325270493705" table:formula="of:=1/([.$A5]*[.X$2]*2*PI())" table:style-name="ce8">
            <text:p>32.8832527</text:p>
          </table:table-cell>
          <table:table-cell office:value-type="float" office:value="15.392160840608833" table:formula="of:=1/([.$A5]*[.Y$2]*2*PI())" table:style-name="ce8">
            <text:p>15.39216084</text:p>
          </table:table-cell>
          <table:table-cell table:number-columns-repeated="16359" table:style-name="ce1"/>
        </table:table-row>
        <table:table-row table:style-name="ro1">
          <table:table-cell office:value-type="float" office:value="33" table:formula="of:=[resistor.A5]" table:style-name="ce1">
            <text:p>33</text:p>
          </table:table-cell>
          <table:table-cell office:value-type="float" office:value="482287706.33907676" table:formula="of:=1/([.$A6]*[.B$2]*2*PI())" table:style-name="ce8">
            <text:p>482287706.3</text:p>
          </table:table-cell>
          <table:table-cell office:value-type="float" office:value="219221684.69958034" table:formula="of:=1/([.$A6]*[.C$2]*2*PI())" table:style-name="ce8">
            <text:p>219221684.7</text:p>
          </table:table-cell>
          <table:table-cell office:value-type="float" office:value="102614405.60405889" table:formula="of:=1/([.$A6]*[.D$2]*2*PI())" table:style-name="ce8">
            <text:p>102614405.6</text:p>
          </table:table-cell>
          <table:table-cell office:value-type="float" office:value="48228770.633907676" table:formula="of:=1/([.$A6]*[.E$2]*2*PI())" table:style-name="ce8">
            <text:p>48228770.63</text:p>
          </table:table-cell>
          <table:table-cell office:value-type="float" office:value="21922168.469958037" table:formula="of:=1/([.$A6]*[.F$2]*2*PI())" table:style-name="ce8">
            <text:p>21922168.47</text:p>
          </table:table-cell>
          <table:table-cell office:value-type="float" office:value="10261440.560405888" table:formula="of:=1/([.$A6]*[.G$2]*2*PI())" table:style-name="ce8">
            <text:p>10261440.56</text:p>
          </table:table-cell>
          <table:table-cell office:value-type="float" office:value="4822877.0633907672" table:formula="of:=1/([.$A6]*[.H$2]*2*PI())" table:style-name="ce8">
            <text:p>4822877.063</text:p>
          </table:table-cell>
          <table:table-cell office:value-type="float" office:value="2192216.8469958035" table:formula="of:=1/([.$A6]*[.I$2]*2*PI())" table:style-name="ce8">
            <text:p>2192216.847</text:p>
          </table:table-cell>
          <table:table-cell office:value-type="float" office:value="1026144.0560405889" table:formula="of:=1/([.$A6]*[.J$2]*2*PI())" table:style-name="ce8">
            <text:p>1026144.056</text:p>
          </table:table-cell>
          <table:table-cell office:value-type="float" office:value="482287.70633907674" table:formula="of:=1/([.$A6]*[.K$2]*2*PI())" table:style-name="ce8">
            <text:p>482287.7063</text:p>
          </table:table-cell>
          <table:table-cell office:value-type="float" office:value="219221.68469958039" table:formula="of:=1/([.$A6]*[.L$2]*2*PI())" table:style-name="ce8">
            <text:p>219221.6847</text:p>
          </table:table-cell>
          <table:table-cell office:value-type="float" office:value="102614.40560405891" table:formula="of:=1/([.$A6]*[.M$2]*2*PI())" table:style-name="ce8">
            <text:p>102614.4056</text:p>
          </table:table-cell>
          <table:table-cell office:value-type="float" office:value="48228.770633907683" table:formula="of:=1/([.$A6]*[.N$2]*2*PI())" table:style-name="ce8">
            <text:p>48228.77063</text:p>
          </table:table-cell>
          <table:table-cell office:value-type="float" office:value="21922.168469958036" table:formula="of:=1/([.$A6]*[.O$2]*2*PI())" table:style-name="ce8">
            <text:p>21922.16847</text:p>
          </table:table-cell>
          <table:table-cell office:value-type="float" office:value="10261.44056040589" table:formula="of:=1/([.$A6]*[.P$2]*2*PI())" table:style-name="ce8">
            <text:p>10261.44056</text:p>
          </table:table-cell>
          <table:table-cell office:value-type="float" office:value="4822.8770633907689" table:formula="of:=1/([.$A6]*[.Q$2]*2*PI())" table:style-name="ce8">
            <text:p>4822.877063</text:p>
          </table:table-cell>
          <table:table-cell office:value-type="float" office:value="2192.2168469958033" table:formula="of:=1/([.$A6]*[.R$2]*2*PI())" table:style-name="ce8">
            <text:p>2192.216847</text:p>
          </table:table-cell>
          <table:table-cell office:value-type="float" office:value="1026.1440560405888" table:formula="of:=1/([.$A6]*[.S$2]*2*PI())" table:style-name="ce8">
            <text:p>1026.144056</text:p>
          </table:table-cell>
          <table:table-cell office:value-type="float" office:value="482.28770633907669" table:formula="of:=1/([.$A6]*[.T$2]*2*PI())" table:style-name="ce8">
            <text:p>482.2877063</text:p>
          </table:table-cell>
          <table:table-cell office:value-type="float" office:value="219.22168469958035" table:formula="of:=1/([.$A6]*[.U$2]*2*PI())" table:style-name="ce8">
            <text:p>219.2216847</text:p>
          </table:table-cell>
          <table:table-cell office:value-type="float" office:value="102.6144056040589" table:formula="of:=1/([.$A6]*[.V$2]*2*PI())" table:style-name="ce8">
            <text:p>102.6144056</text:p>
          </table:table-cell>
          <table:table-cell office:value-type="float" office:value="48.228770633907679" table:formula="of:=1/([.$A6]*[.W$2]*2*PI())" table:style-name="ce8">
            <text:p>48.22877063</text:p>
          </table:table-cell>
          <table:table-cell office:value-type="float" office:value="21.922168469958034" table:formula="of:=1/([.$A6]*[.X$2]*2*PI())" table:style-name="ce8">
            <text:p>21.92216847</text:p>
          </table:table-cell>
          <table:table-cell office:value-type="float" office:value="10.261440560405891" table:formula="of:=1/([.$A6]*[.Y$2]*2*PI())" table:style-name="ce8">
            <text:p>10.26144056</text:p>
          </table:table-cell>
          <table:table-cell table:number-columns-repeated="16359" table:style-name="ce1"/>
        </table:table-row>
        <table:table-row table:style-name="ro1">
          <table:table-cell office:value-type="float" office:value="47" table:formula="of:=[resistor.A6]" table:style-name="ce1">
            <text:p>47</text:p>
          </table:table-cell>
          <table:table-cell office:value-type="float" office:value="338627538.49339437" table:formula="of:=1/([.$A7]*[.B$2]*2*PI())" table:style-name="ce8">
            <text:p>338627538.5</text:p>
          </table:table-cell>
          <table:table-cell office:value-type="float" office:value="153921608.40608832" table:formula="of:=1/([.$A7]*[.C$2]*2*PI())" table:style-name="ce8">
            <text:p>153921608.4</text:p>
          </table:table-cell>
          <table:table-cell office:value-type="float" office:value="72048412.445403054" table:formula="of:=1/([.$A7]*[.D$2]*2*PI())" table:style-name="ce8">
            <text:p>72048412.45</text:p>
          </table:table-cell>
          <table:table-cell office:value-type="float" office:value="33862753.849339433" table:formula="of:=1/([.$A7]*[.E$2]*2*PI())" table:style-name="ce8">
            <text:p>33862753.85</text:p>
          </table:table-cell>
          <table:table-cell office:value-type="float" office:value="15392160.840608831" table:formula="of:=1/([.$A7]*[.F$2]*2*PI())" table:style-name="ce8">
            <text:p>15392160.84</text:p>
          </table:table-cell>
          <table:table-cell office:value-type="float" office:value="7204841.2445403049" table:formula="of:=1/([.$A7]*[.G$2]*2*PI())" table:style-name="ce8">
            <text:p>7204841.245</text:p>
          </table:table-cell>
          <table:table-cell office:value-type="float" office:value="3386275.3849339429" table:formula="of:=1/([.$A7]*[.H$2]*2*PI())" table:style-name="ce8">
            <text:p>3386275.385</text:p>
          </table:table-cell>
          <table:table-cell office:value-type="float" office:value="1539216.0840608836" table:formula="of:=1/([.$A7]*[.I$2]*2*PI())" table:style-name="ce8">
            <text:p>1539216.084</text:p>
          </table:table-cell>
          <table:table-cell office:value-type="float" office:value="720484.12445403053" table:formula="of:=1/([.$A7]*[.J$2]*2*PI())" table:style-name="ce8">
            <text:p>720484.1245</text:p>
          </table:table-cell>
          <table:table-cell office:value-type="float" office:value="338627.53849339433" table:formula="of:=1/([.$A7]*[.K$2]*2*PI())" table:style-name="ce8">
            <text:p>338627.5385</text:p>
          </table:table-cell>
          <table:table-cell office:value-type="float" office:value="153921.60840608834" table:formula="of:=1/([.$A7]*[.L$2]*2*PI())" table:style-name="ce8">
            <text:p>153921.6084</text:p>
          </table:table-cell>
          <table:table-cell office:value-type="float" office:value="72048.412445403053" table:formula="of:=1/([.$A7]*[.M$2]*2*PI())" table:style-name="ce8">
            <text:p>72048.41245</text:p>
          </table:table-cell>
          <table:table-cell office:value-type="float" office:value="33862.753849339431" table:formula="of:=1/([.$A7]*[.N$2]*2*PI())" table:style-name="ce8">
            <text:p>33862.75385</text:p>
          </table:table-cell>
          <table:table-cell office:value-type="float" office:value="15392.160840608833" table:formula="of:=1/([.$A7]*[.O$2]*2*PI())" table:style-name="ce8">
            <text:p>15392.16084</text:p>
          </table:table-cell>
          <table:table-cell office:value-type="float" office:value="7204.8412445403055" table:formula="of:=1/([.$A7]*[.P$2]*2*PI())" table:style-name="ce8">
            <text:p>7204.841245</text:p>
          </table:table-cell>
          <table:table-cell office:value-type="float" office:value="3386.2753849339438" table:formula="of:=1/([.$A7]*[.Q$2]*2*PI())" table:style-name="ce8">
            <text:p>3386.275385</text:p>
          </table:table-cell>
          <table:table-cell office:value-type="float" office:value="1539.2160840608833" table:formula="of:=1/([.$A7]*[.R$2]*2*PI())" table:style-name="ce8">
            <text:p>1539.216084</text:p>
          </table:table-cell>
          <table:table-cell office:value-type="float" office:value="720.48412445403051" table:formula="of:=1/([.$A7]*[.S$2]*2*PI())" table:style-name="ce8">
            <text:p>720.4841245</text:p>
          </table:table-cell>
          <table:table-cell office:value-type="float" office:value="338.6275384933943" table:formula="of:=1/([.$A7]*[.T$2]*2*PI())" table:style-name="ce8">
            <text:p>338.6275385</text:p>
          </table:table-cell>
          <table:table-cell office:value-type="float" office:value="153.92160840608832" table:formula="of:=1/([.$A7]*[.U$2]*2*PI())" table:style-name="ce8">
            <text:p>153.9216084</text:p>
          </table:table-cell>
          <table:table-cell office:value-type="float" office:value="72.048412445403045" table:formula="of:=1/([.$A7]*[.V$2]*2*PI())" table:style-name="ce8">
            <text:p>72.04841245</text:p>
          </table:table-cell>
          <table:table-cell office:value-type="float" office:value="33.862753849339434" table:formula="of:=1/([.$A7]*[.W$2]*2*PI())" table:style-name="ce8">
            <text:p>33.86275385</text:p>
          </table:table-cell>
          <table:table-cell office:value-type="float" office:value="15.392160840608833" table:formula="of:=1/([.$A7]*[.X$2]*2*PI())" table:style-name="ce8">
            <text:p>15.39216084</text:p>
          </table:table-cell>
          <table:table-cell office:value-type="float" office:value="7.2048412445403063" table:formula="of:=1/([.$A7]*[.Y$2]*2*PI())" table:style-name="ce8">
            <text:p>7.204841245</text:p>
          </table:table-cell>
          <table:table-cell table:number-columns-repeated="16359" table:style-name="ce1"/>
        </table:table-row>
        <table:table-row table:style-name="ro1">
          <table:table-cell office:value-type="float" office:value="68" table:formula="of:=[resistor.A7]" table:style-name="ce1">
            <text:p>68</text:p>
          </table:table-cell>
          <table:table-cell office:value-type="float" office:value="234051386.89984611" table:formula="of:=1/([.$A8]*[.B$2]*2*PI())" table:style-name="ce8">
            <text:p>234051386.9</text:p>
          </table:table-cell>
          <table:table-cell office:value-type="float" office:value="106386994.04538457" table:formula="of:=1/([.$A8]*[.C$2]*2*PI())" table:style-name="ce8">
            <text:p>106386994</text:p>
          </table:table-cell>
          <table:table-cell office:value-type="float" office:value="49798167.425499164" table:formula="of:=1/([.$A8]*[.D$2]*2*PI())" table:style-name="ce8">
            <text:p>49798167.43</text:p>
          </table:table-cell>
          <table:table-cell office:value-type="float" office:value="23405138.689984608" table:formula="of:=1/([.$A8]*[.E$2]*2*PI())" table:style-name="ce8">
            <text:p>23405138.69</text:p>
          </table:table-cell>
          <table:table-cell office:value-type="float" office:value="10638699.404538458" table:formula="of:=1/([.$A8]*[.F$2]*2*PI())" table:style-name="ce8">
            <text:p>10638699.4</text:p>
          </table:table-cell>
          <table:table-cell office:value-type="float" office:value="4979816.7425499158" table:formula="of:=1/([.$A8]*[.G$2]*2*PI())" table:style-name="ce8">
            <text:p>4979816.743</text:p>
          </table:table-cell>
          <table:table-cell office:value-type="float" office:value="2340513.8689984609" table:formula="of:=1/([.$A8]*[.H$2]*2*PI())" table:style-name="ce8">
            <text:p>2340513.869</text:p>
          </table:table-cell>
          <table:table-cell office:value-type="float" office:value="1063869.940453846" table:formula="of:=1/([.$A8]*[.I$2]*2*PI())" table:style-name="ce8">
            <text:p>1063869.94</text:p>
          </table:table-cell>
          <table:table-cell office:value-type="float" office:value="497981.6742549917" table:formula="of:=1/([.$A8]*[.J$2]*2*PI())" table:style-name="ce8">
            <text:p>497981.6743</text:p>
          </table:table-cell>
          <table:table-cell office:value-type="float" office:value="234051.38689984608" table:formula="of:=1/([.$A8]*[.K$2]*2*PI())" table:style-name="ce8">
            <text:p>234051.3869</text:p>
          </table:table-cell>
          <table:table-cell office:value-type="float" office:value="106386.99404538459" table:formula="of:=1/([.$A8]*[.L$2]*2*PI())" table:style-name="ce8">
            <text:p>106386.994</text:p>
          </table:table-cell>
          <table:table-cell office:value-type="float" office:value="49798.167425499167" table:formula="of:=1/([.$A8]*[.M$2]*2*PI())" table:style-name="ce8">
            <text:p>49798.16743</text:p>
          </table:table-cell>
          <table:table-cell office:value-type="float" office:value="23405.138689984611" table:formula="of:=1/([.$A8]*[.N$2]*2*PI())" table:style-name="ce8">
            <text:p>23405.13869</text:p>
          </table:table-cell>
          <table:table-cell office:value-type="float" office:value="10638.699404538458" table:formula="of:=1/([.$A8]*[.O$2]*2*PI())" table:style-name="ce8">
            <text:p>10638.6994</text:p>
          </table:table-cell>
          <table:table-cell office:value-type="float" office:value="4979.8167425499169" table:formula="of:=1/([.$A8]*[.P$2]*2*PI())" table:style-name="ce8">
            <text:p>4979.816743</text:p>
          </table:table-cell>
          <table:table-cell office:value-type="float" office:value="2340.513868998461" table:formula="of:=1/([.$A8]*[.Q$2]*2*PI())" table:style-name="ce8">
            <text:p>2340.513869</text:p>
          </table:table-cell>
          <table:table-cell office:value-type="float" office:value="1063.8699404538459" table:formula="of:=1/([.$A8]*[.R$2]*2*PI())" table:style-name="ce8">
            <text:p>1063.86994</text:p>
          </table:table-cell>
          <table:table-cell office:value-type="float" office:value="497.98167425499167" table:formula="of:=1/([.$A8]*[.S$2]*2*PI())" table:style-name="ce8">
            <text:p>497.9816743</text:p>
          </table:table-cell>
          <table:table-cell office:value-type="float" office:value="234.05138689984605" table:formula="of:=1/([.$A8]*[.T$2]*2*PI())" table:style-name="ce8">
            <text:p>234.0513869</text:p>
          </table:table-cell>
          <table:table-cell office:value-type="float" office:value="106.3869940453846" table:formula="of:=1/([.$A8]*[.U$2]*2*PI())" table:style-name="ce8">
            <text:p>106.386994</text:p>
          </table:table-cell>
          <table:table-cell office:value-type="float" office:value="49.798167425499173" table:formula="of:=1/([.$A8]*[.V$2]*2*PI())" table:style-name="ce8">
            <text:p>49.79816743</text:p>
          </table:table-cell>
          <table:table-cell office:value-type="float" office:value="23.405138689984607" table:formula="of:=1/([.$A8]*[.W$2]*2*PI())" table:style-name="ce8">
            <text:p>23.40513869</text:p>
          </table:table-cell>
          <table:table-cell office:value-type="float" office:value="10.638699404538459" table:formula="of:=1/([.$A8]*[.X$2]*2*PI())" table:style-name="ce8">
            <text:p>10.6386994</text:p>
          </table:table-cell>
          <table:table-cell office:value-type="float" office:value="4.9798167425499162" table:formula="of:=1/([.$A8]*[.Y$2]*2*PI())" table:style-name="ce8">
            <text:p>4.979816743</text:p>
          </table:table-cell>
          <table:table-cell table:number-columns-repeated="16359" table:style-name="ce1"/>
        </table:table-row>
        <table:table-row table:style-name="ro1">
          <table:table-cell office:value-type="float" office:value="100" table:formula="of:=[resistor.A8]" table:style-name="ce1">
            <text:p>100</text:p>
          </table:table-cell>
          <table:table-cell office:value-type="float" office:value="159154943.09189537" table:formula="of:=1/([.$A9]*[.B$2]*2*PI())" table:style-name="ce8">
            <text:p>159154943.1</text:p>
          </table:table-cell>
          <table:table-cell office:value-type="float" office:value="72343155.950861514" table:formula="of:=1/([.$A9]*[.C$2]*2*PI())" table:style-name="ce8">
            <text:p>72343155.95</text:p>
          </table:table-cell>
          <table:table-cell office:value-type="float" office:value="33862753.849339433" table:formula="of:=1/([.$A9]*[.D$2]*2*PI())" table:style-name="ce8">
            <text:p>33862753.85</text:p>
          </table:table-cell>
          <table:table-cell office:value-type="float" office:value="15915494.309189534" table:formula="of:=1/([.$A9]*[.E$2]*2*PI())" table:style-name="ce8">
            <text:p>15915494.31</text:p>
          </table:table-cell>
          <table:table-cell office:value-type="float" office:value="7234315.5950861527" table:formula="of:=1/([.$A9]*[.F$2]*2*PI())" table:style-name="ce8">
            <text:p>7234315.595</text:p>
          </table:table-cell>
          <table:table-cell office:value-type="float" office:value="3386275.3849339429" table:formula="of:=1/([.$A9]*[.G$2]*2*PI())" table:style-name="ce8">
            <text:p>3386275.385</text:p>
          </table:table-cell>
          <table:table-cell office:value-type="float" office:value="1591549.4309189534" table:formula="of:=1/([.$A9]*[.H$2]*2*PI())" table:style-name="ce8">
            <text:p>1591549.431</text:p>
          </table:table-cell>
          <table:table-cell office:value-type="float" office:value="723431.55950861529" table:formula="of:=1/([.$A9]*[.I$2]*2*PI())" table:style-name="ce8">
            <text:p>723431.5595</text:p>
          </table:table-cell>
          <table:table-cell office:value-type="float" office:value="338627.53849339433" table:formula="of:=1/([.$A9]*[.J$2]*2*PI())" table:style-name="ce8">
            <text:p>338627.5385</text:p>
          </table:table-cell>
          <table:table-cell office:value-type="float" office:value="159154.94309189534" table:formula="of:=1/([.$A9]*[.K$2]*2*PI())" table:style-name="ce8">
            <text:p>159154.9431</text:p>
          </table:table-cell>
          <table:table-cell office:value-type="float" office:value="72343.155950861532" table:formula="of:=1/([.$A9]*[.L$2]*2*PI())" table:style-name="ce8">
            <text:p>72343.15595</text:p>
          </table:table-cell>
          <table:table-cell office:value-type="float" office:value="33862.753849339431" table:formula="of:=1/([.$A9]*[.M$2]*2*PI())" table:style-name="ce8">
            <text:p>33862.75385</text:p>
          </table:table-cell>
          <table:table-cell office:value-type="float" office:value="15915.494309189537" table:formula="of:=1/([.$A9]*[.N$2]*2*PI())" table:style-name="ce8">
            <text:p>15915.49431</text:p>
          </table:table-cell>
          <table:table-cell office:value-type="float" office:value="7234.3155950861519" table:formula="of:=1/([.$A9]*[.O$2]*2*PI())" table:style-name="ce8">
            <text:p>7234.315595</text:p>
          </table:table-cell>
          <table:table-cell office:value-type="float" office:value="3386.2753849339438" table:formula="of:=1/([.$A9]*[.P$2]*2*PI())" table:style-name="ce8">
            <text:p>3386.275385</text:p>
          </table:table-cell>
          <table:table-cell office:value-type="float" office:value="1591.5494309189535" table:formula="of:=1/([.$A9]*[.Q$2]*2*PI())" table:style-name="ce8">
            <text:p>1591.549431</text:p>
          </table:table-cell>
          <table:table-cell office:value-type="float" office:value="723.43155950861512" table:formula="of:=1/([.$A9]*[.R$2]*2*PI())" table:style-name="ce8">
            <text:p>723.4315595</text:p>
          </table:table-cell>
          <table:table-cell office:value-type="float" office:value="338.62753849339435" table:formula="of:=1/([.$A9]*[.S$2]*2*PI())" table:style-name="ce8">
            <text:p>338.6275385</text:p>
          </table:table-cell>
          <table:table-cell office:value-type="float" office:value="159.15494309189532" table:formula="of:=1/([.$A9]*[.T$2]*2*PI())" table:style-name="ce8">
            <text:p>159.1549431</text:p>
          </table:table-cell>
          <table:table-cell office:value-type="float" office:value="72.343155950861515" table:formula="of:=1/([.$A9]*[.U$2]*2*PI())" table:style-name="ce8">
            <text:p>72.34315595</text:p>
          </table:table-cell>
          <table:table-cell office:value-type="float" office:value="33.862753849339441" table:formula="of:=1/([.$A9]*[.V$2]*2*PI())" table:style-name="ce8">
            <text:p>33.86275385</text:p>
          </table:table-cell>
          <table:table-cell office:value-type="float" office:value="15.915494309189533" table:formula="of:=1/([.$A9]*[.W$2]*2*PI())" table:style-name="ce8">
            <text:p>15.91549431</text:p>
          </table:table-cell>
          <table:table-cell office:value-type="float" office:value="7.2343155950861515" table:formula="of:=1/([.$A9]*[.X$2]*2*PI())" table:style-name="ce8">
            <text:p>7.234315595</text:p>
          </table:table-cell>
          <table:table-cell office:value-type="float" office:value="3.3862753849339433" table:formula="of:=1/([.$A9]*[.Y$2]*2*PI())" table:style-name="ce8">
            <text:p>3.386275385</text:p>
          </table:table-cell>
          <table:table-cell table:number-columns-repeated="16359" table:style-name="ce1"/>
        </table:table-row>
        <table:table-row table:style-name="ro1">
          <table:table-cell office:value-type="float" office:value="120" table:formula="of:=[resistor.A9]" table:style-name="ce1">
            <text:p>120</text:p>
          </table:table-cell>
          <table:table-cell office:value-type="float" office:value="132629119.24324612" table:formula="of:=1/([.$A10]*[.B$2]*2*PI())" table:style-name="ce8">
            <text:p>132629119.2</text:p>
          </table:table-cell>
          <table:table-cell office:value-type="float" office:value="60285963.292384595" table:formula="of:=1/([.$A10]*[.C$2]*2*PI())" table:style-name="ce8">
            <text:p>60285963.29</text:p>
          </table:table-cell>
          <table:table-cell office:value-type="float" office:value="28218961.541116197" table:formula="of:=1/([.$A10]*[.D$2]*2*PI())" table:style-name="ce8">
            <text:p>28218961.54</text:p>
          </table:table-cell>
          <table:table-cell office:value-type="float" office:value="13262911.924324611" table:formula="of:=1/([.$A10]*[.E$2]*2*PI())" table:style-name="ce8">
            <text:p>13262911.92</text:p>
          </table:table-cell>
          <table:table-cell office:value-type="float" office:value="6028596.3292384604" table:formula="of:=1/([.$A10]*[.F$2]*2*PI())" table:style-name="ce8">
            <text:p>6028596.329</text:p>
          </table:table-cell>
          <table:table-cell office:value-type="float" office:value="2821896.1541116191" table:formula="of:=1/([.$A10]*[.G$2]*2*PI())" table:style-name="ce8">
            <text:p>2821896.154</text:p>
          </table:table-cell>
          <table:table-cell office:value-type="float" office:value="1326291.1924324611" table:formula="of:=1/([.$A10]*[.H$2]*2*PI())" table:style-name="ce8">
            <text:p>1326291.192</text:p>
          </table:table-cell>
          <table:table-cell office:value-type="float" office:value="602859.63292384602" table:formula="of:=1/([.$A10]*[.I$2]*2*PI())" table:style-name="ce8">
            <text:p>602859.6329</text:p>
          </table:table-cell>
          <table:table-cell office:value-type="float" office:value="282189.61541116197" table:formula="of:=1/([.$A10]*[.J$2]*2*PI())" table:style-name="ce8">
            <text:p>282189.6154</text:p>
          </table:table-cell>
          <table:table-cell office:value-type="float" office:value="132629.11924324612" table:formula="of:=1/([.$A10]*[.K$2]*2*PI())" table:style-name="ce8">
            <text:p>132629.1192</text:p>
          </table:table-cell>
          <table:table-cell office:value-type="float" office:value="60285.963292384607" table:formula="of:=1/([.$A10]*[.L$2]*2*PI())" table:style-name="ce8">
            <text:p>60285.96329</text:p>
          </table:table-cell>
          <table:table-cell office:value-type="float" office:value="28218.961541116198" table:formula="of:=1/([.$A10]*[.M$2]*2*PI())" table:style-name="ce8">
            <text:p>28218.96154</text:p>
          </table:table-cell>
          <table:table-cell office:value-type="float" office:value="13262.911924324611" table:formula="of:=1/([.$A10]*[.N$2]*2*PI())" table:style-name="ce8">
            <text:p>13262.91192</text:p>
          </table:table-cell>
          <table:table-cell office:value-type="float" office:value="6028.5963292384604" table:formula="of:=1/([.$A10]*[.O$2]*2*PI())" table:style-name="ce8">
            <text:p>6028.596329</text:p>
          </table:table-cell>
          <table:table-cell office:value-type="float" office:value="2821.8961541116191" table:formula="of:=1/([.$A10]*[.P$2]*2*PI())" table:style-name="ce8">
            <text:p>2821.896154</text:p>
          </table:table-cell>
          <table:table-cell office:value-type="float" office:value="1326.2911924324612" table:formula="of:=1/([.$A10]*[.Q$2]*2*PI())" table:style-name="ce8">
            <text:p>1326.291192</text:p>
          </table:table-cell>
          <table:table-cell office:value-type="float" office:value="602.85963292384599" table:formula="of:=1/([.$A10]*[.R$2]*2*PI())" table:style-name="ce8">
            <text:p>602.8596329</text:p>
          </table:table-cell>
          <table:table-cell office:value-type="float" office:value="282.18961541116198" table:formula="of:=1/([.$A10]*[.S$2]*2*PI())" table:style-name="ce8">
            <text:p>282.1896154</text:p>
          </table:table-cell>
          <table:table-cell office:value-type="float" office:value="132.62911924324609" table:formula="of:=1/([.$A10]*[.T$2]*2*PI())" table:style-name="ce8">
            <text:p>132.6291192</text:p>
          </table:table-cell>
          <table:table-cell office:value-type="float" office:value="60.285963292384601" table:formula="of:=1/([.$A10]*[.U$2]*2*PI())" table:style-name="ce8">
            <text:p>60.28596329</text:p>
          </table:table-cell>
          <table:table-cell office:value-type="float" office:value="28.218961541116197" table:formula="of:=1/([.$A10]*[.V$2]*2*PI())" table:style-name="ce8">
            <text:p>28.21896154</text:p>
          </table:table-cell>
          <table:table-cell office:value-type="float" office:value="13.262911924324612" table:formula="of:=1/([.$A10]*[.W$2]*2*PI())" table:style-name="ce8">
            <text:p>13.26291192</text:p>
          </table:table-cell>
          <table:table-cell office:value-type="float" office:value="6.0285963292384599" table:formula="of:=1/([.$A10]*[.X$2]*2*PI())" table:style-name="ce8">
            <text:p>6.028596329</text:p>
          </table:table-cell>
          <table:table-cell office:value-type="float" office:value="2.8218961541116196" table:formula="of:=1/([.$A10]*[.Y$2]*2*PI())" table:style-name="ce8">
            <text:p>2.821896154</text:p>
          </table:table-cell>
          <table:table-cell table:number-columns-repeated="16359" table:style-name="ce1"/>
        </table:table-row>
        <table:table-row table:style-name="ro1">
          <table:table-cell office:value-type="float" office:value="150" table:formula="of:=[resistor.A10]" table:style-name="ce1">
            <text:p>150</text:p>
          </table:table-cell>
          <table:table-cell office:value-type="float" office:value="106103295.39459689" table:formula="of:=1/([.$A11]*[.B$2]*2*PI())" table:style-name="ce8">
            <text:p>106103295.4</text:p>
          </table:table-cell>
          <table:table-cell office:value-type="float" office:value="48228770.633907676" table:formula="of:=1/([.$A11]*[.C$2]*2*PI())" table:style-name="ce8">
            <text:p>48228770.63</text:p>
          </table:table-cell>
          <table:table-cell office:value-type="float" office:value="22575169.232892953" table:formula="of:=1/([.$A11]*[.D$2]*2*PI())" table:style-name="ce8">
            <text:p>22575169.23</text:p>
          </table:table-cell>
          <table:table-cell office:value-type="float" office:value="10610329.539459689" table:formula="of:=1/([.$A11]*[.E$2]*2*PI())" table:style-name="ce8">
            <text:p>10610329.54</text:p>
          </table:table-cell>
          <table:table-cell office:value-type="float" office:value="4822877.0633907681" table:formula="of:=1/([.$A11]*[.F$2]*2*PI())" table:style-name="ce8">
            <text:p>4822877.063</text:p>
          </table:table-cell>
          <table:table-cell office:value-type="float" office:value="2257516.9232892958" table:formula="of:=1/([.$A11]*[.G$2]*2*PI())" table:style-name="ce8">
            <text:p>2257516.923</text:p>
          </table:table-cell>
          <table:table-cell office:value-type="float" office:value="1061032.9539459688" table:formula="of:=1/([.$A11]*[.H$2]*2*PI())" table:style-name="ce8">
            <text:p>1061032.954</text:p>
          </table:table-cell>
          <table:table-cell office:value-type="float" office:value="482287.70633907686" table:formula="of:=1/([.$A11]*[.I$2]*2*PI())" table:style-name="ce8">
            <text:p>482287.7063</text:p>
          </table:table-cell>
          <table:table-cell office:value-type="float" office:value="225751.69232892952" table:formula="of:=1/([.$A11]*[.J$2]*2*PI())" table:style-name="ce8">
            <text:p>225751.6923</text:p>
          </table:table-cell>
          <table:table-cell office:value-type="float" office:value="106103.29539459689" table:formula="of:=1/([.$A11]*[.K$2]*2*PI())" table:style-name="ce8">
            <text:p>106103.2954</text:p>
          </table:table-cell>
          <table:table-cell office:value-type="float" office:value="48228.770633907683" table:formula="of:=1/([.$A11]*[.L$2]*2*PI())" table:style-name="ce8">
            <text:p>48228.77063</text:p>
          </table:table-cell>
          <table:table-cell office:value-type="float" office:value="22575.169232892957" table:formula="of:=1/([.$A11]*[.M$2]*2*PI())" table:style-name="ce8">
            <text:p>22575.16923</text:p>
          </table:table-cell>
          <table:table-cell office:value-type="float" office:value="10610.32953945969" table:formula="of:=1/([.$A11]*[.N$2]*2*PI())" table:style-name="ce8">
            <text:p>10610.32954</text:p>
          </table:table-cell>
          <table:table-cell office:value-type="float" office:value="4822.8770633907679" table:formula="of:=1/([.$A11]*[.O$2]*2*PI())" table:style-name="ce8">
            <text:p>4822.877063</text:p>
          </table:table-cell>
          <table:table-cell office:value-type="float" office:value="2257.5169232892954" table:formula="of:=1/([.$A11]*[.P$2]*2*PI())" table:style-name="ce8">
            <text:p>2257.516923</text:p>
          </table:table-cell>
          <table:table-cell office:value-type="float" office:value="1061.032953945969" table:formula="of:=1/([.$A11]*[.Q$2]*2*PI())" table:style-name="ce8">
            <text:p>1061.032954</text:p>
          </table:table-cell>
          <table:table-cell office:value-type="float" office:value="482.28770633907681" table:formula="of:=1/([.$A11]*[.R$2]*2*PI())" table:style-name="ce8">
            <text:p>482.2877063</text:p>
          </table:table-cell>
          <table:table-cell office:value-type="float" office:value="225.75169232892958" table:formula="of:=1/([.$A11]*[.S$2]*2*PI())" table:style-name="ce8">
            <text:p>225.7516923</text:p>
          </table:table-cell>
          <table:table-cell office:value-type="float" office:value="106.1032953945969" table:formula="of:=1/([.$A11]*[.T$2]*2*PI())" table:style-name="ce8">
            <text:p>106.1032954</text:p>
          </table:table-cell>
          <table:table-cell office:value-type="float" office:value="48.228770633907679" table:formula="of:=1/([.$A11]*[.U$2]*2*PI())" table:style-name="ce8">
            <text:p>48.22877063</text:p>
          </table:table-cell>
          <table:table-cell office:value-type="float" office:value="22.575169232892957" table:formula="of:=1/([.$A11]*[.V$2]*2*PI())" table:style-name="ce8">
            <text:p>22.57516923</text:p>
          </table:table-cell>
          <table:table-cell office:value-type="float" office:value="10.610329539459688" table:formula="of:=1/([.$A11]*[.W$2]*2*PI())" table:style-name="ce8">
            <text:p>10.61032954</text:p>
          </table:table-cell>
          <table:table-cell office:value-type="float" office:value="4.8228770633907674" table:formula="of:=1/([.$A11]*[.X$2]*2*PI())" table:style-name="ce8">
            <text:p>4.822877063</text:p>
          </table:table-cell>
          <table:table-cell office:value-type="float" office:value="2.2575169232892955" table:formula="of:=1/([.$A11]*[.Y$2]*2*PI())" table:style-name="ce8">
            <text:p>2.257516923</text:p>
          </table:table-cell>
          <table:table-cell table:number-columns-repeated="16359" table:style-name="ce1"/>
        </table:table-row>
        <table:table-row table:style-name="ro1">
          <table:table-cell office:value-type="float" office:value="180" table:formula="of:=[resistor.A11]" table:style-name="ce2">
            <text:p>180</text:p>
          </table:table-cell>
          <table:table-cell office:value-type="float" office:value="88419412.828830749" table:formula="of:=1/([.$A12]*[.B$2]*2*PI())" table:style-name="ce8">
            <text:p>88419412.83</text:p>
          </table:table-cell>
          <table:table-cell office:value-type="float" office:value="40190642.194923058" table:formula="of:=1/([.$A12]*[.C$2]*2*PI())" table:style-name="ce8">
            <text:p>40190642.19</text:p>
          </table:table-cell>
          <table:table-cell office:value-type="float" office:value="18812641.027410798" table:formula="of:=1/([.$A12]*[.D$2]*2*PI())" table:style-name="ce8">
            <text:p>18812641.03</text:p>
          </table:table-cell>
          <table:table-cell office:value-type="float" office:value="8841941.2828830741" table:formula="of:=1/([.$A12]*[.E$2]*2*PI())" table:style-name="ce8">
            <text:p>8841941.283</text:p>
          </table:table-cell>
          <table:table-cell office:value-type="float" office:value="4019064.2194923074" table:formula="of:=1/([.$A12]*[.F$2]*2*PI())" table:style-name="ce8">
            <text:p>4019064.219</text:p>
          </table:table-cell>
          <table:table-cell office:value-type="float" office:value="1881264.1027410796" table:formula="of:=1/([.$A12]*[.G$2]*2*PI())" table:style-name="ce8">
            <text:p>1881264.103</text:p>
          </table:table-cell>
          <table:table-cell office:value-type="float" office:value="884194.12828830723" table:formula="of:=1/([.$A12]*[.H$2]*2*PI())" table:style-name="ce8">
            <text:p>884194.1283</text:p>
          </table:table-cell>
          <table:table-cell office:value-type="float" office:value="401906.42194923066" table:formula="of:=1/([.$A12]*[.I$2]*2*PI())" table:style-name="ce8">
            <text:p>401906.4219</text:p>
          </table:table-cell>
          <table:table-cell office:value-type="float" office:value="188126.41027410797" table:formula="of:=1/([.$A12]*[.J$2]*2*PI())" table:style-name="ce8">
            <text:p>188126.4103</text:p>
          </table:table-cell>
          <table:table-cell office:value-type="float" office:value="88419.41282883074" table:formula="of:=1/([.$A12]*[.K$2]*2*PI())" table:style-name="ce8">
            <text:p>88419.41283</text:p>
          </table:table-cell>
          <table:table-cell office:value-type="float" office:value="40190.642194923072" table:formula="of:=1/([.$A12]*[.L$2]*2*PI())" table:style-name="ce8">
            <text:p>40190.64219</text:p>
          </table:table-cell>
          <table:table-cell office:value-type="float" office:value="18812.641027410795" table:formula="of:=1/([.$A12]*[.M$2]*2*PI())" table:style-name="ce8">
            <text:p>18812.64103</text:p>
          </table:table-cell>
          <table:table-cell office:value-type="float" office:value="8841.9412828830755" table:formula="of:=1/([.$A12]*[.N$2]*2*PI())" table:style-name="ce8">
            <text:p>8841.941283</text:p>
          </table:table-cell>
          <table:table-cell office:value-type="float" office:value="4019.0642194923066" table:formula="of:=1/([.$A12]*[.O$2]*2*PI())" table:style-name="ce8">
            <text:p>4019.064219</text:p>
          </table:table-cell>
          <table:table-cell office:value-type="float" office:value="1881.2641027410798" table:formula="of:=1/([.$A12]*[.P$2]*2*PI())" table:style-name="ce8">
            <text:p>1881.264103</text:p>
          </table:table-cell>
          <table:table-cell office:value-type="float" office:value="884.19412828830752" table:formula="of:=1/([.$A12]*[.Q$2]*2*PI())" table:style-name="ce8">
            <text:p>884.1941283</text:p>
          </table:table-cell>
          <table:table-cell office:value-type="float" office:value="401.90642194923061" table:formula="of:=1/([.$A12]*[.R$2]*2*PI())" table:style-name="ce8">
            <text:p>401.9064219</text:p>
          </table:table-cell>
          <table:table-cell office:value-type="float" office:value="188.126410274108" table:formula="of:=1/([.$A12]*[.S$2]*2*PI())" table:style-name="ce8">
            <text:p>188.1264103</text:p>
          </table:table-cell>
          <table:table-cell office:value-type="float" office:value="88.41941282883073" table:formula="of:=1/([.$A12]*[.T$2]*2*PI())" table:style-name="ce8">
            <text:p>88.41941283</text:p>
          </table:table-cell>
          <table:table-cell office:value-type="float" office:value="40.190642194923065" table:formula="of:=1/([.$A12]*[.U$2]*2*PI())" table:style-name="ce8">
            <text:p>40.19064219</text:p>
          </table:table-cell>
          <table:table-cell office:value-type="float" office:value="18.812641027410798" table:formula="of:=1/([.$A12]*[.V$2]*2*PI())" table:style-name="ce8">
            <text:p>18.81264103</text:p>
          </table:table-cell>
          <table:table-cell office:value-type="float" office:value="8.8419412828830737" table:formula="of:=1/([.$A12]*[.W$2]*2*PI())" table:style-name="ce8">
            <text:p>8.841941283</text:p>
          </table:table-cell>
          <table:table-cell office:value-type="float" office:value="4.0190642194923063" table:formula="of:=1/([.$A12]*[.X$2]*2*PI())" table:style-name="ce8">
            <text:p>4.019064219</text:p>
          </table:table-cell>
          <table:table-cell office:value-type="float" office:value="1.8812641027410797" table:formula="of:=1/([.$A12]*[.Y$2]*2*PI())" table:style-name="ce8">
            <text:p>1.881264103</text:p>
          </table:table-cell>
          <table:table-cell table:number-columns-repeated="16359" table:style-name="ce1"/>
        </table:table-row>
        <table:table-row table:style-name="ro1">
          <table:table-cell office:value-type="float" office:value="220" table:formula="of:=[resistor.A12]" table:style-name="ce1">
            <text:p>220</text:p>
          </table:table-cell>
          <table:table-cell office:value-type="float" office:value="72343155.950861529" table:formula="of:=1/([.$A13]*[.B$2]*2*PI())" table:style-name="ce8">
            <text:p>72343155.95</text:p>
          </table:table-cell>
          <table:table-cell office:value-type="float" office:value="32883252.704937052" table:formula="of:=1/([.$A13]*[.C$2]*2*PI())" table:style-name="ce8">
            <text:p>32883252.7</text:p>
          </table:table-cell>
          <table:table-cell office:value-type="float" office:value="15392160.840608831" table:formula="of:=1/([.$A13]*[.D$2]*2*PI())" table:style-name="ce8">
            <text:p>15392160.84</text:p>
          </table:table-cell>
          <table:table-cell office:value-type="float" office:value="7234315.5950861508" table:formula="of:=1/([.$A13]*[.E$2]*2*PI())" table:style-name="ce8">
            <text:p>7234315.595</text:p>
          </table:table-cell>
          <table:table-cell office:value-type="float" office:value="3288325.2704937058" table:formula="of:=1/([.$A13]*[.F$2]*2*PI())" table:style-name="ce8">
            <text:p>3288325.27</text:p>
          </table:table-cell>
          <table:table-cell office:value-type="float" office:value="1539216.0840608831" table:formula="of:=1/([.$A13]*[.G$2]*2*PI())" table:style-name="ce8">
            <text:p>1539216.084</text:p>
          </table:table-cell>
          <table:table-cell office:value-type="float" office:value="723431.55950861517" table:formula="of:=1/([.$A13]*[.H$2]*2*PI())" table:style-name="ce8">
            <text:p>723431.5595</text:p>
          </table:table-cell>
          <table:table-cell office:value-type="float" office:value="328832.52704937058" table:formula="of:=1/([.$A13]*[.I$2]*2*PI())" table:style-name="ce8">
            <text:p>328832.527</text:p>
          </table:table-cell>
          <table:table-cell office:value-type="float" office:value="153921.60840608834" table:formula="of:=1/([.$A13]*[.J$2]*2*PI())" table:style-name="ce8">
            <text:p>153921.6084</text:p>
          </table:table-cell>
          <table:table-cell office:value-type="float" office:value="72343.155950861517" table:formula="of:=1/([.$A13]*[.K$2]*2*PI())" table:style-name="ce8">
            <text:p>72343.15595</text:p>
          </table:table-cell>
          <table:table-cell office:value-type="float" office:value="32883.252704937055" table:formula="of:=1/([.$A13]*[.L$2]*2*PI())" table:style-name="ce8">
            <text:p>32883.2527</text:p>
          </table:table-cell>
          <table:table-cell office:value-type="float" office:value="15392.160840608836" table:formula="of:=1/([.$A13]*[.M$2]*2*PI())" table:style-name="ce8">
            <text:p>15392.16084</text:p>
          </table:table-cell>
          <table:table-cell office:value-type="float" office:value="7234.3155950861519" table:formula="of:=1/([.$A13]*[.N$2]*2*PI())" table:style-name="ce8">
            <text:p>7234.315595</text:p>
          </table:table-cell>
          <table:table-cell office:value-type="float" office:value="3288.3252704937054" table:formula="of:=1/([.$A13]*[.O$2]*2*PI())" table:style-name="ce8">
            <text:p>3288.32527</text:p>
          </table:table-cell>
          <table:table-cell office:value-type="float" office:value="1539.2160840608833" table:formula="of:=1/([.$A13]*[.P$2]*2*PI())" table:style-name="ce8">
            <text:p>1539.216084</text:p>
          </table:table-cell>
          <table:table-cell office:value-type="float" office:value="723.43155950861524" table:formula="of:=1/([.$A13]*[.Q$2]*2*PI())" table:style-name="ce8">
            <text:p>723.4315595</text:p>
          </table:table-cell>
          <table:table-cell office:value-type="float" office:value="328.83252704937053" table:formula="of:=1/([.$A13]*[.R$2]*2*PI())" table:style-name="ce8">
            <text:p>328.832527</text:p>
          </table:table-cell>
          <table:table-cell office:value-type="float" office:value="153.92160840608832" table:formula="of:=1/([.$A13]*[.S$2]*2*PI())" table:style-name="ce8">
            <text:p>153.9216084</text:p>
          </table:table-cell>
          <table:table-cell office:value-type="float" office:value="72.343155950861515" table:formula="of:=1/([.$A13]*[.T$2]*2*PI())" table:style-name="ce8">
            <text:p>72.34315595</text:p>
          </table:table-cell>
          <table:table-cell office:value-type="float" office:value="32.883252704937057" table:formula="of:=1/([.$A13]*[.U$2]*2*PI())" table:style-name="ce8">
            <text:p>32.8832527</text:p>
          </table:table-cell>
          <table:table-cell office:value-type="float" office:value="15.392160840608833" table:formula="of:=1/([.$A13]*[.V$2]*2*PI())" table:style-name="ce8">
            <text:p>15.39216084</text:p>
          </table:table-cell>
          <table:table-cell office:value-type="float" office:value="7.2343155950861515" table:formula="of:=1/([.$A13]*[.W$2]*2*PI())" table:style-name="ce8">
            <text:p>7.234315595</text:p>
          </table:table-cell>
          <table:table-cell office:value-type="float" office:value="3.2883252704937052" table:formula="of:=1/([.$A13]*[.X$2]*2*PI())" table:style-name="ce8">
            <text:p>3.28832527</text:p>
          </table:table-cell>
          <table:table-cell office:value-type="float" office:value="1.5392160840608835" table:formula="of:=1/([.$A13]*[.Y$2]*2*PI())" table:style-name="ce8">
            <text:p>1.539216084</text:p>
          </table:table-cell>
          <table:table-cell table:number-columns-repeated="16359" table:style-name="ce1"/>
        </table:table-row>
        <table:table-row table:style-name="ro1">
          <table:table-cell office:value-type="float" office:value="270" table:formula="of:=[resistor.A13]" table:style-name="ce1">
            <text:p>270</text:p>
          </table:table-cell>
          <table:table-cell office:value-type="float" office:value="58946275.219220504" table:formula="of:=1/([.$A14]*[.B$2]*2*PI())" table:style-name="ce8">
            <text:p>58946275.22</text:p>
          </table:table-cell>
          <table:table-cell office:value-type="float" office:value="26793761.463282041" table:formula="of:=1/([.$A14]*[.C$2]*2*PI())" table:style-name="ce8">
            <text:p>26793761.46</text:p>
          </table:table-cell>
          <table:table-cell office:value-type="float" office:value="12541760.684940532" table:formula="of:=1/([.$A14]*[.D$2]*2*PI())" table:style-name="ce8">
            <text:p>12541760.68</text:p>
          </table:table-cell>
          <table:table-cell office:value-type="float" office:value="5894627.52192205" table:formula="of:=1/([.$A14]*[.E$2]*2*PI())" table:style-name="ce8">
            <text:p>5894627.522</text:p>
          </table:table-cell>
          <table:table-cell office:value-type="float" office:value="2679376.1463282043" table:formula="of:=1/([.$A14]*[.F$2]*2*PI())" table:style-name="ce8">
            <text:p>2679376.146</text:p>
          </table:table-cell>
          <table:table-cell office:value-type="float" office:value="1254176.0684940531" table:formula="of:=1/([.$A14]*[.G$2]*2*PI())" table:style-name="ce8">
            <text:p>1254176.068</text:p>
          </table:table-cell>
          <table:table-cell office:value-type="float" office:value="589462.75219220493" table:formula="of:=1/([.$A14]*[.H$2]*2*PI())" table:style-name="ce8">
            <text:p>589462.7522</text:p>
          </table:table-cell>
          <table:table-cell office:value-type="float" office:value="267937.61463282048" table:formula="of:=1/([.$A14]*[.I$2]*2*PI())" table:style-name="ce8">
            <text:p>267937.6146</text:p>
          </table:table-cell>
          <table:table-cell office:value-type="float" office:value="125417.6068494053" table:formula="of:=1/([.$A14]*[.J$2]*2*PI())" table:style-name="ce8">
            <text:p>125417.6068</text:p>
          </table:table-cell>
          <table:table-cell office:value-type="float" office:value="58946.275219220501" table:formula="of:=1/([.$A14]*[.K$2]*2*PI())" table:style-name="ce8">
            <text:p>58946.27522</text:p>
          </table:table-cell>
          <table:table-cell office:value-type="float" office:value="26793.761463282044" table:formula="of:=1/([.$A14]*[.L$2]*2*PI())" table:style-name="ce8">
            <text:p>26793.76146</text:p>
          </table:table-cell>
          <table:table-cell office:value-type="float" office:value="12541.760684940533" table:formula="of:=1/([.$A14]*[.M$2]*2*PI())" table:style-name="ce8">
            <text:p>12541.76068</text:p>
          </table:table-cell>
          <table:table-cell office:value-type="float" office:value="5894.6275219220497" table:formula="of:=1/([.$A14]*[.N$2]*2*PI())" table:style-name="ce8">
            <text:p>5894.627522</text:p>
          </table:table-cell>
          <table:table-cell office:value-type="float" office:value="2679.3761463282044" table:formula="of:=1/([.$A14]*[.O$2]*2*PI())" table:style-name="ce8">
            <text:p>2679.376146</text:p>
          </table:table-cell>
          <table:table-cell office:value-type="float" office:value="1254.1760684940532" table:formula="of:=1/([.$A14]*[.P$2]*2*PI())" table:style-name="ce8">
            <text:p>1254.176068</text:p>
          </table:table-cell>
          <table:table-cell office:value-type="float" office:value="589.46275219220502" table:formula="of:=1/([.$A14]*[.Q$2]*2*PI())" table:style-name="ce8">
            <text:p>589.4627522</text:p>
          </table:table-cell>
          <table:table-cell office:value-type="float" office:value="267.93761463282044" table:formula="of:=1/([.$A14]*[.R$2]*2*PI())" table:style-name="ce8">
            <text:p>267.9376146</text:p>
          </table:table-cell>
          <table:table-cell office:value-type="float" office:value="125.41760684940532" table:formula="of:=1/([.$A14]*[.S$2]*2*PI())" table:style-name="ce8">
            <text:p>125.4176068</text:p>
          </table:table-cell>
          <table:table-cell office:value-type="float" office:value="58.946275219220496" table:formula="of:=1/([.$A14]*[.T$2]*2*PI())" table:style-name="ce8">
            <text:p>58.94627522</text:p>
          </table:table-cell>
          <table:table-cell office:value-type="float" office:value="26.793761463282046" table:formula="of:=1/([.$A14]*[.U$2]*2*PI())" table:style-name="ce8">
            <text:p>26.79376146</text:p>
          </table:table-cell>
          <table:table-cell office:value-type="float" office:value="12.541760684940531" table:formula="of:=1/([.$A14]*[.V$2]*2*PI())" table:style-name="ce8">
            <text:p>12.54176068</text:p>
          </table:table-cell>
          <table:table-cell office:value-type="float" office:value="5.8946275219220494" table:formula="of:=1/([.$A14]*[.W$2]*2*PI())" table:style-name="ce8">
            <text:p>5.894627522</text:p>
          </table:table-cell>
          <table:table-cell office:value-type="float" office:value="2.6793761463282042" table:formula="of:=1/([.$A14]*[.X$2]*2*PI())" table:style-name="ce8">
            <text:p>2.679376146</text:p>
          </table:table-cell>
          <table:table-cell office:value-type="float" office:value="1.2541760684940533" table:formula="of:=1/([.$A14]*[.Y$2]*2*PI())" table:style-name="ce8">
            <text:p>1.254176068</text:p>
          </table:table-cell>
          <table:table-cell table:number-columns-repeated="16359" table:style-name="ce1"/>
        </table:table-row>
        <table:table-row table:style-name="ro1">
          <table:table-cell office:value-type="float" office:value="330" table:formula="of:=[resistor.A14]" table:style-name="ce1">
            <text:p>330</text:p>
          </table:table-cell>
          <table:table-cell office:value-type="float" office:value="48228770.633907683" table:formula="of:=1/([.$A15]*[.B$2]*2*PI())" table:style-name="ce8">
            <text:p>48228770.63</text:p>
          </table:table-cell>
          <table:table-cell office:value-type="float" office:value="21922168.469958037" table:formula="of:=1/([.$A15]*[.C$2]*2*PI())" table:style-name="ce8">
            <text:p>21922168.47</text:p>
          </table:table-cell>
          <table:table-cell office:value-type="float" office:value="10261440.560405888" table:formula="of:=1/([.$A15]*[.D$2]*2*PI())" table:style-name="ce8">
            <text:p>10261440.56</text:p>
          </table:table-cell>
          <table:table-cell office:value-type="float" office:value="4822877.0633907672" table:formula="of:=1/([.$A15]*[.E$2]*2*PI())" table:style-name="ce8">
            <text:p>4822877.063</text:p>
          </table:table-cell>
          <table:table-cell office:value-type="float" office:value="2192216.8469958035" table:formula="of:=1/([.$A15]*[.F$2]*2*PI())" table:style-name="ce8">
            <text:p>2192216.847</text:p>
          </table:table-cell>
          <table:table-cell office:value-type="float" office:value="1026144.0560405889" table:formula="of:=1/([.$A15]*[.G$2]*2*PI())" table:style-name="ce8">
            <text:p>1026144.056</text:p>
          </table:table-cell>
          <table:table-cell office:value-type="float" office:value="482287.70633907674" table:formula="of:=1/([.$A15]*[.H$2]*2*PI())" table:style-name="ce8">
            <text:p>482287.7063</text:p>
          </table:table-cell>
          <table:table-cell office:value-type="float" office:value="219221.68469958039" table:formula="of:=1/([.$A15]*[.I$2]*2*PI())" table:style-name="ce8">
            <text:p>219221.6847</text:p>
          </table:table-cell>
          <table:table-cell office:value-type="float" office:value="102614.40560405889" table:formula="of:=1/([.$A15]*[.J$2]*2*PI())" table:style-name="ce8">
            <text:p>102614.4056</text:p>
          </table:table-cell>
          <table:table-cell office:value-type="float" office:value="48228.770633907683" table:formula="of:=1/([.$A15]*[.K$2]*2*PI())" table:style-name="ce8">
            <text:p>48228.77063</text:p>
          </table:table-cell>
          <table:table-cell office:value-type="float" office:value="21922.168469958036" table:formula="of:=1/([.$A15]*[.L$2]*2*PI())" table:style-name="ce8">
            <text:p>21922.16847</text:p>
          </table:table-cell>
          <table:table-cell office:value-type="float" office:value="10261.44056040589" table:formula="of:=1/([.$A15]*[.M$2]*2*PI())" table:style-name="ce8">
            <text:p>10261.44056</text:p>
          </table:table-cell>
          <table:table-cell office:value-type="float" office:value="4822.8770633907689" table:formula="of:=1/([.$A15]*[.N$2]*2*PI())" table:style-name="ce8">
            <text:p>4822.877063</text:p>
          </table:table-cell>
          <table:table-cell office:value-type="float" office:value="2192.2168469958033" table:formula="of:=1/([.$A15]*[.O$2]*2*PI())" table:style-name="ce8">
            <text:p>2192.216847</text:p>
          </table:table-cell>
          <table:table-cell office:value-type="float" office:value="1026.1440560405888" table:formula="of:=1/([.$A15]*[.P$2]*2*PI())" table:style-name="ce8">
            <text:p>1026.144056</text:p>
          </table:table-cell>
          <table:table-cell office:value-type="float" office:value="482.28770633907681" table:formula="of:=1/([.$A15]*[.Q$2]*2*PI())" table:style-name="ce8">
            <text:p>482.2877063</text:p>
          </table:table-cell>
          <table:table-cell office:value-type="float" office:value="219.22168469958032" table:formula="of:=1/([.$A15]*[.R$2]*2*PI())" table:style-name="ce8">
            <text:p>219.2216847</text:p>
          </table:table-cell>
          <table:table-cell office:value-type="float" office:value="102.6144056040589" table:formula="of:=1/([.$A15]*[.S$2]*2*PI())" table:style-name="ce8">
            <text:p>102.6144056</text:p>
          </table:table-cell>
          <table:table-cell office:value-type="float" office:value="48.228770633907672" table:formula="of:=1/([.$A15]*[.T$2]*2*PI())" table:style-name="ce8">
            <text:p>48.22877063</text:p>
          </table:table-cell>
          <table:table-cell office:value-type="float" office:value="21.922168469958034" table:formula="of:=1/([.$A15]*[.U$2]*2*PI())" table:style-name="ce8">
            <text:p>21.92216847</text:p>
          </table:table-cell>
          <table:table-cell office:value-type="float" office:value="10.261440560405891" table:formula="of:=1/([.$A15]*[.V$2]*2*PI())" table:style-name="ce8">
            <text:p>10.26144056</text:p>
          </table:table-cell>
          <table:table-cell office:value-type="float" office:value="4.8228770633907674" table:formula="of:=1/([.$A15]*[.W$2]*2*PI())" table:style-name="ce8">
            <text:p>4.822877063</text:p>
          </table:table-cell>
          <table:table-cell office:value-type="float" office:value="2.1922168469958034" table:formula="of:=1/([.$A15]*[.X$2]*2*PI())" table:style-name="ce8">
            <text:p>2.192216847</text:p>
          </table:table-cell>
          <table:table-cell office:value-type="float" office:value="1.026144056040589" table:formula="of:=1/([.$A15]*[.Y$2]*2*PI())" table:style-name="ce8">
            <text:p>1.026144056</text:p>
          </table:table-cell>
          <table:table-cell table:number-columns-repeated="16359" table:style-name="ce1"/>
        </table:table-row>
        <table:table-row table:style-name="ro1">
          <table:table-cell office:value-type="float" office:value="390" table:formula="of:=[resistor.A15]" table:style-name="ce2">
            <text:p>390</text:p>
          </table:table-cell>
          <table:table-cell office:value-type="float" office:value="40808959.76715266" table:formula="of:=1/([.$A16]*[.B$2]*2*PI())" table:style-name="ce8">
            <text:p>40808959.77</text:p>
          </table:table-cell>
          <table:table-cell office:value-type="float" office:value="18549527.166887566" table:formula="of:=1/([.$A16]*[.C$2]*2*PI())" table:style-name="ce8">
            <text:p>18549527.17</text:p>
          </table:table-cell>
          <table:table-cell office:value-type="float" office:value="8682757.397266522" table:formula="of:=1/([.$A16]*[.D$2]*2*PI())" table:style-name="ce8">
            <text:p>8682757.397</text:p>
          </table:table-cell>
          <table:table-cell office:value-type="float" office:value="4080895.9767152658" table:formula="of:=1/([.$A16]*[.E$2]*2*PI())" table:style-name="ce8">
            <text:p>4080895.977</text:p>
          </table:table-cell>
          <table:table-cell office:value-type="float" office:value="1854952.7166887571" table:formula="of:=1/([.$A16]*[.F$2]*2*PI())" table:style-name="ce8">
            <text:p>1854952.717</text:p>
          </table:table-cell>
          <table:table-cell office:value-type="float" office:value="868275.73972665216" table:formula="of:=1/([.$A16]*[.G$2]*2*PI())" table:style-name="ce8">
            <text:p>868275.7397</text:p>
          </table:table-cell>
          <table:table-cell office:value-type="float" office:value="408089.59767152648" table:formula="of:=1/([.$A16]*[.H$2]*2*PI())" table:style-name="ce8">
            <text:p>408089.5977</text:p>
          </table:table-cell>
          <table:table-cell office:value-type="float" office:value="185495.27166887571" table:formula="of:=1/([.$A16]*[.I$2]*2*PI())" table:style-name="ce8">
            <text:p>185495.2717</text:p>
          </table:table-cell>
          <table:table-cell office:value-type="float" office:value="86827.573972665225" table:formula="of:=1/([.$A16]*[.J$2]*2*PI())" table:style-name="ce8">
            <text:p>86827.57397</text:p>
          </table:table-cell>
          <table:table-cell office:value-type="float" office:value="40808.95976715265" table:formula="of:=1/([.$A16]*[.K$2]*2*PI())" table:style-name="ce8">
            <text:p>40808.95977</text:p>
          </table:table-cell>
          <table:table-cell office:value-type="float" office:value="18549.527166887572" table:formula="of:=1/([.$A16]*[.L$2]*2*PI())" table:style-name="ce8">
            <text:p>18549.52717</text:p>
          </table:table-cell>
          <table:table-cell office:value-type="float" office:value="8682.7573972665214" table:formula="of:=1/([.$A16]*[.M$2]*2*PI())" table:style-name="ce8">
            <text:p>8682.757397</text:p>
          </table:table-cell>
          <table:table-cell office:value-type="float" office:value="4080.8959767152655" table:formula="of:=1/([.$A16]*[.N$2]*2*PI())" table:style-name="ce8">
            <text:p>4080.895977</text:p>
          </table:table-cell>
          <table:table-cell office:value-type="float" office:value="1854.9527166887569" table:formula="of:=1/([.$A16]*[.O$2]*2*PI())" table:style-name="ce8">
            <text:p>1854.952717</text:p>
          </table:table-cell>
          <table:table-cell office:value-type="float" office:value="868.27573972665209" table:formula="of:=1/([.$A16]*[.P$2]*2*PI())" table:style-name="ce8">
            <text:p>868.2757397</text:p>
          </table:table-cell>
          <table:table-cell office:value-type="float" office:value="408.08959767152658" table:formula="of:=1/([.$A16]*[.Q$2]*2*PI())" table:style-name="ce8">
            <text:p>408.0895977</text:p>
          </table:table-cell>
          <table:table-cell office:value-type="float" office:value="185.49527166887569" table:formula="of:=1/([.$A16]*[.R$2]*2*PI())" table:style-name="ce8">
            <text:p>185.4952717</text:p>
          </table:table-cell>
          <table:table-cell office:value-type="float" office:value="86.82757397266522" table:formula="of:=1/([.$A16]*[.S$2]*2*PI())" table:style-name="ce8">
            <text:p>86.82757397</text:p>
          </table:table-cell>
          <table:table-cell office:value-type="float" office:value="40.80895976715265" table:formula="of:=1/([.$A16]*[.T$2]*2*PI())" table:style-name="ce8">
            <text:p>40.80895977</text:p>
          </table:table-cell>
          <table:table-cell office:value-type="float" office:value="18.549527166887572" table:formula="of:=1/([.$A16]*[.U$2]*2*PI())" table:style-name="ce8">
            <text:p>18.54952717</text:p>
          </table:table-cell>
          <table:table-cell office:value-type="float" office:value="8.6827573972665224" table:formula="of:=1/([.$A16]*[.V$2]*2*PI())" table:style-name="ce8">
            <text:p>8.682757397</text:p>
          </table:table-cell>
          <table:table-cell office:value-type="float" office:value="4.080895976715265" table:formula="of:=1/([.$A16]*[.W$2]*2*PI())" table:style-name="ce8">
            <text:p>4.080895977</text:p>
          </table:table-cell>
          <table:table-cell office:value-type="float" office:value="1.8549527166887569" table:formula="of:=1/([.$A16]*[.X$2]*2*PI())" table:style-name="ce8">
            <text:p>1.854952717</text:p>
          </table:table-cell>
          <table:table-cell office:value-type="float" office:value="0.86827573972665217" table:formula="of:=1/([.$A16]*[.Y$2]*2*PI())" table:style-name="ce8">
            <text:p>0.86827574</text:p>
          </table:table-cell>
          <table:table-cell table:number-columns-repeated="16359" table:style-name="ce1"/>
        </table:table-row>
        <table:table-row table:style-name="ro1">
          <table:table-cell office:value-type="float" office:value="470" table:formula="of:=[resistor.A16]" table:style-name="ce1">
            <text:p>470</text:p>
          </table:table-cell>
          <table:table-cell office:value-type="float" office:value="33862753.849339433" table:formula="of:=1/([.$A17]*[.B$2]*2*PI())" table:style-name="ce8">
            <text:p>33862753.85</text:p>
          </table:table-cell>
          <table:table-cell office:value-type="float" office:value="15392160.840608831" table:formula="of:=1/([.$A17]*[.C$2]*2*PI())" table:style-name="ce8">
            <text:p>15392160.84</text:p>
          </table:table-cell>
          <table:table-cell office:value-type="float" office:value="7204841.2445403049" table:formula="of:=1/([.$A17]*[.D$2]*2*PI())" table:style-name="ce8">
            <text:p>7204841.245</text:p>
          </table:table-cell>
          <table:table-cell office:value-type="float" office:value="3386275.3849339429" table:formula="of:=1/([.$A17]*[.E$2]*2*PI())" table:style-name="ce8">
            <text:p>3386275.385</text:p>
          </table:table-cell>
          <table:table-cell office:value-type="float" office:value="1539216.0840608834" table:formula="of:=1/([.$A17]*[.F$2]*2*PI())" table:style-name="ce8">
            <text:p>1539216.084</text:p>
          </table:table-cell>
          <table:table-cell office:value-type="float" office:value="720484.12445403042" table:formula="of:=1/([.$A17]*[.G$2]*2*PI())" table:style-name="ce8">
            <text:p>720484.1245</text:p>
          </table:table-cell>
          <table:table-cell office:value-type="float" office:value="338627.53849339433" table:formula="of:=1/([.$A17]*[.H$2]*2*PI())" table:style-name="ce8">
            <text:p>338627.5385</text:p>
          </table:table-cell>
          <table:table-cell office:value-type="float" office:value="153921.60840608834" table:formula="of:=1/([.$A17]*[.I$2]*2*PI())" table:style-name="ce8">
            <text:p>153921.6084</text:p>
          </table:table-cell>
          <table:table-cell office:value-type="float" office:value="72048.412445403053" table:formula="of:=1/([.$A17]*[.J$2]*2*PI())" table:style-name="ce8">
            <text:p>72048.41245</text:p>
          </table:table-cell>
          <table:table-cell office:value-type="float" office:value="33862.753849339431" table:formula="of:=1/([.$A17]*[.K$2]*2*PI())" table:style-name="ce8">
            <text:p>33862.75385</text:p>
          </table:table-cell>
          <table:table-cell office:value-type="float" office:value="15392.160840608836" table:formula="of:=1/([.$A17]*[.L$2]*2*PI())" table:style-name="ce8">
            <text:p>15392.16084</text:p>
          </table:table-cell>
          <table:table-cell office:value-type="float" office:value="7204.8412445403055" table:formula="of:=1/([.$A17]*[.M$2]*2*PI())" table:style-name="ce8">
            <text:p>7204.841245</text:p>
          </table:table-cell>
          <table:table-cell office:value-type="float" office:value="3386.2753849339438" table:formula="of:=1/([.$A17]*[.N$2]*2*PI())" table:style-name="ce8">
            <text:p>3386.275385</text:p>
          </table:table-cell>
          <table:table-cell office:value-type="float" office:value="1539.2160840608833" table:formula="of:=1/([.$A17]*[.O$2]*2*PI())" table:style-name="ce8">
            <text:p>1539.216084</text:p>
          </table:table-cell>
          <table:table-cell office:value-type="float" office:value="720.48412445403051" table:formula="of:=1/([.$A17]*[.P$2]*2*PI())" table:style-name="ce8">
            <text:p>720.4841245</text:p>
          </table:table-cell>
          <table:table-cell office:value-type="float" office:value="338.62753849339435" table:formula="of:=1/([.$A17]*[.Q$2]*2*PI())" table:style-name="ce8">
            <text:p>338.6275385</text:p>
          </table:table-cell>
          <table:table-cell office:value-type="float" office:value="153.92160840608832" table:formula="of:=1/([.$A17]*[.R$2]*2*PI())" table:style-name="ce8">
            <text:p>153.9216084</text:p>
          </table:table-cell>
          <table:table-cell office:value-type="float" office:value="72.048412445403045" table:formula="of:=1/([.$A17]*[.S$2]*2*PI())" table:style-name="ce8">
            <text:p>72.04841245</text:p>
          </table:table-cell>
          <table:table-cell office:value-type="float" office:value="33.862753849339434" table:formula="of:=1/([.$A17]*[.T$2]*2*PI())" table:style-name="ce8">
            <text:p>33.86275385</text:p>
          </table:table-cell>
          <table:table-cell office:value-type="float" office:value="15.392160840608833" table:formula="of:=1/([.$A17]*[.U$2]*2*PI())" table:style-name="ce8">
            <text:p>15.39216084</text:p>
          </table:table-cell>
          <table:table-cell office:value-type="float" office:value="7.2048412445403063" table:formula="of:=1/([.$A17]*[.V$2]*2*PI())" table:style-name="ce8">
            <text:p>7.204841245</text:p>
          </table:table-cell>
          <table:table-cell office:value-type="float" office:value="3.3862753849339433" table:formula="of:=1/([.$A17]*[.W$2]*2*PI())" table:style-name="ce8">
            <text:p>3.386275385</text:p>
          </table:table-cell>
          <table:table-cell office:value-type="float" office:value="1.5392160840608833" table:formula="of:=1/([.$A17]*[.X$2]*2*PI())" table:style-name="ce8">
            <text:p>1.539216084</text:p>
          </table:table-cell>
          <table:table-cell office:value-type="float" office:value="0.72048412445403054" table:formula="of:=1/([.$A17]*[.Y$2]*2*PI())" table:style-name="ce8">
            <text:p>0.720484124</text:p>
          </table:table-cell>
          <table:table-cell table:number-columns-repeated="16359"/>
        </table:table-row>
        <table:table-row table:style-name="ro1">
          <table:table-cell office:value-type="float" office:value="560" table:formula="of:=[resistor.A17]" table:style-name="ce1">
            <text:p>560</text:p>
          </table:table-cell>
          <table:table-cell office:value-type="float" office:value="28420525.552124169" table:formula="of:=1/([.$A18]*[.B$2]*2*PI())" table:style-name="ce8">
            <text:p>28420525.55</text:p>
          </table:table-cell>
          <table:table-cell office:value-type="float" office:value="12918420.705510985" table:formula="of:=1/([.$A18]*[.C$2]*2*PI())" table:style-name="ce8">
            <text:p>12918420.71</text:p>
          </table:table-cell>
          <table:table-cell office:value-type="float" office:value="6046920.3302391842" table:formula="of:=1/([.$A18]*[.D$2]*2*PI())" table:style-name="ce8">
            <text:p>6046920.33</text:p>
          </table:table-cell>
          <table:table-cell office:value-type="float" office:value="2842052.5552124167" table:formula="of:=1/([.$A18]*[.E$2]*2*PI())" table:style-name="ce8">
            <text:p>2842052.555</text:p>
          </table:table-cell>
          <table:table-cell office:value-type="float" office:value="1291842.0705510986" table:formula="of:=1/([.$A18]*[.F$2]*2*PI())" table:style-name="ce8">
            <text:p>1291842.071</text:p>
          </table:table-cell>
          <table:table-cell office:value-type="float" office:value="604692.0330239184" table:formula="of:=1/([.$A18]*[.G$2]*2*PI())" table:style-name="ce8">
            <text:p>604692.033</text:p>
          </table:table-cell>
          <table:table-cell office:value-type="float" office:value="284205.25552124163" table:formula="of:=1/([.$A18]*[.H$2]*2*PI())" table:style-name="ce8">
            <text:p>284205.2555</text:p>
          </table:table-cell>
          <table:table-cell office:value-type="float" office:value="129184.20705510987" table:formula="of:=1/([.$A18]*[.I$2]*2*PI())" table:style-name="ce8">
            <text:p>129184.2071</text:p>
          </table:table-cell>
          <table:table-cell office:value-type="float" office:value="60469.203302391856" table:formula="of:=1/([.$A18]*[.J$2]*2*PI())" table:style-name="ce8">
            <text:p>60469.2033</text:p>
          </table:table-cell>
          <table:table-cell office:value-type="float" office:value="28420.525552124171" table:formula="of:=1/([.$A18]*[.K$2]*2*PI())" table:style-name="ce8">
            <text:p>28420.52555</text:p>
          </table:table-cell>
          <table:table-cell office:value-type="float" office:value="12918.420705510987" table:formula="of:=1/([.$A18]*[.L$2]*2*PI())" table:style-name="ce8">
            <text:p>12918.42071</text:p>
          </table:table-cell>
          <table:table-cell office:value-type="float" office:value="6046.9203302391852" table:formula="of:=1/([.$A18]*[.M$2]*2*PI())" table:style-name="ce8">
            <text:p>6046.92033</text:p>
          </table:table-cell>
          <table:table-cell office:value-type="float" office:value="2842.0525552124168" table:formula="of:=1/([.$A18]*[.N$2]*2*PI())" table:style-name="ce8">
            <text:p>2842.052555</text:p>
          </table:table-cell>
          <table:table-cell office:value-type="float" office:value="1291.8420705510985" table:formula="of:=1/([.$A18]*[.O$2]*2*PI())" table:style-name="ce8">
            <text:p>1291.842071</text:p>
          </table:table-cell>
          <table:table-cell office:value-type="float" office:value="604.6920330239185" table:formula="of:=1/([.$A18]*[.P$2]*2*PI())" table:style-name="ce8">
            <text:p>604.692033</text:p>
          </table:table-cell>
          <table:table-cell office:value-type="float" office:value="284.20525552124167" table:formula="of:=1/([.$A18]*[.Q$2]*2*PI())" table:style-name="ce8">
            <text:p>284.2052555</text:p>
          </table:table-cell>
          <table:table-cell office:value-type="float" office:value="129.18420705510985" table:formula="of:=1/([.$A18]*[.R$2]*2*PI())" table:style-name="ce8">
            <text:p>129.1842071</text:p>
          </table:table-cell>
          <table:table-cell office:value-type="float" office:value="60.469203302391854" table:formula="of:=1/([.$A18]*[.S$2]*2*PI())" table:style-name="ce8">
            <text:p>60.4692033</text:p>
          </table:table-cell>
          <table:table-cell office:value-type="float" office:value="28.420525552124161" table:formula="of:=1/([.$A18]*[.T$2]*2*PI())" table:style-name="ce8">
            <text:p>28.42052555</text:p>
          </table:table-cell>
          <table:table-cell office:value-type="float" office:value="12.918420705510986" table:formula="of:=1/([.$A18]*[.U$2]*2*PI())" table:style-name="ce8">
            <text:p>12.91842071</text:p>
          </table:table-cell>
          <table:table-cell office:value-type="float" office:value="6.0469203302391854" table:formula="of:=1/([.$A18]*[.V$2]*2*PI())" table:style-name="ce8">
            <text:p>6.04692033</text:p>
          </table:table-cell>
          <table:table-cell office:value-type="float" office:value="2.8420525552124167" table:formula="of:=1/([.$A18]*[.W$2]*2*PI())" table:style-name="ce8">
            <text:p>2.842052555</text:p>
          </table:table-cell>
          <table:table-cell office:value-type="float" office:value="1.2918420705510985" table:formula="of:=1/([.$A18]*[.X$2]*2*PI())" table:style-name="ce8">
            <text:p>1.291842071</text:p>
          </table:table-cell>
          <table:table-cell office:value-type="float" office:value="0.6046920330239185" table:formula="of:=1/([.$A18]*[.Y$2]*2*PI())" table:style-name="ce8">
            <text:p>0.604692033</text:p>
          </table:table-cell>
          <table:table-cell table:number-columns-repeated="16359"/>
        </table:table-row>
        <table:table-row table:style-name="ro1">
          <table:table-cell office:value-type="float" office:value="680" table:formula="of:=[resistor.A18]" table:style-name="ce1">
            <text:p>680</text:p>
          </table:table-cell>
          <table:table-cell office:value-type="float" office:value="23405138.689984612" table:formula="of:=1/([.$A19]*[.B$2]*2*PI())" table:style-name="ce8">
            <text:p>23405138.69</text:p>
          </table:table-cell>
          <table:table-cell office:value-type="float" office:value="10638699.404538458" table:formula="of:=1/([.$A19]*[.C$2]*2*PI())" table:style-name="ce8">
            <text:p>10638699.4</text:p>
          </table:table-cell>
          <table:table-cell office:value-type="float" office:value="4979816.7425499177" table:formula="of:=1/([.$A19]*[.D$2]*2*PI())" table:style-name="ce8">
            <text:p>4979816.743</text:p>
          </table:table-cell>
          <table:table-cell office:value-type="float" office:value="2340513.8689984609" table:formula="of:=1/([.$A19]*[.E$2]*2*PI())" table:style-name="ce8">
            <text:p>2340513.869</text:p>
          </table:table-cell>
          <table:table-cell office:value-type="float" office:value="1063869.940453846" table:formula="of:=1/([.$A19]*[.F$2]*2*PI())" table:style-name="ce8">
            <text:p>1063869.94</text:p>
          </table:table-cell>
          <table:table-cell office:value-type="float" office:value="497981.67425499158" table:formula="of:=1/([.$A19]*[.G$2]*2*PI())" table:style-name="ce8">
            <text:p>497981.6743</text:p>
          </table:table-cell>
          <table:table-cell office:value-type="float" office:value="234051.38689984608" table:formula="of:=1/([.$A19]*[.H$2]*2*PI())" table:style-name="ce8">
            <text:p>234051.3869</text:p>
          </table:table-cell>
          <table:table-cell office:value-type="float" office:value="106386.99404538459" table:formula="of:=1/([.$A19]*[.I$2]*2*PI())" table:style-name="ce8">
            <text:p>106386.994</text:p>
          </table:table-cell>
          <table:table-cell office:value-type="float" office:value="49798.167425499167" table:formula="of:=1/([.$A19]*[.J$2]*2*PI())" table:style-name="ce8">
            <text:p>49798.16743</text:p>
          </table:table-cell>
          <table:table-cell office:value-type="float" office:value="23405.138689984607" table:formula="of:=1/([.$A19]*[.K$2]*2*PI())" table:style-name="ce8">
            <text:p>23405.13869</text:p>
          </table:table-cell>
          <table:table-cell office:value-type="float" office:value="10638.69940453846" table:formula="of:=1/([.$A19]*[.L$2]*2*PI())" table:style-name="ce8">
            <text:p>10638.6994</text:p>
          </table:table-cell>
          <table:table-cell office:value-type="float" office:value="4979.8167425499169" table:formula="of:=1/([.$A19]*[.M$2]*2*PI())" table:style-name="ce8">
            <text:p>4979.816743</text:p>
          </table:table-cell>
          <table:table-cell office:value-type="float" office:value="2340.513868998461" table:formula="of:=1/([.$A19]*[.N$2]*2*PI())" table:style-name="ce8">
            <text:p>2340.513869</text:p>
          </table:table-cell>
          <table:table-cell office:value-type="float" office:value="1063.8699404538459" table:formula="of:=1/([.$A19]*[.O$2]*2*PI())" table:style-name="ce8">
            <text:p>1063.86994</text:p>
          </table:table-cell>
          <table:table-cell office:value-type="float" office:value="497.98167425499167" table:formula="of:=1/([.$A19]*[.P$2]*2*PI())" table:style-name="ce8">
            <text:p>497.9816743</text:p>
          </table:table-cell>
          <table:table-cell office:value-type="float" office:value="234.05138689984611" table:formula="of:=1/([.$A19]*[.Q$2]*2*PI())" table:style-name="ce8">
            <text:p>234.0513869</text:p>
          </table:table-cell>
          <table:table-cell office:value-type="float" office:value="106.38699404538458" table:formula="of:=1/([.$A19]*[.R$2]*2*PI())" table:style-name="ce8">
            <text:p>106.386994</text:p>
          </table:table-cell>
          <table:table-cell office:value-type="float" office:value="49.798167425499166" table:formula="of:=1/([.$A19]*[.S$2]*2*PI())" table:style-name="ce8">
            <text:p>49.79816743</text:p>
          </table:table-cell>
          <table:table-cell office:value-type="float" office:value="23.405138689984607" table:formula="of:=1/([.$A19]*[.T$2]*2*PI())" table:style-name="ce8">
            <text:p>23.40513869</text:p>
          </table:table-cell>
          <table:table-cell office:value-type="float" office:value="10.63869940453846" table:formula="of:=1/([.$A19]*[.U$2]*2*PI())" table:style-name="ce8">
            <text:p>10.6386994</text:p>
          </table:table-cell>
          <table:table-cell office:value-type="float" office:value="4.979816742549918" table:formula="of:=1/([.$A19]*[.V$2]*2*PI())" table:style-name="ce8">
            <text:p>4.979816743</text:p>
          </table:table-cell>
          <table:table-cell office:value-type="float" office:value="2.3405138689984608" table:formula="of:=1/([.$A19]*[.W$2]*2*PI())" table:style-name="ce8">
            <text:p>2.340513869</text:p>
          </table:table-cell>
          <table:table-cell office:value-type="float" office:value="1.0638699404538456" table:formula="of:=1/([.$A19]*[.X$2]*2*PI())" table:style-name="ce8">
            <text:p>1.06386994</text:p>
          </table:table-cell>
          <table:table-cell office:value-type="float" office:value="0.49798167425499168" table:formula="of:=1/([.$A19]*[.Y$2]*2*PI())" table:style-name="ce8">
            <text:p>0.497981674</text:p>
          </table:table-cell>
          <table:table-cell table:number-columns-repeated="16359"/>
        </table:table-row>
        <table:table-row table:style-name="ro1">
          <table:table-cell office:value-type="float" office:value="1000" table:formula="of:=[resistor.A19]" table:style-name="ce1">
            <text:p>1000</text:p>
          </table:table-cell>
          <table:table-cell office:value-type="float" office:value="15915494.309189534" table:formula="of:=1/([.$A20]*[.B$2]*2*PI())" table:style-name="ce8">
            <text:p>15915494.31</text:p>
          </table:table-cell>
          <table:table-cell office:value-type="float" office:value="7234315.5950861508" table:formula="of:=1/([.$A20]*[.C$2]*2*PI())" table:style-name="ce8">
            <text:p>7234315.595</text:p>
          </table:table-cell>
          <table:table-cell office:value-type="float" office:value="3386275.3849339434" table:formula="of:=1/([.$A20]*[.D$2]*2*PI())" table:style-name="ce8">
            <text:p>3386275.385</text:p>
          </table:table-cell>
          <table:table-cell office:value-type="float" office:value="1591549.4309189534" table:formula="of:=1/([.$A20]*[.E$2]*2*PI())" table:style-name="ce8">
            <text:p>1591549.431</text:p>
          </table:table-cell>
          <table:table-cell office:value-type="float" office:value="723431.55950861529" table:formula="of:=1/([.$A20]*[.F$2]*2*PI())" table:style-name="ce8">
            <text:p>723431.5595</text:p>
          </table:table-cell>
          <table:table-cell office:value-type="float" office:value="338627.53849339433" table:formula="of:=1/([.$A20]*[.G$2]*2*PI())" table:style-name="ce8">
            <text:p>338627.5385</text:p>
          </table:table-cell>
          <table:table-cell office:value-type="float" office:value="159154.94309189531" table:formula="of:=1/([.$A20]*[.H$2]*2*PI())" table:style-name="ce8">
            <text:p>159154.9431</text:p>
          </table:table-cell>
          <table:table-cell office:value-type="float" office:value="72343.155950861532" table:formula="of:=1/([.$A20]*[.I$2]*2*PI())" table:style-name="ce8">
            <text:p>72343.15595</text:p>
          </table:table-cell>
          <table:table-cell office:value-type="float" office:value="33862.753849339431" table:formula="of:=1/([.$A20]*[.J$2]*2*PI())" table:style-name="ce8">
            <text:p>33862.75385</text:p>
          </table:table-cell>
          <table:table-cell office:value-type="float" office:value="15915.494309189533" table:formula="of:=1/([.$A20]*[.K$2]*2*PI())" table:style-name="ce8">
            <text:p>15915.49431</text:p>
          </table:table-cell>
          <table:table-cell office:value-type="float" office:value="7234.3155950861519" table:formula="of:=1/([.$A20]*[.L$2]*2*PI())" table:style-name="ce8">
            <text:p>7234.315595</text:p>
          </table:table-cell>
          <table:table-cell office:value-type="float" office:value="3386.2753849339438" table:formula="of:=1/([.$A20]*[.M$2]*2*PI())" table:style-name="ce8">
            <text:p>3386.275385</text:p>
          </table:table-cell>
          <table:table-cell office:value-type="float" office:value="1591.5494309189535" table:formula="of:=1/([.$A20]*[.N$2]*2*PI())" table:style-name="ce8">
            <text:p>1591.549431</text:p>
          </table:table-cell>
          <table:table-cell office:value-type="float" office:value="723.43155950861512" table:formula="of:=1/([.$A20]*[.O$2]*2*PI())" table:style-name="ce8">
            <text:p>723.4315595</text:p>
          </table:table-cell>
          <table:table-cell office:value-type="float" office:value="338.62753849339435" table:formula="of:=1/([.$A20]*[.P$2]*2*PI())" table:style-name="ce8">
            <text:p>338.6275385</text:p>
          </table:table-cell>
          <table:table-cell office:value-type="float" office:value="159.15494309189532" table:formula="of:=1/([.$A20]*[.Q$2]*2*PI())" table:style-name="ce8">
            <text:p>159.1549431</text:p>
          </table:table-cell>
          <table:table-cell office:value-type="float" office:value="72.343155950861515" table:formula="of:=1/([.$A20]*[.R$2]*2*PI())" table:style-name="ce8">
            <text:p>72.34315595</text:p>
          </table:table-cell>
          <table:table-cell office:value-type="float" office:value="33.862753849339434" table:formula="of:=1/([.$A20]*[.S$2]*2*PI())" table:style-name="ce8">
            <text:p>33.86275385</text:p>
          </table:table-cell>
          <table:table-cell office:value-type="float" office:value="15.915494309189533" table:formula="of:=1/([.$A20]*[.T$2]*2*PI())" table:style-name="ce8">
            <text:p>15.91549431</text:p>
          </table:table-cell>
          <table:table-cell office:value-type="float" office:value="7.2343155950861533" table:formula="of:=1/([.$A20]*[.U$2]*2*PI())" table:style-name="ce8">
            <text:p>7.234315595</text:p>
          </table:table-cell>
          <table:table-cell office:value-type="float" office:value="3.3862753849339433" table:formula="of:=1/([.$A20]*[.V$2]*2*PI())" table:style-name="ce8">
            <text:p>3.386275385</text:p>
          </table:table-cell>
          <table:table-cell office:value-type="float" office:value="1.5915494309189535" table:formula="of:=1/([.$A20]*[.W$2]*2*PI())" table:style-name="ce8">
            <text:p>1.591549431</text:p>
          </table:table-cell>
          <table:table-cell office:value-type="float" office:value="0.72343155950861526" table:formula="of:=1/([.$A20]*[.X$2]*2*PI())" table:style-name="ce8">
            <text:p>0.72343156</text:p>
          </table:table-cell>
          <table:table-cell office:value-type="float" office:value="0.33862753849339439" table:formula="of:=1/([.$A20]*[.Y$2]*2*PI())" table:style-name="ce8">
            <text:p>0.338627538</text:p>
          </table:table-cell>
          <table:table-cell table:number-columns-repeated="16359"/>
        </table:table-row>
        <table:table-row table:style-name="ro1">
          <table:table-cell office:value-type="float" office:value="1200" table:formula="of:=[resistor.A20]" table:style-name="ce1">
            <text:p>1200</text:p>
          </table:table-cell>
          <table:table-cell office:value-type="float" office:value="13262911.924324611" table:formula="of:=1/([.$A21]*[.B$2]*2*PI())" table:style-name="ce8">
            <text:p>13262911.92</text:p>
          </table:table-cell>
          <table:table-cell office:value-type="float" office:value="6028596.3292384595" table:formula="of:=1/([.$A21]*[.C$2]*2*PI())" table:style-name="ce8">
            <text:p>6028596.329</text:p>
          </table:table-cell>
          <table:table-cell office:value-type="float" office:value="2821896.1541116191" table:formula="of:=1/([.$A21]*[.D$2]*2*PI())" table:style-name="ce8">
            <text:p>2821896.154</text:p>
          </table:table-cell>
          <table:table-cell office:value-type="float" office:value="1326291.1924324611" table:formula="of:=1/([.$A21]*[.E$2]*2*PI())" table:style-name="ce8">
            <text:p>1326291.192</text:p>
          </table:table-cell>
          <table:table-cell office:value-type="float" office:value="602859.63292384602" table:formula="of:=1/([.$A21]*[.F$2]*2*PI())" table:style-name="ce8">
            <text:p>602859.6329</text:p>
          </table:table-cell>
          <table:table-cell office:value-type="float" office:value="282189.61541116197" table:formula="of:=1/([.$A21]*[.G$2]*2*PI())" table:style-name="ce8">
            <text:p>282189.6154</text:p>
          </table:table-cell>
          <table:table-cell office:value-type="float" office:value="132629.1192432461" table:formula="of:=1/([.$A21]*[.H$2]*2*PI())" table:style-name="ce8">
            <text:p>132629.1192</text:p>
          </table:table-cell>
          <table:table-cell office:value-type="float" office:value="60285.963292384607" table:formula="of:=1/([.$A21]*[.I$2]*2*PI())" table:style-name="ce8">
            <text:p>60285.96329</text:p>
          </table:table-cell>
          <table:table-cell office:value-type="float" office:value="28218.96154111619" table:formula="of:=1/([.$A21]*[.J$2]*2*PI())" table:style-name="ce8">
            <text:p>28218.96154</text:p>
          </table:table-cell>
          <table:table-cell office:value-type="float" office:value="13262.911924324611" table:formula="of:=1/([.$A21]*[.K$2]*2*PI())" table:style-name="ce8">
            <text:p>13262.91192</text:p>
          </table:table-cell>
          <table:table-cell office:value-type="float" office:value="6028.5963292384604" table:formula="of:=1/([.$A21]*[.L$2]*2*PI())" table:style-name="ce8">
            <text:p>6028.596329</text:p>
          </table:table-cell>
          <table:table-cell office:value-type="float" office:value="2821.8961541116196" table:formula="of:=1/([.$A21]*[.M$2]*2*PI())" table:style-name="ce8">
            <text:p>2821.896154</text:p>
          </table:table-cell>
          <table:table-cell office:value-type="float" office:value="1326.2911924324612" table:formula="of:=1/([.$A21]*[.N$2]*2*PI())" table:style-name="ce8">
            <text:p>1326.291192</text:p>
          </table:table-cell>
          <table:table-cell office:value-type="float" office:value="602.85963292384599" table:formula="of:=1/([.$A21]*[.O$2]*2*PI())" table:style-name="ce8">
            <text:p>602.8596329</text:p>
          </table:table-cell>
          <table:table-cell office:value-type="float" office:value="282.18961541116192" table:formula="of:=1/([.$A21]*[.P$2]*2*PI())" table:style-name="ce8">
            <text:p>282.1896154</text:p>
          </table:table-cell>
          <table:table-cell office:value-type="float" office:value="132.62911924324612" table:formula="of:=1/([.$A21]*[.Q$2]*2*PI())" table:style-name="ce8">
            <text:p>132.6291192</text:p>
          </table:table-cell>
          <table:table-cell office:value-type="float" office:value="60.285963292384601" table:formula="of:=1/([.$A21]*[.R$2]*2*PI())" table:style-name="ce8">
            <text:p>60.28596329</text:p>
          </table:table-cell>
          <table:table-cell office:value-type="float" office:value="28.218961541116197" table:formula="of:=1/([.$A21]*[.S$2]*2*PI())" table:style-name="ce8">
            <text:p>28.21896154</text:p>
          </table:table-cell>
          <table:table-cell office:value-type="float" office:value="13.262911924324612" table:formula="of:=1/([.$A21]*[.T$2]*2*PI())" table:style-name="ce8">
            <text:p>13.26291192</text:p>
          </table:table-cell>
          <table:table-cell office:value-type="float" office:value="6.0285963292384599" table:formula="of:=1/([.$A21]*[.U$2]*2*PI())" table:style-name="ce8">
            <text:p>6.028596329</text:p>
          </table:table-cell>
          <table:table-cell office:value-type="float" office:value="2.8218961541116196" table:formula="of:=1/([.$A21]*[.V$2]*2*PI())" table:style-name="ce8">
            <text:p>2.821896154</text:p>
          </table:table-cell>
          <table:table-cell office:value-type="float" office:value="1.326291192432461" table:formula="of:=1/([.$A21]*[.W$2]*2*PI())" table:style-name="ce8">
            <text:p>1.326291192</text:p>
          </table:table-cell>
          <table:table-cell office:value-type="float" office:value="0.60285963292384592" table:formula="of:=1/([.$A21]*[.X$2]*2*PI())" table:style-name="ce8">
            <text:p>0.602859633</text:p>
          </table:table-cell>
          <table:table-cell office:value-type="float" office:value="0.28218961541116194" table:formula="of:=1/([.$A21]*[.Y$2]*2*PI())" table:style-name="ce8">
            <text:p>0.282189615</text:p>
          </table:table-cell>
          <table:table-cell table:number-columns-repeated="16359"/>
        </table:table-row>
        <table:table-row table:style-name="ro1">
          <table:table-cell office:value-type="float" office:value="1500" table:formula="of:=[resistor.A21]" table:style-name="ce1">
            <text:p>1500</text:p>
          </table:table-cell>
          <table:table-cell office:value-type="float" office:value="10610329.53945969" table:formula="of:=1/([.$A22]*[.B$2]*2*PI())" table:style-name="ce8">
            <text:p>10610329.54</text:p>
          </table:table-cell>
          <table:table-cell office:value-type="float" office:value="4822877.0633907672" table:formula="of:=1/([.$A22]*[.C$2]*2*PI())" table:style-name="ce8">
            <text:p>4822877.063</text:p>
          </table:table-cell>
          <table:table-cell office:value-type="float" office:value="2257516.9232892958" table:formula="of:=1/([.$A22]*[.D$2]*2*PI())" table:style-name="ce8">
            <text:p>2257516.923</text:p>
          </table:table-cell>
          <table:table-cell office:value-type="float" office:value="1061032.953945969" table:formula="of:=1/([.$A22]*[.E$2]*2*PI())" table:style-name="ce8">
            <text:p>1061032.954</text:p>
          </table:table-cell>
          <table:table-cell office:value-type="float" office:value="482287.70633907686" table:formula="of:=1/([.$A22]*[.F$2]*2*PI())" table:style-name="ce8">
            <text:p>482287.7063</text:p>
          </table:table-cell>
          <table:table-cell office:value-type="float" office:value="225751.69232892952" table:formula="of:=1/([.$A22]*[.G$2]*2*PI())" table:style-name="ce8">
            <text:p>225751.6923</text:p>
          </table:table-cell>
          <table:table-cell office:value-type="float" office:value="106103.29539459689" table:formula="of:=1/([.$A22]*[.H$2]*2*PI())" table:style-name="ce8">
            <text:p>106103.2954</text:p>
          </table:table-cell>
          <table:table-cell office:value-type="float" office:value="48228.770633907683" table:formula="of:=1/([.$A22]*[.I$2]*2*PI())" table:style-name="ce8">
            <text:p>48228.77063</text:p>
          </table:table-cell>
          <table:table-cell office:value-type="float" office:value="22575.169232892953" table:formula="of:=1/([.$A22]*[.J$2]*2*PI())" table:style-name="ce8">
            <text:p>22575.16923</text:p>
          </table:table-cell>
          <table:table-cell office:value-type="float" office:value="10610.32953945969" table:formula="of:=1/([.$A22]*[.K$2]*2*PI())" table:style-name="ce8">
            <text:p>10610.32954</text:p>
          </table:table-cell>
          <table:table-cell office:value-type="float" office:value="4822.8770633907689" table:formula="of:=1/([.$A22]*[.L$2]*2*PI())" table:style-name="ce8">
            <text:p>4822.877063</text:p>
          </table:table-cell>
          <table:table-cell office:value-type="float" office:value="2257.5169232892958" table:formula="of:=1/([.$A22]*[.M$2]*2*PI())" table:style-name="ce8">
            <text:p>2257.516923</text:p>
          </table:table-cell>
          <table:table-cell office:value-type="float" office:value="1061.032953945969" table:formula="of:=1/([.$A22]*[.N$2]*2*PI())" table:style-name="ce8">
            <text:p>1061.032954</text:p>
          </table:table-cell>
          <table:table-cell office:value-type="float" office:value="482.28770633907681" table:formula="of:=1/([.$A22]*[.O$2]*2*PI())" table:style-name="ce8">
            <text:p>482.2877063</text:p>
          </table:table-cell>
          <table:table-cell office:value-type="float" office:value="225.75169232892958" table:formula="of:=1/([.$A22]*[.P$2]*2*PI())" table:style-name="ce8">
            <text:p>225.7516923</text:p>
          </table:table-cell>
          <table:table-cell office:value-type="float" office:value="106.1032953945969" table:formula="of:=1/([.$A22]*[.Q$2]*2*PI())" table:style-name="ce8">
            <text:p>106.1032954</text:p>
          </table:table-cell>
          <table:table-cell office:value-type="float" office:value="48.228770633907679" table:formula="of:=1/([.$A22]*[.R$2]*2*PI())" table:style-name="ce8">
            <text:p>48.22877063</text:p>
          </table:table-cell>
          <table:table-cell office:value-type="float" office:value="22.575169232892957" table:formula="of:=1/([.$A22]*[.S$2]*2*PI())" table:style-name="ce8">
            <text:p>22.57516923</text:p>
          </table:table-cell>
          <table:table-cell office:value-type="float" office:value="10.610329539459688" table:formula="of:=1/([.$A22]*[.T$2]*2*PI())" table:style-name="ce8">
            <text:p>10.61032954</text:p>
          </table:table-cell>
          <table:table-cell office:value-type="float" office:value="4.8228770633907674" table:formula="of:=1/([.$A22]*[.U$2]*2*PI())" table:style-name="ce8">
            <text:p>4.822877063</text:p>
          </table:table-cell>
          <table:table-cell office:value-type="float" office:value="2.2575169232892955" table:formula="of:=1/([.$A22]*[.V$2]*2*PI())" table:style-name="ce8">
            <text:p>2.257516923</text:p>
          </table:table-cell>
          <table:table-cell office:value-type="float" office:value="1.0610329539459689" table:formula="of:=1/([.$A22]*[.W$2]*2*PI())" table:style-name="ce8">
            <text:p>1.061032954</text:p>
          </table:table-cell>
          <table:table-cell office:value-type="float" office:value="0.48228770633907675" table:formula="of:=1/([.$A22]*[.X$2]*2*PI())" table:style-name="ce8">
            <text:p>0.482287706</text:p>
          </table:table-cell>
          <table:table-cell office:value-type="float" office:value="0.22575169232892958" table:formula="of:=1/([.$A22]*[.Y$2]*2*PI())" table:style-name="ce8">
            <text:p>0.225751692</text:p>
          </table:table-cell>
          <table:table-cell table:number-columns-repeated="16359"/>
        </table:table-row>
        <table:table-row table:style-name="ro1">
          <table:table-cell office:value-type="float" office:value="1800" table:formula="of:=[resistor.A22]" table:style-name="ce2">
            <text:p>1800</text:p>
          </table:table-cell>
          <table:table-cell office:value-type="float" office:value="8841941.2828830741" table:formula="of:=1/([.$A23]*[.B$2]*2*PI())" table:style-name="ce8">
            <text:p>8841941.283</text:p>
          </table:table-cell>
          <table:table-cell office:value-type="float" office:value="4019064.2194923065" table:formula="of:=1/([.$A23]*[.C$2]*2*PI())" table:style-name="ce8">
            <text:p>4019064.219</text:p>
          </table:table-cell>
          <table:table-cell office:value-type="float" office:value="1881264.1027410796" table:formula="of:=1/([.$A23]*[.D$2]*2*PI())" table:style-name="ce8">
            <text:p>1881264.103</text:p>
          </table:table-cell>
          <table:table-cell office:value-type="float" office:value="884194.12828830746" table:formula="of:=1/([.$A23]*[.E$2]*2*PI())" table:style-name="ce8">
            <text:p>884194.1283</text:p>
          </table:table-cell>
          <table:table-cell office:value-type="float" office:value="401906.42194923066" table:formula="of:=1/([.$A23]*[.F$2]*2*PI())" table:style-name="ce8">
            <text:p>401906.4219</text:p>
          </table:table-cell>
          <table:table-cell office:value-type="float" office:value="188126.41027410797" table:formula="of:=1/([.$A23]*[.G$2]*2*PI())" table:style-name="ce8">
            <text:p>188126.4103</text:p>
          </table:table-cell>
          <table:table-cell office:value-type="float" office:value="88419.41282883074" table:formula="of:=1/([.$A23]*[.H$2]*2*PI())" table:style-name="ce8">
            <text:p>88419.41283</text:p>
          </table:table-cell>
          <table:table-cell office:value-type="float" office:value="40190.642194923072" table:formula="of:=1/([.$A23]*[.I$2]*2*PI())" table:style-name="ce8">
            <text:p>40190.64219</text:p>
          </table:table-cell>
          <table:table-cell office:value-type="float" office:value="18812.641027410795" table:formula="of:=1/([.$A23]*[.J$2]*2*PI())" table:style-name="ce8">
            <text:p>18812.64103</text:p>
          </table:table-cell>
          <table:table-cell office:value-type="float" office:value="8841.9412828830755" table:formula="of:=1/([.$A23]*[.K$2]*2*PI())" table:style-name="ce8">
            <text:p>8841.941283</text:p>
          </table:table-cell>
          <table:table-cell office:value-type="float" office:value="4019.0642194923066" table:formula="of:=1/([.$A23]*[.L$2]*2*PI())" table:style-name="ce8">
            <text:p>4019.064219</text:p>
          </table:table-cell>
          <table:table-cell office:value-type="float" office:value="1881.2641027410798" table:formula="of:=1/([.$A23]*[.M$2]*2*PI())" table:style-name="ce8">
            <text:p>1881.264103</text:p>
          </table:table-cell>
          <table:table-cell office:value-type="float" office:value="884.19412828830752" table:formula="of:=1/([.$A23]*[.N$2]*2*PI())" table:style-name="ce8">
            <text:p>884.1941283</text:p>
          </table:table-cell>
          <table:table-cell office:value-type="float" office:value="401.90642194923061" table:formula="of:=1/([.$A23]*[.O$2]*2*PI())" table:style-name="ce8">
            <text:p>401.9064219</text:p>
          </table:table-cell>
          <table:table-cell office:value-type="float" office:value="188.126410274108" table:formula="of:=1/([.$A23]*[.P$2]*2*PI())" table:style-name="ce8">
            <text:p>188.1264103</text:p>
          </table:table-cell>
          <table:table-cell office:value-type="float" office:value="88.419412828830744" table:formula="of:=1/([.$A23]*[.Q$2]*2*PI())" table:style-name="ce8">
            <text:p>88.41941283</text:p>
          </table:table-cell>
          <table:table-cell office:value-type="float" office:value="40.190642194923065" table:formula="of:=1/([.$A23]*[.R$2]*2*PI())" table:style-name="ce8">
            <text:p>40.19064219</text:p>
          </table:table-cell>
          <table:table-cell office:value-type="float" office:value="18.812641027410795" table:formula="of:=1/([.$A23]*[.S$2]*2*PI())" table:style-name="ce8">
            <text:p>18.81264103</text:p>
          </table:table-cell>
          <table:table-cell office:value-type="float" office:value="8.8419412828830737" table:formula="of:=1/([.$A23]*[.T$2]*2*PI())" table:style-name="ce8">
            <text:p>8.841941283</text:p>
          </table:table-cell>
          <table:table-cell office:value-type="float" office:value="4.0190642194923072" table:formula="of:=1/([.$A23]*[.U$2]*2*PI())" table:style-name="ce8">
            <text:p>4.019064219</text:p>
          </table:table-cell>
          <table:table-cell office:value-type="float" office:value="1.8812641027410797" table:formula="of:=1/([.$A23]*[.V$2]*2*PI())" table:style-name="ce8">
            <text:p>1.881264103</text:p>
          </table:table-cell>
          <table:table-cell office:value-type="float" office:value="0.88419412828830746" table:formula="of:=1/([.$A23]*[.W$2]*2*PI())" table:style-name="ce8">
            <text:p>0.884194128</text:p>
          </table:table-cell>
          <table:table-cell office:value-type="float" office:value="0.4019064219492306" table:formula="of:=1/([.$A23]*[.X$2]*2*PI())" table:style-name="ce8">
            <text:p>0.401906422</text:p>
          </table:table-cell>
          <table:table-cell office:value-type="float" office:value="0.18812641027410798" table:formula="of:=1/([.$A23]*[.Y$2]*2*PI())" table:style-name="ce8">
            <text:p>0.18812641</text:p>
          </table:table-cell>
          <table:table-cell table:number-columns-repeated="16359"/>
        </table:table-row>
        <table:table-row table:style-name="ro1">
          <table:table-cell office:value-type="float" office:value="2200" table:formula="of:=[resistor.A23]" table:style-name="ce1">
            <text:p>2200</text:p>
          </table:table-cell>
          <table:table-cell office:value-type="float" office:value="7234315.5950861527" table:formula="of:=1/([.$A24]*[.B$2]*2*PI())" table:style-name="ce8">
            <text:p>7234315.595</text:p>
          </table:table-cell>
          <table:table-cell office:value-type="float" office:value="3288325.2704937053" table:formula="of:=1/([.$A24]*[.C$2]*2*PI())" table:style-name="ce8">
            <text:p>3288325.27</text:p>
          </table:table-cell>
          <table:table-cell office:value-type="float" office:value="1539216.0840608834" table:formula="of:=1/([.$A24]*[.D$2]*2*PI())" table:style-name="ce8">
            <text:p>1539216.084</text:p>
          </table:table-cell>
          <table:table-cell office:value-type="float" office:value="723431.55950861517" table:formula="of:=1/([.$A24]*[.E$2]*2*PI())" table:style-name="ce8">
            <text:p>723431.5595</text:p>
          </table:table-cell>
          <table:table-cell office:value-type="float" office:value="328832.52704937058" table:formula="of:=1/([.$A24]*[.F$2]*2*PI())" table:style-name="ce8">
            <text:p>328832.527</text:p>
          </table:table-cell>
          <table:table-cell office:value-type="float" office:value="153921.60840608834" table:formula="of:=1/([.$A24]*[.G$2]*2*PI())" table:style-name="ce8">
            <text:p>153921.6084</text:p>
          </table:table-cell>
          <table:table-cell office:value-type="float" office:value="72343.155950861517" table:formula="of:=1/([.$A24]*[.H$2]*2*PI())" table:style-name="ce8">
            <text:p>72343.15595</text:p>
          </table:table-cell>
          <table:table-cell office:value-type="float" office:value="32883.252704937055" table:formula="of:=1/([.$A24]*[.I$2]*2*PI())" table:style-name="ce8">
            <text:p>32883.2527</text:p>
          </table:table-cell>
          <table:table-cell office:value-type="float" office:value="15392.160840608836" table:formula="of:=1/([.$A24]*[.J$2]*2*PI())" table:style-name="ce8">
            <text:p>15392.16084</text:p>
          </table:table-cell>
          <table:table-cell office:value-type="float" office:value="7234.3155950861519" table:formula="of:=1/([.$A24]*[.K$2]*2*PI())" table:style-name="ce8">
            <text:p>7234.315595</text:p>
          </table:table-cell>
          <table:table-cell office:value-type="float" office:value="3288.3252704937058" table:formula="of:=1/([.$A24]*[.L$2]*2*PI())" table:style-name="ce8">
            <text:p>3288.32527</text:p>
          </table:table-cell>
          <table:table-cell office:value-type="float" office:value="1539.2160840608835" table:formula="of:=1/([.$A24]*[.M$2]*2*PI())" table:style-name="ce8">
            <text:p>1539.216084</text:p>
          </table:table-cell>
          <table:table-cell office:value-type="float" office:value="723.43155950861524" table:formula="of:=1/([.$A24]*[.N$2]*2*PI())" table:style-name="ce8">
            <text:p>723.4315595</text:p>
          </table:table-cell>
          <table:table-cell office:value-type="float" office:value="328.83252704937053" table:formula="of:=1/([.$A24]*[.O$2]*2*PI())" table:style-name="ce8">
            <text:p>328.832527</text:p>
          </table:table-cell>
          <table:table-cell office:value-type="float" office:value="153.92160840608832" table:formula="of:=1/([.$A24]*[.P$2]*2*PI())" table:style-name="ce8">
            <text:p>153.9216084</text:p>
          </table:table-cell>
          <table:table-cell office:value-type="float" office:value="72.343155950861529" table:formula="of:=1/([.$A24]*[.Q$2]*2*PI())" table:style-name="ce8">
            <text:p>72.34315595</text:p>
          </table:table-cell>
          <table:table-cell office:value-type="float" office:value="32.88325270493705" table:formula="of:=1/([.$A24]*[.R$2]*2*PI())" table:style-name="ce8">
            <text:p>32.8832527</text:p>
          </table:table-cell>
          <table:table-cell office:value-type="float" office:value="15.392160840608833" table:formula="of:=1/([.$A24]*[.S$2]*2*PI())" table:style-name="ce8">
            <text:p>15.39216084</text:p>
          </table:table-cell>
          <table:table-cell office:value-type="float" office:value="7.2343155950861515" table:formula="of:=1/([.$A24]*[.T$2]*2*PI())" table:style-name="ce8">
            <text:p>7.234315595</text:p>
          </table:table-cell>
          <table:table-cell office:value-type="float" office:value="3.2883252704937052" table:formula="of:=1/([.$A24]*[.U$2]*2*PI())" table:style-name="ce8">
            <text:p>3.28832527</text:p>
          </table:table-cell>
          <table:table-cell office:value-type="float" office:value="1.5392160840608835" table:formula="of:=1/([.$A24]*[.V$2]*2*PI())" table:style-name="ce8">
            <text:p>1.539216084</text:p>
          </table:table-cell>
          <table:table-cell office:value-type="float" office:value="0.72343155950861526" table:formula="of:=1/([.$A24]*[.W$2]*2*PI())" table:style-name="ce8">
            <text:p>0.72343156</text:p>
          </table:table-cell>
          <table:table-cell office:value-type="float" office:value="0.32883252704937049" table:formula="of:=1/([.$A24]*[.X$2]*2*PI())" table:style-name="ce8">
            <text:p>0.328832527</text:p>
          </table:table-cell>
          <table:table-cell office:value-type="float" office:value="0.15392160840608834" table:formula="of:=1/([.$A24]*[.Y$2]*2*PI())" table:style-name="ce8">
            <text:p>0.153921608</text:p>
          </table:table-cell>
          <table:table-cell table:number-columns-repeated="16359"/>
        </table:table-row>
        <table:table-row table:style-name="ro1">
          <table:table-cell office:value-type="float" office:value="2700" table:formula="of:=[resistor.A24]" table:style-name="ce1">
            <text:p>2700</text:p>
          </table:table-cell>
          <table:table-cell office:value-type="float" office:value="5894627.521922051" table:formula="of:=1/([.$A25]*[.B$2]*2*PI())" table:style-name="ce8">
            <text:p>5894627.522</text:p>
          </table:table-cell>
          <table:table-cell office:value-type="float" office:value="2679376.1463282043" table:formula="of:=1/([.$A25]*[.C$2]*2*PI())" table:style-name="ce8">
            <text:p>2679376.146</text:p>
          </table:table-cell>
          <table:table-cell office:value-type="float" office:value="1254176.0684940531" table:formula="of:=1/([.$A25]*[.D$2]*2*PI())" table:style-name="ce8">
            <text:p>1254176.068</text:p>
          </table:table-cell>
          <table:table-cell office:value-type="float" office:value="589462.75219220493" table:formula="of:=1/([.$A25]*[.E$2]*2*PI())" table:style-name="ce8">
            <text:p>589462.7522</text:p>
          </table:table-cell>
          <table:table-cell office:value-type="float" office:value="267937.61463282048" table:formula="of:=1/([.$A25]*[.F$2]*2*PI())" table:style-name="ce8">
            <text:p>267937.6146</text:p>
          </table:table-cell>
          <table:table-cell office:value-type="float" office:value="125417.6068494053" table:formula="of:=1/([.$A25]*[.G$2]*2*PI())" table:style-name="ce8">
            <text:p>125417.6068</text:p>
          </table:table-cell>
          <table:table-cell office:value-type="float" office:value="58946.275219220501" table:formula="of:=1/([.$A25]*[.H$2]*2*PI())" table:style-name="ce8">
            <text:p>58946.27522</text:p>
          </table:table-cell>
          <table:table-cell office:value-type="float" office:value="26793.761463282044" table:formula="of:=1/([.$A25]*[.I$2]*2*PI())" table:style-name="ce8">
            <text:p>26793.76146</text:p>
          </table:table-cell>
          <table:table-cell office:value-type="float" office:value="12541.760684940531" table:formula="of:=1/([.$A25]*[.J$2]*2*PI())" table:style-name="ce8">
            <text:p>12541.76068</text:p>
          </table:table-cell>
          <table:table-cell office:value-type="float" office:value="5894.6275219220497" table:formula="of:=1/([.$A25]*[.K$2]*2*PI())" table:style-name="ce8">
            <text:p>5894.627522</text:p>
          </table:table-cell>
          <table:table-cell office:value-type="float" office:value="2679.3761463282044" table:formula="of:=1/([.$A25]*[.L$2]*2*PI())" table:style-name="ce8">
            <text:p>2679.376146</text:p>
          </table:table-cell>
          <table:table-cell office:value-type="float" office:value="1254.1760684940532" table:formula="of:=1/([.$A25]*[.M$2]*2*PI())" table:style-name="ce8">
            <text:p>1254.176068</text:p>
          </table:table-cell>
          <table:table-cell office:value-type="float" office:value="589.46275219220502" table:formula="of:=1/([.$A25]*[.N$2]*2*PI())" table:style-name="ce8">
            <text:p>589.4627522</text:p>
          </table:table-cell>
          <table:table-cell office:value-type="float" office:value="267.93761463282044" table:formula="of:=1/([.$A25]*[.O$2]*2*PI())" table:style-name="ce8">
            <text:p>267.9376146</text:p>
          </table:table-cell>
          <table:table-cell office:value-type="float" office:value="125.41760684940532" table:formula="of:=1/([.$A25]*[.P$2]*2*PI())" table:style-name="ce8">
            <text:p>125.4176068</text:p>
          </table:table-cell>
          <table:table-cell office:value-type="float" office:value="58.946275219220503" table:formula="of:=1/([.$A25]*[.Q$2]*2*PI())" table:style-name="ce8">
            <text:p>58.94627522</text:p>
          </table:table-cell>
          <table:table-cell office:value-type="float" office:value="26.793761463282046" table:formula="of:=1/([.$A25]*[.R$2]*2*PI())" table:style-name="ce8">
            <text:p>26.79376146</text:p>
          </table:table-cell>
          <table:table-cell office:value-type="float" office:value="12.541760684940531" table:formula="of:=1/([.$A25]*[.S$2]*2*PI())" table:style-name="ce8">
            <text:p>12.54176068</text:p>
          </table:table-cell>
          <table:table-cell office:value-type="float" office:value="5.8946275219220485" table:formula="of:=1/([.$A25]*[.T$2]*2*PI())" table:style-name="ce8">
            <text:p>5.894627522</text:p>
          </table:table-cell>
          <table:table-cell office:value-type="float" office:value="2.6793761463282042" table:formula="of:=1/([.$A25]*[.U$2]*2*PI())" table:style-name="ce8">
            <text:p>2.679376146</text:p>
          </table:table-cell>
          <table:table-cell office:value-type="float" office:value="1.2541760684940533" table:formula="of:=1/([.$A25]*[.V$2]*2*PI())" table:style-name="ce8">
            <text:p>1.254176068</text:p>
          </table:table-cell>
          <table:table-cell office:value-type="float" office:value="0.5894627521922049" table:formula="of:=1/([.$A25]*[.W$2]*2*PI())" table:style-name="ce8">
            <text:p>0.589462752</text:p>
          </table:table-cell>
          <table:table-cell office:value-type="float" office:value="0.26793761463282045" table:formula="of:=1/([.$A25]*[.X$2]*2*PI())" table:style-name="ce8">
            <text:p>0.267937615</text:p>
          </table:table-cell>
          <table:table-cell office:value-type="float" office:value="0.12541760684940531" table:formula="of:=1/([.$A25]*[.Y$2]*2*PI())" table:style-name="ce8">
            <text:p>0.125417607</text:p>
          </table:table-cell>
          <table:table-cell table:number-columns-repeated="16359"/>
        </table:table-row>
        <table:table-row table:style-name="ro1">
          <table:table-cell office:value-type="float" office:value="3300" table:formula="of:=[resistor.A25]" table:style-name="ce1">
            <text:p>3300</text:p>
          </table:table-cell>
          <table:table-cell office:value-type="float" office:value="4822877.0633907681" table:formula="of:=1/([.$A26]*[.B$2]*2*PI())" table:style-name="ce8">
            <text:p>4822877.063</text:p>
          </table:table-cell>
          <table:table-cell office:value-type="float" office:value="2192216.8469958035" table:formula="of:=1/([.$A26]*[.C$2]*2*PI())" table:style-name="ce8">
            <text:p>2192216.847</text:p>
          </table:table-cell>
          <table:table-cell office:value-type="float" office:value="1026144.0560405889" table:formula="of:=1/([.$A26]*[.D$2]*2*PI())" table:style-name="ce8">
            <text:p>1026144.056</text:p>
          </table:table-cell>
          <table:table-cell office:value-type="float" office:value="482287.70633907674" table:formula="of:=1/([.$A26]*[.E$2]*2*PI())" table:style-name="ce8">
            <text:p>482287.7063</text:p>
          </table:table-cell>
          <table:table-cell office:value-type="float" office:value="219221.68469958036" table:formula="of:=1/([.$A26]*[.F$2]*2*PI())" table:style-name="ce8">
            <text:p>219221.6847</text:p>
          </table:table-cell>
          <table:table-cell office:value-type="float" office:value="102614.40560405889" table:formula="of:=1/([.$A26]*[.G$2]*2*PI())" table:style-name="ce8">
            <text:p>102614.4056</text:p>
          </table:table-cell>
          <table:table-cell office:value-type="float" office:value="48228.770633907683" table:formula="of:=1/([.$A26]*[.H$2]*2*PI())" table:style-name="ce8">
            <text:p>48228.77063</text:p>
          </table:table-cell>
          <table:table-cell office:value-type="float" office:value="21922.168469958036" table:formula="of:=1/([.$A26]*[.I$2]*2*PI())" table:style-name="ce8">
            <text:p>21922.16847</text:p>
          </table:table-cell>
          <table:table-cell office:value-type="float" office:value="10261.44056040589" table:formula="of:=1/([.$A26]*[.J$2]*2*PI())" table:style-name="ce8">
            <text:p>10261.44056</text:p>
          </table:table-cell>
          <table:table-cell office:value-type="float" office:value="4822.8770633907679" table:formula="of:=1/([.$A26]*[.K$2]*2*PI())" table:style-name="ce8">
            <text:p>4822.877063</text:p>
          </table:table-cell>
          <table:table-cell office:value-type="float" office:value="2192.2168469958042" table:formula="of:=1/([.$A26]*[.L$2]*2*PI())" table:style-name="ce8">
            <text:p>2192.216847</text:p>
          </table:table-cell>
          <table:table-cell office:value-type="float" office:value="1026.1440560405888" table:formula="of:=1/([.$A26]*[.M$2]*2*PI())" table:style-name="ce8">
            <text:p>1026.144056</text:p>
          </table:table-cell>
          <table:table-cell office:value-type="float" office:value="482.28770633907681" table:formula="of:=1/([.$A26]*[.N$2]*2*PI())" table:style-name="ce8">
            <text:p>482.2877063</text:p>
          </table:table-cell>
          <table:table-cell office:value-type="float" office:value="219.22168469958032" table:formula="of:=1/([.$A26]*[.O$2]*2*PI())" table:style-name="ce8">
            <text:p>219.2216847</text:p>
          </table:table-cell>
          <table:table-cell office:value-type="float" office:value="102.61440560405889" table:formula="of:=1/([.$A26]*[.P$2]*2*PI())" table:style-name="ce8">
            <text:p>102.6144056</text:p>
          </table:table-cell>
          <table:table-cell office:value-type="float" office:value="48.228770633907679" table:formula="of:=1/([.$A26]*[.Q$2]*2*PI())" table:style-name="ce8">
            <text:p>48.22877063</text:p>
          </table:table-cell>
          <table:table-cell office:value-type="float" office:value="21.922168469958034" table:formula="of:=1/([.$A26]*[.R$2]*2*PI())" table:style-name="ce8">
            <text:p>21.92216847</text:p>
          </table:table-cell>
          <table:table-cell office:value-type="float" office:value="10.261440560405891" table:formula="of:=1/([.$A26]*[.S$2]*2*PI())" table:style-name="ce8">
            <text:p>10.26144056</text:p>
          </table:table-cell>
          <table:table-cell office:value-type="float" office:value="4.8228770633907674" table:formula="of:=1/([.$A26]*[.T$2]*2*PI())" table:style-name="ce8">
            <text:p>4.822877063</text:p>
          </table:table-cell>
          <table:table-cell office:value-type="float" office:value="2.1922168469958034" table:formula="of:=1/([.$A26]*[.U$2]*2*PI())" table:style-name="ce8">
            <text:p>2.192216847</text:p>
          </table:table-cell>
          <table:table-cell office:value-type="float" office:value="1.026144056040589" table:formula="of:=1/([.$A26]*[.V$2]*2*PI())" table:style-name="ce8">
            <text:p>1.026144056</text:p>
          </table:table-cell>
          <table:table-cell office:value-type="float" office:value="0.48228770633907675" table:formula="of:=1/([.$A26]*[.W$2]*2*PI())" table:style-name="ce8">
            <text:p>0.482287706</text:p>
          </table:table-cell>
          <table:table-cell office:value-type="float" office:value="0.21922168469958037" table:formula="of:=1/([.$A26]*[.X$2]*2*PI())" table:style-name="ce8">
            <text:p>0.219221685</text:p>
          </table:table-cell>
          <table:table-cell office:value-type="float" office:value="0.10261440560405889" table:formula="of:=1/([.$A26]*[.Y$2]*2*PI())" table:style-name="ce8">
            <text:p>0.102614406</text:p>
          </table:table-cell>
          <table:table-cell table:number-columns-repeated="16359"/>
        </table:table-row>
        <table:table-row table:style-name="ro1">
          <table:table-cell office:value-type="float" office:value="3900" table:formula="of:=[resistor.A26]" table:style-name="ce2">
            <text:p>3900</text:p>
          </table:table-cell>
          <table:table-cell office:value-type="float" office:value="4080895.9767152658" table:formula="of:=1/([.$A27]*[.B$2]*2*PI())" table:style-name="ce8">
            <text:p>4080895.977</text:p>
          </table:table-cell>
          <table:table-cell office:value-type="float" office:value="1854952.7166887571" table:formula="of:=1/([.$A27]*[.C$2]*2*PI())" table:style-name="ce8">
            <text:p>1854952.717</text:p>
          </table:table-cell>
          <table:table-cell office:value-type="float" office:value="868275.73972665216" table:formula="of:=1/([.$A27]*[.D$2]*2*PI())" table:style-name="ce8">
            <text:p>868275.7397</text:p>
          </table:table-cell>
          <table:table-cell office:value-type="float" office:value="408089.59767152648" table:formula="of:=1/([.$A27]*[.E$2]*2*PI())" table:style-name="ce8">
            <text:p>408089.5977</text:p>
          </table:table-cell>
          <table:table-cell office:value-type="float" office:value="185495.27166887571" table:formula="of:=1/([.$A27]*[.F$2]*2*PI())" table:style-name="ce8">
            <text:p>185495.2717</text:p>
          </table:table-cell>
          <table:table-cell office:value-type="float" office:value="86827.573972665225" table:formula="of:=1/([.$A27]*[.G$2]*2*PI())" table:style-name="ce8">
            <text:p>86827.57397</text:p>
          </table:table-cell>
          <table:table-cell office:value-type="float" office:value="40808.95976715265" table:formula="of:=1/([.$A27]*[.H$2]*2*PI())" table:style-name="ce8">
            <text:p>40808.95977</text:p>
          </table:table-cell>
          <table:table-cell office:value-type="float" office:value="18549.527166887572" table:formula="of:=1/([.$A27]*[.I$2]*2*PI())" table:style-name="ce8">
            <text:p>18549.52717</text:p>
          </table:table-cell>
          <table:table-cell office:value-type="float" office:value="8682.7573972665214" table:formula="of:=1/([.$A27]*[.J$2]*2*PI())" table:style-name="ce8">
            <text:p>8682.757397</text:p>
          </table:table-cell>
          <table:table-cell office:value-type="float" office:value="4080.8959767152655" table:formula="of:=1/([.$A27]*[.K$2]*2*PI())" table:style-name="ce4">
            <text:p>4080.895977</text:p>
          </table:table-cell>
          <table:table-cell office:value-type="float" office:value="1854.9527166887569" table:formula="of:=1/([.$A27]*[.L$2]*2*PI())" table:style-name="ce8">
            <text:p>1854.952717</text:p>
          </table:table-cell>
          <table:table-cell office:value-type="float" office:value="868.2757397266522" table:formula="of:=1/([.$A27]*[.M$2]*2*PI())" table:style-name="ce8">
            <text:p>868.2757397</text:p>
          </table:table-cell>
          <table:table-cell office:value-type="float" office:value="408.08959767152658" table:formula="of:=1/([.$A27]*[.N$2]*2*PI())" table:style-name="ce8">
            <text:p>408.0895977</text:p>
          </table:table-cell>
          <table:table-cell office:value-type="float" office:value="185.49527166887569" table:formula="of:=1/([.$A27]*[.O$2]*2*PI())" table:style-name="ce8">
            <text:p>185.4952717</text:p>
          </table:table-cell>
          <table:table-cell office:value-type="float" office:value="86.82757397266522" table:formula="of:=1/([.$A27]*[.P$2]*2*PI())" table:style-name="ce8">
            <text:p>86.82757397</text:p>
          </table:table-cell>
          <table:table-cell office:value-type="float" office:value="40.808959767152658" table:formula="of:=1/([.$A27]*[.Q$2]*2*PI())" table:style-name="ce8">
            <text:p>40.80895977</text:p>
          </table:table-cell>
          <table:table-cell office:value-type="float" office:value="18.549527166887568" table:formula="of:=1/([.$A27]*[.R$2]*2*PI())" table:style-name="ce8">
            <text:p>18.54952717</text:p>
          </table:table-cell>
          <table:table-cell office:value-type="float" office:value="8.6827573972665224" table:formula="of:=1/([.$A27]*[.S$2]*2*PI())" table:style-name="ce8">
            <text:p>8.682757397</text:p>
          </table:table-cell>
          <table:table-cell office:value-type="float" office:value="4.080895976715265" table:formula="of:=1/([.$A27]*[.T$2]*2*PI())" table:style-name="ce8">
            <text:p>4.080895977</text:p>
          </table:table-cell>
          <table:table-cell office:value-type="float" office:value="1.8549527166887569" table:formula="of:=1/([.$A27]*[.U$2]*2*PI())" table:style-name="ce8">
            <text:p>1.854952717</text:p>
          </table:table-cell>
          <table:table-cell office:value-type="float" office:value="0.86827573972665217" table:formula="of:=1/([.$A27]*[.V$2]*2*PI())" table:style-name="ce8">
            <text:p>0.86827574</text:p>
          </table:table-cell>
          <table:table-cell office:value-type="float" office:value="0.40808959767152653" table:formula="of:=1/([.$A27]*[.W$2]*2*PI())" table:style-name="ce8">
            <text:p>0.408089598</text:p>
          </table:table-cell>
          <table:table-cell office:value-type="float" office:value="0.18549527166887569" table:formula="of:=1/([.$A27]*[.X$2]*2*PI())" table:style-name="ce8">
            <text:p>0.185495272</text:p>
          </table:table-cell>
          <table:table-cell office:value-type="float" office:value="8.6827573972665217E-2" table:formula="of:=1/([.$A27]*[.Y$2]*2*PI())" table:style-name="ce8">
            <text:p>0.086827574</text:p>
          </table:table-cell>
          <table:table-cell table:number-columns-repeated="16359"/>
        </table:table-row>
        <table:table-row table:style-name="ro1">
          <table:table-cell office:value-type="float" office:value="4700" table:formula="of:=[resistor.A27]" table:style-name="ce1">
            <text:p>4700</text:p>
          </table:table-cell>
          <table:table-cell office:value-type="float" office:value="3386275.3849339434" table:formula="of:=1/([.$A28]*[.B$2]*2*PI())" table:style-name="ce8">
            <text:p>3386275.385</text:p>
          </table:table-cell>
          <table:table-cell office:value-type="float" office:value="1539216.0840608831" table:formula="of:=1/([.$A28]*[.C$2]*2*PI())" table:style-name="ce8">
            <text:p>1539216.084</text:p>
          </table:table-cell>
          <table:table-cell office:value-type="float" office:value="720484.12445403053" table:formula="of:=1/([.$A28]*[.D$2]*2*PI())" table:style-name="ce8">
            <text:p>720484.1245</text:p>
          </table:table-cell>
          <table:table-cell office:value-type="float" office:value="338627.53849339433" table:formula="of:=1/([.$A28]*[.E$2]*2*PI())" table:style-name="ce8">
            <text:p>338627.5385</text:p>
          </table:table-cell>
          <table:table-cell office:value-type="float" office:value="153921.60840608834" table:formula="of:=1/([.$A28]*[.F$2]*2*PI())" table:style-name="ce8">
            <text:p>153921.6084</text:p>
          </table:table-cell>
          <table:table-cell office:value-type="float" office:value="72048.412445403053" table:formula="of:=1/([.$A28]*[.G$2]*2*PI())" table:style-name="ce8">
            <text:p>72048.41245</text:p>
          </table:table-cell>
          <table:table-cell office:value-type="float" office:value="33862.753849339431" table:formula="of:=1/([.$A28]*[.H$2]*2*PI())" table:style-name="ce8">
            <text:p>33862.75385</text:p>
          </table:table-cell>
          <table:table-cell office:value-type="float" office:value="15392.160840608836" table:formula="of:=1/([.$A28]*[.I$2]*2*PI())" table:style-name="ce8">
            <text:p>15392.16084</text:p>
          </table:table-cell>
          <table:table-cell office:value-type="float" office:value="7204.8412445403055" table:formula="of:=1/([.$A28]*[.J$2]*2*PI())" table:style-name="ce8">
            <text:p>7204.841245</text:p>
          </table:table-cell>
          <table:table-cell office:value-type="float" office:value="3386.2753849339429" table:formula="of:=1/([.$A28]*[.K$2]*2*PI())" table:style-name="ce8">
            <text:p>3386.275385</text:p>
          </table:table-cell>
          <table:table-cell office:value-type="float" office:value="1539.2160840608835" table:formula="of:=1/([.$A28]*[.L$2]*2*PI())" table:style-name="ce8">
            <text:p>1539.216084</text:p>
          </table:table-cell>
          <table:table-cell office:value-type="float" office:value="720.48412445403062" table:formula="of:=1/([.$A28]*[.M$2]*2*PI())" table:style-name="ce8">
            <text:p>720.4841245</text:p>
          </table:table-cell>
          <table:table-cell office:value-type="float" office:value="338.62753849339435" table:formula="of:=1/([.$A28]*[.N$2]*2*PI())" table:style-name="ce8">
            <text:p>338.6275385</text:p>
          </table:table-cell>
          <table:table-cell office:value-type="float" office:value="153.92160840608832" table:formula="of:=1/([.$A28]*[.O$2]*2*PI())" table:style-name="ce8">
            <text:p>153.9216084</text:p>
          </table:table-cell>
          <table:table-cell office:value-type="float" office:value="72.048412445403045" table:formula="of:=1/([.$A28]*[.P$2]*2*PI())" table:style-name="ce8">
            <text:p>72.04841245</text:p>
          </table:table-cell>
          <table:table-cell office:value-type="float" office:value="33.862753849339434" table:formula="of:=1/([.$A28]*[.Q$2]*2*PI())" table:style-name="ce8">
            <text:p>33.86275385</text:p>
          </table:table-cell>
          <table:table-cell office:value-type="float" office:value="15.392160840608833" table:formula="of:=1/([.$A28]*[.R$2]*2*PI())" table:style-name="ce8">
            <text:p>15.39216084</text:p>
          </table:table-cell>
          <table:table-cell office:value-type="float" office:value="7.2048412445403063" table:formula="of:=1/([.$A28]*[.S$2]*2*PI())" table:style-name="ce8">
            <text:p>7.204841245</text:p>
          </table:table-cell>
          <table:table-cell office:value-type="float" office:value="3.3862753849339429" table:formula="of:=1/([.$A28]*[.T$2]*2*PI())" table:style-name="ce8">
            <text:p>3.386275385</text:p>
          </table:table-cell>
          <table:table-cell office:value-type="float" office:value="1.5392160840608835" table:formula="of:=1/([.$A28]*[.U$2]*2*PI())" table:style-name="ce8">
            <text:p>1.539216084</text:p>
          </table:table-cell>
          <table:table-cell office:value-type="float" office:value="0.72048412445403054" table:formula="of:=1/([.$A28]*[.V$2]*2*PI())" table:style-name="ce8">
            <text:p>0.720484124</text:p>
          </table:table-cell>
          <table:table-cell office:value-type="float" office:value="0.33862753849339433" table:formula="of:=1/([.$A28]*[.W$2]*2*PI())" table:style-name="ce8">
            <text:p>0.338627538</text:p>
          </table:table-cell>
          <table:table-cell office:value-type="float" office:value="0.15392160840608834" table:formula="of:=1/([.$A28]*[.X$2]*2*PI())" table:style-name="ce8">
            <text:p>0.153921608</text:p>
          </table:table-cell>
          <table:table-cell office:value-type="float" office:value="7.2048412445403054E-2" table:formula="of:=1/([.$A28]*[.Y$2]*2*PI())" table:style-name="ce8">
            <text:p>0.072048412</text:p>
          </table:table-cell>
          <table:table-cell table:number-columns-repeated="16359"/>
        </table:table-row>
        <table:table-row table:style-name="ro1">
          <table:table-cell office:value-type="float" office:value="5600" table:formula="of:=[resistor.A28]" table:style-name="ce1">
            <text:p>5600</text:p>
          </table:table-cell>
          <table:table-cell office:value-type="float" office:value="2842052.5552124172" table:formula="of:=1/([.$A29]*[.B$2]*2*PI())" table:style-name="ce8">
            <text:p>2842052.555</text:p>
          </table:table-cell>
          <table:table-cell office:value-type="float" office:value="1291842.0705510983" table:formula="of:=1/([.$A29]*[.C$2]*2*PI())" table:style-name="ce8">
            <text:p>1291842.071</text:p>
          </table:table-cell>
          <table:table-cell office:value-type="float" office:value="604692.03302391851" table:formula="of:=1/([.$A29]*[.D$2]*2*PI())" table:style-name="ce8">
            <text:p>604692.033</text:p>
          </table:table-cell>
          <table:table-cell office:value-type="float" office:value="284205.25552124163" table:formula="of:=1/([.$A29]*[.E$2]*2*PI())" table:style-name="ce8">
            <text:p>284205.2555</text:p>
          </table:table-cell>
          <table:table-cell office:value-type="float" office:value="129184.20705510984" table:formula="of:=1/([.$A29]*[.F$2]*2*PI())" table:style-name="ce8">
            <text:p>129184.2071</text:p>
          </table:table-cell>
          <table:table-cell office:value-type="float" office:value="60469.203302391841" table:formula="of:=1/([.$A29]*[.G$2]*2*PI())" table:style-name="ce8">
            <text:p>60469.2033</text:p>
          </table:table-cell>
          <table:table-cell office:value-type="float" office:value="28420.525552124167" table:formula="of:=1/([.$A29]*[.H$2]*2*PI())" table:style-name="ce8">
            <text:p>28420.52555</text:p>
          </table:table-cell>
          <table:table-cell office:value-type="float" office:value="12918.420705510987" table:formula="of:=1/([.$A29]*[.I$2]*2*PI())" table:style-name="ce8">
            <text:p>12918.42071</text:p>
          </table:table-cell>
          <table:table-cell office:value-type="float" office:value="6046.9203302391852" table:formula="of:=1/([.$A29]*[.J$2]*2*PI())" table:style-name="ce8">
            <text:p>6046.92033</text:p>
          </table:table-cell>
          <table:table-cell office:value-type="float" office:value="2842.0525552124168" table:formula="of:=1/([.$A29]*[.K$2]*2*PI())" table:style-name="ce8">
            <text:p>2842.052555</text:p>
          </table:table-cell>
          <table:table-cell office:value-type="float" office:value="1291.8420705510987" table:formula="of:=1/([.$A29]*[.L$2]*2*PI())" table:style-name="ce8">
            <text:p>1291.842071</text:p>
          </table:table-cell>
          <table:table-cell office:value-type="float" office:value="604.6920330239185" table:formula="of:=1/([.$A29]*[.M$2]*2*PI())" table:style-name="ce8">
            <text:p>604.692033</text:p>
          </table:table-cell>
          <table:table-cell office:value-type="float" office:value="284.20525552124167" table:formula="of:=1/([.$A29]*[.N$2]*2*PI())" table:style-name="ce8">
            <text:p>284.2052555</text:p>
          </table:table-cell>
          <table:table-cell office:value-type="float" office:value="129.18420705510985" table:formula="of:=1/([.$A29]*[.O$2]*2*PI())" table:style-name="ce8">
            <text:p>129.1842071</text:p>
          </table:table-cell>
          <table:table-cell office:value-type="float" office:value="60.469203302391854" table:formula="of:=1/([.$A29]*[.P$2]*2*PI())" table:style-name="ce8">
            <text:p>60.4692033</text:p>
          </table:table-cell>
          <table:table-cell office:value-type="float" office:value="28.420525552124168" table:formula="of:=1/([.$A29]*[.Q$2]*2*PI())" table:style-name="ce8">
            <text:p>28.42052555</text:p>
          </table:table-cell>
          <table:table-cell office:value-type="float" office:value="12.918420705510984" table:formula="of:=1/([.$A29]*[.R$2]*2*PI())" table:style-name="ce8">
            <text:p>12.91842071</text:p>
          </table:table-cell>
          <table:table-cell office:value-type="float" office:value="6.0469203302391854" table:formula="of:=1/([.$A29]*[.S$2]*2*PI())" table:style-name="ce8">
            <text:p>6.04692033</text:p>
          </table:table-cell>
          <table:table-cell office:value-type="float" office:value="2.8420525552124167" table:formula="of:=1/([.$A29]*[.T$2]*2*PI())" table:style-name="ce8">
            <text:p>2.842052555</text:p>
          </table:table-cell>
          <table:table-cell office:value-type="float" office:value="1.2918420705510987" table:formula="of:=1/([.$A29]*[.U$2]*2*PI())" table:style-name="ce8">
            <text:p>1.291842071</text:p>
          </table:table-cell>
          <table:table-cell office:value-type="float" office:value="0.6046920330239185" table:formula="of:=1/([.$A29]*[.V$2]*2*PI())" table:style-name="ce8">
            <text:p>0.604692033</text:p>
          </table:table-cell>
          <table:table-cell office:value-type="float" office:value="0.28420525552124165" table:formula="of:=1/([.$A29]*[.W$2]*2*PI())" table:style-name="ce8">
            <text:p>0.284205256</text:p>
          </table:table-cell>
          <table:table-cell office:value-type="float" office:value="0.12918420705510986" table:formula="of:=1/([.$A29]*[.X$2]*2*PI())" table:style-name="ce8">
            <text:p>0.129184207</text:p>
          </table:table-cell>
          <table:table-cell office:value-type="float" office:value="6.046920330239184E-2" table:formula="of:=1/([.$A29]*[.Y$2]*2*PI())" table:style-name="ce8">
            <text:p>0.060469203</text:p>
          </table:table-cell>
          <table:table-cell table:number-columns-repeated="16359"/>
        </table:table-row>
        <table:table-row table:style-name="ro1">
          <table:table-cell office:value-type="float" office:value="6800" table:formula="of:=[resistor.A29]" table:style-name="ce1">
            <text:p>6800</text:p>
          </table:table-cell>
          <table:table-cell office:value-type="float" office:value="2340513.8689984609" table:formula="of:=1/([.$A30]*[.B$2]*2*PI())" table:style-name="ce8">
            <text:p>2340513.869</text:p>
          </table:table-cell>
          <table:table-cell office:value-type="float" office:value="1063869.9404538458" table:formula="of:=1/([.$A30]*[.C$2]*2*PI())" table:style-name="ce8">
            <text:p>1063869.94</text:p>
          </table:table-cell>
          <table:table-cell office:value-type="float" office:value="497981.6742549917" table:formula="of:=1/([.$A30]*[.D$2]*2*PI())" table:style-name="ce8">
            <text:p>497981.6743</text:p>
          </table:table-cell>
          <table:table-cell office:value-type="float" office:value="234051.38689984608" table:formula="of:=1/([.$A30]*[.E$2]*2*PI())" table:style-name="ce8">
            <text:p>234051.3869</text:p>
          </table:table-cell>
          <table:table-cell office:value-type="float" office:value="106386.99404538459" table:formula="of:=1/([.$A30]*[.F$2]*2*PI())" table:style-name="ce8">
            <text:p>106386.994</text:p>
          </table:table-cell>
          <table:table-cell office:value-type="float" office:value="49798.167425499159" table:formula="of:=1/([.$A30]*[.G$2]*2*PI())" table:style-name="ce8">
            <text:p>49798.16743</text:p>
          </table:table-cell>
          <table:table-cell office:value-type="float" office:value="23405.138689984607" table:formula="of:=1/([.$A30]*[.H$2]*2*PI())" table:style-name="ce8">
            <text:p>23405.13869</text:p>
          </table:table-cell>
          <table:table-cell office:value-type="float" office:value="10638.69940453846" table:formula="of:=1/([.$A30]*[.I$2]*2*PI())" table:style-name="ce8">
            <text:p>10638.6994</text:p>
          </table:table-cell>
          <table:table-cell office:value-type="float" office:value="4979.8167425499169" table:formula="of:=1/([.$A30]*[.J$2]*2*PI())" table:style-name="ce8">
            <text:p>4979.816743</text:p>
          </table:table-cell>
          <table:table-cell office:value-type="float" office:value="2340.513868998461" table:formula="of:=1/([.$A30]*[.K$2]*2*PI())" table:style-name="ce8">
            <text:p>2340.513869</text:p>
          </table:table-cell>
          <table:table-cell office:value-type="float" office:value="1063.8699404538461" table:formula="of:=1/([.$A30]*[.L$2]*2*PI())" table:style-name="ce8">
            <text:p>1063.86994</text:p>
          </table:table-cell>
          <table:table-cell office:value-type="float" office:value="497.98167425499179" table:formula="of:=1/([.$A30]*[.M$2]*2*PI())" table:style-name="ce8">
            <text:p>497.9816743</text:p>
          </table:table-cell>
          <table:table-cell office:value-type="float" office:value="234.05138689984611" table:formula="of:=1/([.$A30]*[.N$2]*2*PI())" table:style-name="ce8">
            <text:p>234.0513869</text:p>
          </table:table-cell>
          <table:table-cell office:value-type="float" office:value="106.38699404538458" table:formula="of:=1/([.$A30]*[.O$2]*2*PI())" table:style-name="ce8">
            <text:p>106.386994</text:p>
          </table:table-cell>
          <table:table-cell office:value-type="float" office:value="49.798167425499166" table:formula="of:=1/([.$A30]*[.P$2]*2*PI())" table:style-name="ce8">
            <text:p>49.79816743</text:p>
          </table:table-cell>
          <table:table-cell office:value-type="float" office:value="23.405138689984611" table:formula="of:=1/([.$A30]*[.Q$2]*2*PI())" table:style-name="ce8">
            <text:p>23.40513869</text:p>
          </table:table-cell>
          <table:table-cell office:value-type="float" office:value="10.638699404538459" table:formula="of:=1/([.$A30]*[.R$2]*2*PI())" table:style-name="ce8">
            <text:p>10.6386994</text:p>
          </table:table-cell>
          <table:table-cell office:value-type="float" office:value="4.9798167425499162" table:formula="of:=1/([.$A30]*[.S$2]*2*PI())" table:style-name="ce8">
            <text:p>4.979816743</text:p>
          </table:table-cell>
          <table:table-cell office:value-type="float" office:value="2.3405138689984608" table:formula="of:=1/([.$A30]*[.T$2]*2*PI())" table:style-name="ce8">
            <text:p>2.340513869</text:p>
          </table:table-cell>
          <table:table-cell office:value-type="float" office:value="1.0638699404538461" table:formula="of:=1/([.$A30]*[.U$2]*2*PI())" table:style-name="ce8">
            <text:p>1.06386994</text:p>
          </table:table-cell>
          <table:table-cell office:value-type="float" office:value="0.49798167425499168" table:formula="of:=1/([.$A30]*[.V$2]*2*PI())" table:style-name="ce8">
            <text:p>0.497981674</text:p>
          </table:table-cell>
          <table:table-cell office:value-type="float" office:value="0.23405138689984606" table:formula="of:=1/([.$A30]*[.W$2]*2*PI())" table:style-name="ce8">
            <text:p>0.234051387</text:p>
          </table:table-cell>
          <table:table-cell office:value-type="float" office:value="0.10638699404538458" table:formula="of:=1/([.$A30]*[.X$2]*2*PI())" table:style-name="ce8">
            <text:p>0.106386994</text:p>
          </table:table-cell>
          <table:table-cell office:value-type="float" office:value="4.9798167425499175E-2" table:formula="of:=1/([.$A30]*[.Y$2]*2*PI())" table:style-name="ce8">
            <text:p>0.049798167</text:p>
          </table:table-cell>
          <table:table-cell table:number-columns-repeated="16359"/>
        </table:table-row>
        <table:table-row table:style-name="ro1">
          <table:table-cell office:value-type="float" office:value="10000" table:formula="of:=[resistor.A30]" table:style-name="ce1">
            <text:p>10000</text:p>
          </table:table-cell>
          <table:table-cell office:value-type="float" office:value="1591549.4309189534" table:formula="of:=1/([.$A31]*[.B$2]*2*PI())" table:style-name="ce8">
            <text:p>1591549.431</text:p>
          </table:table-cell>
          <table:table-cell office:value-type="float" office:value="723431.55950861517" table:formula="of:=1/([.$A31]*[.C$2]*2*PI())" table:style-name="ce8">
            <text:p>723431.5595</text:p>
          </table:table-cell>
          <table:table-cell office:value-type="float" office:value="338627.53849339433" table:formula="of:=1/([.$A31]*[.D$2]*2*PI())" table:style-name="ce8">
            <text:p>338627.5385</text:p>
          </table:table-cell>
          <table:table-cell office:value-type="float" office:value="159154.94309189534" table:formula="of:=1/([.$A31]*[.E$2]*2*PI())" table:style-name="ce8">
            <text:p>159154.9431</text:p>
          </table:table-cell>
          <table:table-cell office:value-type="float" office:value="72343.155950861532" table:formula="of:=1/([.$A31]*[.F$2]*2*PI())" table:style-name="ce8">
            <text:p>72343.15595</text:p>
          </table:table-cell>
          <table:table-cell office:value-type="float" office:value="33862.753849339431" table:formula="of:=1/([.$A31]*[.G$2]*2*PI())" table:style-name="ce8">
            <text:p>33862.75385</text:p>
          </table:table-cell>
          <table:table-cell office:value-type="float" office:value="15915.494309189533" table:formula="of:=1/([.$A31]*[.H$2]*2*PI())" table:style-name="ce8">
            <text:p>15915.49431</text:p>
          </table:table-cell>
          <table:table-cell office:value-type="float" office:value="7234.3155950861519" table:formula="of:=1/([.$A31]*[.I$2]*2*PI())" table:style-name="ce8">
            <text:p>7234.315595</text:p>
          </table:table-cell>
          <table:table-cell office:value-type="float" office:value="3386.2753849339438" table:formula="of:=1/([.$A31]*[.J$2]*2*PI())" table:style-name="ce8">
            <text:p>3386.275385</text:p>
          </table:table-cell>
          <table:table-cell office:value-type="float" office:value="1591.5494309189535" table:formula="of:=1/([.$A31]*[.K$2]*2*PI())" table:style-name="ce8">
            <text:p>1591.549431</text:p>
          </table:table-cell>
          <table:table-cell office:value-type="float" office:value="723.43155950861524" table:formula="of:=1/([.$A31]*[.L$2]*2*PI())" table:style-name="ce8">
            <text:p>723.4315595</text:p>
          </table:table-cell>
          <table:table-cell office:value-type="float" office:value="338.62753849339435" table:formula="of:=1/([.$A31]*[.M$2]*2*PI())" table:style-name="ce8">
            <text:p>338.6275385</text:p>
          </table:table-cell>
          <table:table-cell office:value-type="float" office:value="159.15494309189532" table:formula="of:=1/([.$A31]*[.N$2]*2*PI())" table:style-name="ce8">
            <text:p>159.1549431</text:p>
          </table:table-cell>
          <table:table-cell office:value-type="float" office:value="72.343155950861515" table:formula="of:=1/([.$A31]*[.O$2]*2*PI())" table:style-name="ce8">
            <text:p>72.34315595</text:p>
          </table:table-cell>
          <table:table-cell office:value-type="float" office:value="33.862753849339434" table:formula="of:=1/([.$A31]*[.P$2]*2*PI())" table:style-name="ce8">
            <text:p>33.86275385</text:p>
          </table:table-cell>
          <table:table-cell office:value-type="float" office:value="15.915494309189533" table:formula="of:=1/([.$A31]*[.Q$2]*2*PI())" table:style-name="ce8">
            <text:p>15.91549431</text:p>
          </table:table-cell>
          <table:table-cell office:value-type="float" office:value="7.2343155950861515" table:formula="of:=1/([.$A31]*[.R$2]*2*PI())" table:style-name="ce8">
            <text:p>7.234315595</text:p>
          </table:table-cell>
          <table:table-cell office:value-type="float" office:value="3.3862753849339433" table:formula="of:=1/([.$A31]*[.S$2]*2*PI())" table:style-name="ce8">
            <text:p>3.386275385</text:p>
          </table:table-cell>
          <table:table-cell office:value-type="float" office:value="1.5915494309189535" table:formula="of:=1/([.$A31]*[.T$2]*2*PI())" table:style-name="ce8">
            <text:p>1.591549431</text:p>
          </table:table-cell>
          <table:table-cell office:value-type="float" office:value="0.72343155950861526" table:formula="of:=1/([.$A31]*[.U$2]*2*PI())" table:style-name="ce8">
            <text:p>0.72343156</text:p>
          </table:table-cell>
          <table:table-cell office:value-type="float" office:value="0.33862753849339439" table:formula="of:=1/([.$A31]*[.V$2]*2*PI())" table:style-name="ce8">
            <text:p>0.338627538</text:p>
          </table:table-cell>
          <table:table-cell office:value-type="float" office:value="0.15915494309189535" table:formula="of:=1/([.$A31]*[.W$2]*2*PI())" table:style-name="ce8">
            <text:p>0.159154943</text:p>
          </table:table-cell>
          <table:table-cell office:value-type="float" office:value="7.2343155950861507E-2" table:formula="of:=1/([.$A31]*[.X$2]*2*PI())" table:style-name="ce8">
            <text:p>0.072343156</text:p>
          </table:table-cell>
          <table:table-cell office:value-type="float" office:value="3.3862753849339434E-2" table:formula="of:=1/([.$A31]*[.Y$2]*2*PI())" table:style-name="ce8">
            <text:p>0.033862754</text:p>
          </table:table-cell>
          <table:table-cell table:number-columns-repeated="16359"/>
        </table:table-row>
        <table:table-row table:style-name="ro1">
          <table:table-cell office:value-type="float" office:value="12000" table:formula="of:=[resistor.A31]" table:style-name="ce1">
            <text:p>12000</text:p>
          </table:table-cell>
          <table:table-cell office:value-type="float" office:value="1326291.1924324613" table:formula="of:=1/([.$A32]*[.B$2]*2*PI())" table:style-name="ce8">
            <text:p>1326291.192</text:p>
          </table:table-cell>
          <table:table-cell office:value-type="float" office:value="602859.6329238459" table:formula="of:=1/([.$A32]*[.C$2]*2*PI())" table:style-name="ce8">
            <text:p>602859.6329</text:p>
          </table:table-cell>
          <table:table-cell office:value-type="float" office:value="282189.61541116197" table:formula="of:=1/([.$A32]*[.D$2]*2*PI())" table:style-name="ce8">
            <text:p>282189.6154</text:p>
          </table:table-cell>
          <table:table-cell office:value-type="float" office:value="132629.11924324612" table:formula="of:=1/([.$A32]*[.E$2]*2*PI())" table:style-name="ce8">
            <text:p>132629.1192</text:p>
          </table:table-cell>
          <table:table-cell office:value-type="float" office:value="60285.963292384607" table:formula="of:=1/([.$A32]*[.F$2]*2*PI())" table:style-name="ce8">
            <text:p>60285.96329</text:p>
          </table:table-cell>
          <table:table-cell office:value-type="float" office:value="28218.96154111619" table:formula="of:=1/([.$A32]*[.G$2]*2*PI())" table:style-name="ce8">
            <text:p>28218.96154</text:p>
          </table:table-cell>
          <table:table-cell office:value-type="float" office:value="13262.911924324611" table:formula="of:=1/([.$A32]*[.H$2]*2*PI())" table:style-name="ce8">
            <text:p>13262.91192</text:p>
          </table:table-cell>
          <table:table-cell office:value-type="float" office:value="6028.5963292384604" table:formula="of:=1/([.$A32]*[.I$2]*2*PI())" table:style-name="ce8">
            <text:p>6028.596329</text:p>
          </table:table-cell>
          <table:table-cell office:value-type="float" office:value="2821.8961541116191" table:formula="of:=1/([.$A32]*[.J$2]*2*PI())" table:style-name="ce8">
            <text:p>2821.896154</text:p>
          </table:table-cell>
          <table:table-cell office:value-type="float" office:value="1326.2911924324612" table:formula="of:=1/([.$A32]*[.K$2]*2*PI())" table:style-name="ce8">
            <text:p>1326.291192</text:p>
          </table:table-cell>
          <table:table-cell office:value-type="float" office:value="602.85963292384611" table:formula="of:=1/([.$A32]*[.L$2]*2*PI())" table:style-name="ce8">
            <text:p>602.8596329</text:p>
          </table:table-cell>
          <table:table-cell office:value-type="float" office:value="282.18961541116198" table:formula="of:=1/([.$A32]*[.M$2]*2*PI())" table:style-name="ce8">
            <text:p>282.1896154</text:p>
          </table:table-cell>
          <table:table-cell office:value-type="float" office:value="132.62911924324612" table:formula="of:=1/([.$A32]*[.N$2]*2*PI())" table:style-name="ce8">
            <text:p>132.6291192</text:p>
          </table:table-cell>
          <table:table-cell office:value-type="float" office:value="60.285963292384601" table:formula="of:=1/([.$A32]*[.O$2]*2*PI())" table:style-name="ce8">
            <text:p>60.28596329</text:p>
          </table:table-cell>
          <table:table-cell office:value-type="float" office:value="28.218961541116197" table:formula="of:=1/([.$A32]*[.P$2]*2*PI())" table:style-name="ce8">
            <text:p>28.21896154</text:p>
          </table:table-cell>
          <table:table-cell office:value-type="float" office:value="13.262911924324612" table:formula="of:=1/([.$A32]*[.Q$2]*2*PI())" table:style-name="ce8">
            <text:p>13.26291192</text:p>
          </table:table-cell>
          <table:table-cell office:value-type="float" office:value="6.0285963292384599" table:formula="of:=1/([.$A32]*[.R$2]*2*PI())" table:style-name="ce8">
            <text:p>6.028596329</text:p>
          </table:table-cell>
          <table:table-cell office:value-type="float" office:value="2.8218961541116196" table:formula="of:=1/([.$A32]*[.S$2]*2*PI())" table:style-name="ce8">
            <text:p>2.821896154</text:p>
          </table:table-cell>
          <table:table-cell office:value-type="float" office:value="1.326291192432461" table:formula="of:=1/([.$A32]*[.T$2]*2*PI())" table:style-name="ce8">
            <text:p>1.326291192</text:p>
          </table:table-cell>
          <table:table-cell office:value-type="float" office:value="0.60285963292384592" table:formula="of:=1/([.$A32]*[.U$2]*2*PI())" table:style-name="ce8">
            <text:p>0.602859633</text:p>
          </table:table-cell>
          <table:table-cell office:value-type="float" office:value="0.28218961541116194" table:formula="of:=1/([.$A32]*[.V$2]*2*PI())" table:style-name="ce8">
            <text:p>0.282189615</text:p>
          </table:table-cell>
          <table:table-cell office:value-type="float" office:value="0.13262911924324611" table:formula="of:=1/([.$A32]*[.W$2]*2*PI())" table:style-name="ce8">
            <text:p>0.132629119</text:p>
          </table:table-cell>
          <table:table-cell office:value-type="float" office:value="6.0285963292384594E-2" table:formula="of:=1/([.$A32]*[.X$2]*2*PI())" table:style-name="ce8">
            <text:p>0.060285963</text:p>
          </table:table-cell>
          <table:table-cell office:value-type="float" office:value="2.8218961541116198E-2" table:formula="of:=1/([.$A32]*[.Y$2]*2*PI())" table:style-name="ce8">
            <text:p>0.028218962</text:p>
          </table:table-cell>
          <table:table-cell table:number-columns-repeated="16359"/>
        </table:table-row>
        <table:table-row table:style-name="ro1">
          <table:table-cell office:value-type="float" office:value="15000" table:formula="of:=[resistor.A32]" table:style-name="ce1">
            <text:p>15000</text:p>
          </table:table-cell>
          <table:table-cell office:value-type="float" office:value="1061032.953945969" table:formula="of:=1/([.$A33]*[.B$2]*2*PI())" table:style-name="ce8">
            <text:p>1061032.954</text:p>
          </table:table-cell>
          <table:table-cell office:value-type="float" office:value="482287.70633907674" table:formula="of:=1/([.$A33]*[.C$2]*2*PI())" table:style-name="ce8">
            <text:p>482287.7063</text:p>
          </table:table-cell>
          <table:table-cell office:value-type="float" office:value="225751.69232892952" table:formula="of:=1/([.$A33]*[.D$2]*2*PI())" table:style-name="ce8">
            <text:p>225751.6923</text:p>
          </table:table-cell>
          <table:table-cell office:value-type="float" office:value="106103.29539459689" table:formula="of:=1/([.$A33]*[.E$2]*2*PI())" table:style-name="ce8">
            <text:p>106103.2954</text:p>
          </table:table-cell>
          <table:table-cell office:value-type="float" office:value="48228.770633907683" table:formula="of:=1/([.$A33]*[.F$2]*2*PI())" table:style-name="ce8">
            <text:p>48228.77063</text:p>
          </table:table-cell>
          <table:table-cell office:value-type="float" office:value="22575.169232892953" table:formula="of:=1/([.$A33]*[.G$2]*2*PI())" table:style-name="ce8">
            <text:p>22575.16923</text:p>
          </table:table-cell>
          <table:table-cell office:value-type="float" office:value="10610.32953945969" table:formula="of:=1/([.$A33]*[.H$2]*2*PI())" table:style-name="ce8">
            <text:p>10610.32954</text:p>
          </table:table-cell>
          <table:table-cell office:value-type="float" office:value="4822.8770633907689" table:formula="of:=1/([.$A33]*[.I$2]*2*PI())" table:style-name="ce8">
            <text:p>4822.877063</text:p>
          </table:table-cell>
          <table:table-cell office:value-type="float" office:value="2257.5169232892958" table:formula="of:=1/([.$A33]*[.J$2]*2*PI())" table:style-name="ce8">
            <text:p>2257.516923</text:p>
          </table:table-cell>
          <table:table-cell office:value-type="float" office:value="1061.0329539459688" table:formula="of:=1/([.$A33]*[.K$2]*2*PI())" table:style-name="ce8">
            <text:p>1061.032954</text:p>
          </table:table-cell>
          <table:table-cell office:value-type="float" office:value="482.28770633907681" table:formula="of:=1/([.$A33]*[.L$2]*2*PI())" table:style-name="ce8">
            <text:p>482.2877063</text:p>
          </table:table-cell>
          <table:table-cell office:value-type="float" office:value="225.75169232892958" table:formula="of:=1/([.$A33]*[.M$2]*2*PI())" table:style-name="ce8">
            <text:p>225.7516923</text:p>
          </table:table-cell>
          <table:table-cell office:value-type="float" office:value="106.1032953945969" table:formula="of:=1/([.$A33]*[.N$2]*2*PI())" table:style-name="ce8">
            <text:p>106.1032954</text:p>
          </table:table-cell>
          <table:table-cell office:value-type="float" office:value="48.228770633907679" table:formula="of:=1/([.$A33]*[.O$2]*2*PI())" table:style-name="ce8">
            <text:p>48.22877063</text:p>
          </table:table-cell>
          <table:table-cell office:value-type="float" office:value="22.575169232892957" table:formula="of:=1/([.$A33]*[.P$2]*2*PI())" table:style-name="ce8">
            <text:p>22.57516923</text:p>
          </table:table-cell>
          <table:table-cell office:value-type="float" office:value="10.610329539459689" table:formula="of:=1/([.$A33]*[.Q$2]*2*PI())" table:style-name="ce8">
            <text:p>10.61032954</text:p>
          </table:table-cell>
          <table:table-cell office:value-type="float" office:value="4.8228770633907674" table:formula="of:=1/([.$A33]*[.R$2]*2*PI())" table:style-name="ce8">
            <text:p>4.822877063</text:p>
          </table:table-cell>
          <table:table-cell office:value-type="float" office:value="2.2575169232892955" table:formula="of:=1/([.$A33]*[.S$2]*2*PI())" table:style-name="ce8">
            <text:p>2.257516923</text:p>
          </table:table-cell>
          <table:table-cell office:value-type="float" office:value="1.0610329539459689" table:formula="of:=1/([.$A33]*[.T$2]*2*PI())" table:style-name="ce8">
            <text:p>1.061032954</text:p>
          </table:table-cell>
          <table:table-cell office:value-type="float" office:value="0.48228770633907675" table:formula="of:=1/([.$A33]*[.U$2]*2*PI())" table:style-name="ce8">
            <text:p>0.482287706</text:p>
          </table:table-cell>
          <table:table-cell office:value-type="float" office:value="0.22575169232892958" table:formula="of:=1/([.$A33]*[.V$2]*2*PI())" table:style-name="ce8">
            <text:p>0.225751692</text:p>
          </table:table-cell>
          <table:table-cell office:value-type="float" office:value="0.1061032953945969" table:formula="of:=1/([.$A33]*[.W$2]*2*PI())" table:style-name="ce8">
            <text:p>0.106103295</text:p>
          </table:table-cell>
          <table:table-cell office:value-type="float" office:value="4.822877063390768E-2" table:formula="of:=1/([.$A33]*[.X$2]*2*PI())" table:style-name="ce8">
            <text:p>0.048228771</text:p>
          </table:table-cell>
          <table:table-cell office:value-type="float" office:value="2.2575169232892954E-2" table:formula="of:=1/([.$A33]*[.Y$2]*2*PI())" table:style-name="ce8">
            <text:p>0.022575169</text:p>
          </table:table-cell>
          <table:table-cell table:number-columns-repeated="16359"/>
        </table:table-row>
        <table:table-row table:style-name="ro1">
          <table:table-cell office:value-type="float" office:value="18000" table:formula="of:=[resistor.A33]" table:style-name="ce2">
            <text:p>18000</text:p>
          </table:table-cell>
          <table:table-cell office:value-type="float" office:value="884194.12828830746" table:formula="of:=1/([.$A34]*[.B$2]*2*PI())" table:style-name="ce8">
            <text:p>884194.1283</text:p>
          </table:table-cell>
          <table:table-cell office:value-type="float" office:value="401906.4219492306" table:formula="of:=1/([.$A34]*[.C$2]*2*PI())" table:style-name="ce8">
            <text:p>401906.4219</text:p>
          </table:table-cell>
          <table:table-cell office:value-type="float" office:value="188126.41027410797" table:formula="of:=1/([.$A34]*[.D$2]*2*PI())" table:style-name="ce8">
            <text:p>188126.4103</text:p>
          </table:table-cell>
          <table:table-cell office:value-type="float" office:value="88419.41282883074" table:formula="of:=1/([.$A34]*[.E$2]*2*PI())" table:style-name="ce8">
            <text:p>88419.41283</text:p>
          </table:table-cell>
          <table:table-cell office:value-type="float" office:value="40190.642194923064" table:formula="of:=1/([.$A34]*[.F$2]*2*PI())" table:style-name="ce8">
            <text:p>40190.64219</text:p>
          </table:table-cell>
          <table:table-cell office:value-type="float" office:value="18812.641027410795" table:formula="of:=1/([.$A34]*[.G$2]*2*PI())" table:style-name="ce8">
            <text:p>18812.64103</text:p>
          </table:table-cell>
          <table:table-cell office:value-type="float" office:value="8841.9412828830755" table:formula="of:=1/([.$A34]*[.H$2]*2*PI())" table:style-name="ce8">
            <text:p>8841.941283</text:p>
          </table:table-cell>
          <table:table-cell office:value-type="float" office:value="4019.0642194923066" table:formula="of:=1/([.$A34]*[.I$2]*2*PI())" table:style-name="ce8">
            <text:p>4019.064219</text:p>
          </table:table-cell>
          <table:table-cell office:value-type="float" office:value="1881.2641027410798" table:formula="of:=1/([.$A34]*[.J$2]*2*PI())" table:style-name="ce8">
            <text:p>1881.264103</text:p>
          </table:table-cell>
          <table:table-cell office:value-type="float" office:value="884.1941282883073" table:formula="of:=1/([.$A34]*[.K$2]*2*PI())" table:style-name="ce8">
            <text:p>884.1941283</text:p>
          </table:table-cell>
          <table:table-cell office:value-type="float" office:value="401.90642194923066" table:formula="of:=1/([.$A34]*[.L$2]*2*PI())" table:style-name="ce8">
            <text:p>401.9064219</text:p>
          </table:table-cell>
          <table:table-cell office:value-type="float" office:value="188.126410274108" table:formula="of:=1/([.$A34]*[.M$2]*2*PI())" table:style-name="ce8">
            <text:p>188.1264103</text:p>
          </table:table-cell>
          <table:table-cell office:value-type="float" office:value="88.419412828830744" table:formula="of:=1/([.$A34]*[.N$2]*2*PI())" table:style-name="ce8">
            <text:p>88.41941283</text:p>
          </table:table-cell>
          <table:table-cell office:value-type="float" office:value="40.190642194923065" table:formula="of:=1/([.$A34]*[.O$2]*2*PI())" table:style-name="ce8">
            <text:p>40.19064219</text:p>
          </table:table-cell>
          <table:table-cell office:value-type="float" office:value="18.812641027410795" table:formula="of:=1/([.$A34]*[.P$2]*2*PI())" table:style-name="ce8">
            <text:p>18.81264103</text:p>
          </table:table-cell>
          <table:table-cell office:value-type="float" office:value="8.8419412828830755" table:formula="of:=1/([.$A34]*[.Q$2]*2*PI())" table:style-name="ce8">
            <text:p>8.841941283</text:p>
          </table:table-cell>
          <table:table-cell office:value-type="float" office:value="4.0190642194923063" table:formula="of:=1/([.$A34]*[.R$2]*2*PI())" table:style-name="ce8">
            <text:p>4.019064219</text:p>
          </table:table-cell>
          <table:table-cell office:value-type="float" office:value="1.8812641027410797" table:formula="of:=1/([.$A34]*[.S$2]*2*PI())" table:style-name="ce8">
            <text:p>1.881264103</text:p>
          </table:table-cell>
          <table:table-cell office:value-type="float" office:value="0.88419412828830746" table:formula="of:=1/([.$A34]*[.T$2]*2*PI())" table:style-name="ce8">
            <text:p>0.884194128</text:p>
          </table:table-cell>
          <table:table-cell office:value-type="float" office:value="0.40190642194923071" table:formula="of:=1/([.$A34]*[.U$2]*2*PI())" table:style-name="ce8">
            <text:p>0.401906422</text:p>
          </table:table-cell>
          <table:table-cell office:value-type="float" office:value="0.18812641027410798" table:formula="of:=1/([.$A34]*[.V$2]*2*PI())" table:style-name="ce8">
            <text:p>0.18812641</text:p>
          </table:table-cell>
          <table:table-cell office:value-type="float" office:value="8.8419412828830743E-2" table:formula="of:=1/([.$A34]*[.W$2]*2*PI())" table:style-name="ce8">
            <text:p>0.088419413</text:p>
          </table:table-cell>
          <table:table-cell office:value-type="float" office:value="4.0190642194923062E-2" table:formula="of:=1/([.$A34]*[.X$2]*2*PI())" table:style-name="ce8">
            <text:p>0.040190642</text:p>
          </table:table-cell>
          <table:table-cell office:value-type="float" office:value="1.8812641027410801E-2" table:formula="of:=1/([.$A34]*[.Y$2]*2*PI())" table:style-name="ce8">
            <text:p>0.018812641</text:p>
          </table:table-cell>
          <table:table-cell table:number-columns-repeated="16359"/>
        </table:table-row>
        <table:table-row table:style-name="ro1">
          <table:table-cell office:value-type="float" office:value="22000" table:formula="of:=[resistor.A34]" table:style-name="ce1">
            <text:p>22000</text:p>
          </table:table-cell>
          <table:table-cell office:value-type="float" office:value="723431.55950861529" table:formula="of:=1/([.$A35]*[.B$2]*2*PI())" table:style-name="ce8">
            <text:p>723431.5595</text:p>
          </table:table-cell>
          <table:table-cell office:value-type="float" office:value="328832.52704937052" table:formula="of:=1/([.$A35]*[.C$2]*2*PI())" table:style-name="ce8">
            <text:p>328832.527</text:p>
          </table:table-cell>
          <table:table-cell office:value-type="float" office:value="153921.60840608834" table:formula="of:=1/([.$A35]*[.D$2]*2*PI())" table:style-name="ce8">
            <text:p>153921.6084</text:p>
          </table:table-cell>
          <table:table-cell office:value-type="float" office:value="72343.155950861517" table:formula="of:=1/([.$A35]*[.E$2]*2*PI())" table:style-name="ce8">
            <text:p>72343.15595</text:p>
          </table:table-cell>
          <table:table-cell office:value-type="float" office:value="32883.252704937055" table:formula="of:=1/([.$A35]*[.F$2]*2*PI())" table:style-name="ce8">
            <text:p>32883.2527</text:p>
          </table:table-cell>
          <table:table-cell office:value-type="float" office:value="15392.160840608833" table:formula="of:=1/([.$A35]*[.G$2]*2*PI())" table:style-name="ce8">
            <text:p>15392.16084</text:p>
          </table:table-cell>
          <table:table-cell office:value-type="float" office:value="7234.315595086151" table:formula="of:=1/([.$A35]*[.H$2]*2*PI())" table:style-name="ce8">
            <text:p>7234.315595</text:p>
          </table:table-cell>
          <table:table-cell office:value-type="float" office:value="3288.3252704937058" table:formula="of:=1/([.$A35]*[.I$2]*2*PI())" table:style-name="ce8">
            <text:p>3288.32527</text:p>
          </table:table-cell>
          <table:table-cell office:value-type="float" office:value="1539.2160840608835" table:formula="of:=1/([.$A35]*[.J$2]*2*PI())" table:style-name="ce8">
            <text:p>1539.216084</text:p>
          </table:table-cell>
          <table:table-cell office:value-type="float" office:value="723.43155950861512" table:formula="of:=1/([.$A35]*[.K$2]*2*PI())" table:style-name="ce8">
            <text:p>723.4315595</text:p>
          </table:table-cell>
          <table:table-cell office:value-type="float" office:value="328.83252704937058" table:formula="of:=1/([.$A35]*[.L$2]*2*PI())" table:style-name="ce8">
            <text:p>328.832527</text:p>
          </table:table-cell>
          <table:table-cell office:value-type="float" office:value="153.92160840608832" table:formula="of:=1/([.$A35]*[.M$2]*2*PI())" table:style-name="ce8">
            <text:p>153.9216084</text:p>
          </table:table-cell>
          <table:table-cell office:value-type="float" office:value="72.343155950861529" table:formula="of:=1/([.$A35]*[.N$2]*2*PI())" table:style-name="ce8">
            <text:p>72.34315595</text:p>
          </table:table-cell>
          <table:table-cell office:value-type="float" office:value="32.88325270493705" table:formula="of:=1/([.$A35]*[.O$2]*2*PI())" table:style-name="ce8">
            <text:p>32.8832527</text:p>
          </table:table-cell>
          <table:table-cell office:value-type="float" office:value="15.392160840608833" table:formula="of:=1/([.$A35]*[.P$2]*2*PI())" table:style-name="ce8">
            <text:p>15.39216084</text:p>
          </table:table-cell>
          <table:table-cell office:value-type="float" office:value="7.2343155950861533" table:formula="of:=1/([.$A35]*[.Q$2]*2*PI())" table:style-name="ce8">
            <text:p>7.234315595</text:p>
          </table:table-cell>
          <table:table-cell office:value-type="float" office:value="3.2883252704937047" table:formula="of:=1/([.$A35]*[.R$2]*2*PI())" table:style-name="ce8">
            <text:p>3.28832527</text:p>
          </table:table-cell>
          <table:table-cell office:value-type="float" office:value="1.5392160840608835" table:formula="of:=1/([.$A35]*[.S$2]*2*PI())" table:style-name="ce8">
            <text:p>1.539216084</text:p>
          </table:table-cell>
          <table:table-cell office:value-type="float" office:value="0.72343155950861515" table:formula="of:=1/([.$A35]*[.T$2]*2*PI())" table:style-name="ce8">
            <text:p>0.72343156</text:p>
          </table:table-cell>
          <table:table-cell office:value-type="float" office:value="0.32883252704937055" table:formula="of:=1/([.$A35]*[.U$2]*2*PI())" table:style-name="ce8">
            <text:p>0.328832527</text:p>
          </table:table-cell>
          <table:table-cell office:value-type="float" office:value="0.15392160840608834" table:formula="of:=1/([.$A35]*[.V$2]*2*PI())" table:style-name="ce8">
            <text:p>0.153921608</text:p>
          </table:table-cell>
          <table:table-cell office:value-type="float" office:value="7.2343155950861507E-2" table:formula="of:=1/([.$A35]*[.W$2]*2*PI())" table:style-name="ce8">
            <text:p>0.072343156</text:p>
          </table:table-cell>
          <table:table-cell office:value-type="float" office:value="3.2883252704937055E-2" table:formula="of:=1/([.$A35]*[.X$2]*2*PI())" table:style-name="ce8">
            <text:p>0.032883253</text:p>
          </table:table-cell>
          <table:table-cell office:value-type="float" office:value="1.5392160840608834E-2" table:formula="of:=1/([.$A35]*[.Y$2]*2*PI())" table:style-name="ce8">
            <text:p>0.015392161</text:p>
          </table:table-cell>
          <table:table-cell table:number-columns-repeated="16359"/>
        </table:table-row>
        <table:table-row table:style-name="ro1">
          <table:table-cell office:value-type="float" office:value="27000" table:formula="of:=[resistor.A35]" table:style-name="ce1">
            <text:p>27000</text:p>
          </table:table-cell>
          <table:table-cell office:value-type="float" office:value="589462.75219220493" table:formula="of:=1/([.$A36]*[.B$2]*2*PI())" table:style-name="ce8">
            <text:p>589462.7522</text:p>
          </table:table-cell>
          <table:table-cell office:value-type="float" office:value="267937.61463282042" table:formula="of:=1/([.$A36]*[.C$2]*2*PI())" table:style-name="ce8">
            <text:p>267937.6146</text:p>
          </table:table-cell>
          <table:table-cell office:value-type="float" office:value="125417.6068494053" table:formula="of:=1/([.$A36]*[.D$2]*2*PI())" table:style-name="ce8">
            <text:p>125417.6068</text:p>
          </table:table-cell>
          <table:table-cell office:value-type="float" office:value="58946.275219220501" table:formula="of:=1/([.$A36]*[.E$2]*2*PI())" table:style-name="ce8">
            <text:p>58946.27522</text:p>
          </table:table-cell>
          <table:table-cell office:value-type="float" office:value="26793.761463282044" table:formula="of:=1/([.$A36]*[.F$2]*2*PI())" table:style-name="ce8">
            <text:p>26793.76146</text:p>
          </table:table-cell>
          <table:table-cell office:value-type="float" office:value="12541.760684940531" table:formula="of:=1/([.$A36]*[.G$2]*2*PI())" table:style-name="ce8">
            <text:p>12541.76068</text:p>
          </table:table-cell>
          <table:table-cell office:value-type="float" office:value="5894.6275219220497" table:formula="of:=1/([.$A36]*[.H$2]*2*PI())" table:style-name="ce8">
            <text:p>5894.627522</text:p>
          </table:table-cell>
          <table:table-cell office:value-type="float" office:value="2679.3761463282044" table:formula="of:=1/([.$A36]*[.I$2]*2*PI())" table:style-name="ce8">
            <text:p>2679.376146</text:p>
          </table:table-cell>
          <table:table-cell office:value-type="float" office:value="1254.1760684940532" table:formula="of:=1/([.$A36]*[.J$2]*2*PI())" table:style-name="ce8">
            <text:p>1254.176068</text:p>
          </table:table-cell>
          <table:table-cell office:value-type="float" office:value="589.46275219220502" table:formula="of:=1/([.$A36]*[.K$2]*2*PI())" table:style-name="ce8">
            <text:p>589.4627522</text:p>
          </table:table-cell>
          <table:table-cell office:value-type="float" office:value="267.9376146328205" table:formula="of:=1/([.$A36]*[.L$2]*2*PI())" table:style-name="ce8">
            <text:p>267.9376146</text:p>
          </table:table-cell>
          <table:table-cell office:value-type="float" office:value="125.41760684940532" table:formula="of:=1/([.$A36]*[.M$2]*2*PI())" table:style-name="ce8">
            <text:p>125.4176068</text:p>
          </table:table-cell>
          <table:table-cell office:value-type="float" office:value="58.946275219220503" table:formula="of:=1/([.$A36]*[.N$2]*2*PI())" table:style-name="ce8">
            <text:p>58.94627522</text:p>
          </table:table-cell>
          <table:table-cell office:value-type="float" office:value="26.793761463282046" table:formula="of:=1/([.$A36]*[.O$2]*2*PI())" table:style-name="ce8">
            <text:p>26.79376146</text:p>
          </table:table-cell>
          <table:table-cell office:value-type="float" office:value="12.541760684940531" table:formula="of:=1/([.$A36]*[.P$2]*2*PI())" table:style-name="ce8">
            <text:p>12.54176068</text:p>
          </table:table-cell>
          <table:table-cell office:value-type="float" office:value="5.8946275219220494" table:formula="of:=1/([.$A36]*[.Q$2]*2*PI())" table:style-name="ce8">
            <text:p>5.894627522</text:p>
          </table:table-cell>
          <table:table-cell office:value-type="float" office:value="2.6793761463282042" table:formula="of:=1/([.$A36]*[.R$2]*2*PI())" table:style-name="ce8">
            <text:p>2.679376146</text:p>
          </table:table-cell>
          <table:table-cell office:value-type="float" office:value="1.2541760684940533" table:formula="of:=1/([.$A36]*[.S$2]*2*PI())" table:style-name="ce8">
            <text:p>1.254176068</text:p>
          </table:table-cell>
          <table:table-cell office:value-type="float" office:value="0.5894627521922049" table:formula="of:=1/([.$A36]*[.T$2]*2*PI())" table:style-name="ce8">
            <text:p>0.589462752</text:p>
          </table:table-cell>
          <table:table-cell office:value-type="float" office:value="0.26793761463282045" table:formula="of:=1/([.$A36]*[.U$2]*2*PI())" table:style-name="ce8">
            <text:p>0.267937615</text:p>
          </table:table-cell>
          <table:table-cell office:value-type="float" office:value="0.12541760684940531" table:formula="of:=1/([.$A36]*[.V$2]*2*PI())" table:style-name="ce8">
            <text:p>0.125417607</text:p>
          </table:table-cell>
          <table:table-cell office:value-type="float" office:value="5.8946275219220495E-2" table:formula="of:=1/([.$A36]*[.W$2]*2*PI())" table:style-name="ce8">
            <text:p>0.058946275</text:p>
          </table:table-cell>
          <table:table-cell office:value-type="float" office:value="2.6793761463282044E-2" table:formula="of:=1/([.$A36]*[.X$2]*2*PI())" table:style-name="ce8">
            <text:p>0.026793761</text:p>
          </table:table-cell>
          <table:table-cell office:value-type="float" office:value="1.2541760684940532E-2" table:formula="of:=1/([.$A36]*[.Y$2]*2*PI())" table:style-name="ce8">
            <text:p>0.012541761</text:p>
          </table:table-cell>
          <table:table-cell table:number-columns-repeated="16359"/>
        </table:table-row>
        <table:table-row table:style-name="ro1">
          <table:table-cell office:value-type="float" office:value="33000" table:formula="of:=[resistor.A36]" table:style-name="ce1">
            <text:p>33000</text:p>
          </table:table-cell>
          <table:table-cell office:value-type="float" office:value="482287.70633907686" table:formula="of:=1/([.$A37]*[.B$2]*2*PI())" table:style-name="ce8">
            <text:p>482287.7063</text:p>
          </table:table-cell>
          <table:table-cell office:value-type="float" office:value="219221.68469958036" table:formula="of:=1/([.$A37]*[.C$2]*2*PI())" table:style-name="ce8">
            <text:p>219221.6847</text:p>
          </table:table-cell>
          <table:table-cell office:value-type="float" office:value="102614.40560405889" table:formula="of:=1/([.$A37]*[.D$2]*2*PI())" table:style-name="ce8">
            <text:p>102614.4056</text:p>
          </table:table-cell>
          <table:table-cell office:value-type="float" office:value="48228.770633907683" table:formula="of:=1/([.$A37]*[.E$2]*2*PI())" table:style-name="ce8">
            <text:p>48228.77063</text:p>
          </table:table-cell>
          <table:table-cell office:value-type="float" office:value="21922.168469958036" table:formula="of:=1/([.$A37]*[.F$2]*2*PI())" table:style-name="ce8">
            <text:p>21922.16847</text:p>
          </table:table-cell>
          <table:table-cell office:value-type="float" office:value="10261.440560405888" table:formula="of:=1/([.$A37]*[.G$2]*2*PI())" table:style-name="ce8">
            <text:p>10261.44056</text:p>
          </table:table-cell>
          <table:table-cell office:value-type="float" office:value="4822.8770633907679" table:formula="of:=1/([.$A37]*[.H$2]*2*PI())" table:style-name="ce8">
            <text:p>4822.877063</text:p>
          </table:table-cell>
          <table:table-cell office:value-type="float" office:value="2192.2168469958042" table:formula="of:=1/([.$A37]*[.I$2]*2*PI())" table:style-name="ce8">
            <text:p>2192.216847</text:p>
          </table:table-cell>
          <table:table-cell office:value-type="float" office:value="1026.1440560405888" table:formula="of:=1/([.$A37]*[.J$2]*2*PI())" table:style-name="ce8">
            <text:p>1026.144056</text:p>
          </table:table-cell>
          <table:table-cell office:value-type="float" office:value="482.28770633907681" table:formula="of:=1/([.$A37]*[.K$2]*2*PI())" table:style-name="ce8">
            <text:p>482.2877063</text:p>
          </table:table-cell>
          <table:table-cell office:value-type="float" office:value="219.22168469958035" table:formula="of:=1/([.$A37]*[.L$2]*2*PI())" table:style-name="ce8">
            <text:p>219.2216847</text:p>
          </table:table-cell>
          <table:table-cell office:value-type="float" office:value="102.6144056040589" table:formula="of:=1/([.$A37]*[.M$2]*2*PI())" table:style-name="ce8">
            <text:p>102.6144056</text:p>
          </table:table-cell>
          <table:table-cell office:value-type="float" office:value="48.228770633907679" table:formula="of:=1/([.$A37]*[.N$2]*2*PI())" table:style-name="ce8">
            <text:p>48.22877063</text:p>
          </table:table-cell>
          <table:table-cell office:value-type="float" office:value="21.922168469958034" table:formula="of:=1/([.$A37]*[.O$2]*2*PI())" table:style-name="ce8">
            <text:p>21.92216847</text:p>
          </table:table-cell>
          <table:table-cell office:value-type="float" office:value="10.261440560405891" table:formula="of:=1/([.$A37]*[.P$2]*2*PI())" table:style-name="ce8">
            <text:p>10.26144056</text:p>
          </table:table-cell>
          <table:table-cell office:value-type="float" office:value="4.8228770633907674" table:formula="of:=1/([.$A37]*[.Q$2]*2*PI())" table:style-name="ce8">
            <text:p>4.822877063</text:p>
          </table:table-cell>
          <table:table-cell office:value-type="float" office:value="2.1922168469958034" table:formula="of:=1/([.$A37]*[.R$2]*2*PI())" table:style-name="ce8">
            <text:p>2.192216847</text:p>
          </table:table-cell>
          <table:table-cell office:value-type="float" office:value="1.026144056040589" table:formula="of:=1/([.$A37]*[.S$2]*2*PI())" table:style-name="ce8">
            <text:p>1.026144056</text:p>
          </table:table-cell>
          <table:table-cell office:value-type="float" office:value="0.48228770633907675" table:formula="of:=1/([.$A37]*[.T$2]*2*PI())" table:style-name="ce8">
            <text:p>0.482287706</text:p>
          </table:table-cell>
          <table:table-cell office:value-type="float" office:value="0.21922168469958037" table:formula="of:=1/([.$A37]*[.U$2]*2*PI())" table:style-name="ce8">
            <text:p>0.219221685</text:p>
          </table:table-cell>
          <table:table-cell office:value-type="float" office:value="0.10261440560405889" table:formula="of:=1/([.$A37]*[.V$2]*2*PI())" table:style-name="ce8">
            <text:p>0.102614406</text:p>
          </table:table-cell>
          <table:table-cell office:value-type="float" office:value="4.822877063390768E-2" table:formula="of:=1/([.$A37]*[.W$2]*2*PI())" table:style-name="ce8">
            <text:p>0.048228771</text:p>
          </table:table-cell>
          <table:table-cell office:value-type="float" office:value="2.1922168469958033E-2" table:formula="of:=1/([.$A37]*[.X$2]*2*PI())" table:style-name="ce8">
            <text:p>0.021922168</text:p>
          </table:table-cell>
          <table:table-cell office:value-type="float" office:value="1.0261440560405889E-2" table:formula="of:=1/([.$A37]*[.Y$2]*2*PI())" table:style-name="ce8">
            <text:p>0.010261441</text:p>
          </table:table-cell>
          <table:table-cell table:number-columns-repeated="16359"/>
        </table:table-row>
        <table:table-row table:style-name="ro1">
          <table:table-cell office:value-type="float" office:value="39000" table:formula="of:=[resistor.A37]" table:style-name="ce2">
            <text:p>39000</text:p>
          </table:table-cell>
          <table:table-cell office:value-type="float" office:value="408089.59767152654" table:formula="of:=1/([.$A38]*[.B$2]*2*PI())" table:style-name="ce8">
            <text:p>408089.5977</text:p>
          </table:table-cell>
          <table:table-cell office:value-type="float" office:value="185495.27166887568" table:formula="of:=1/([.$A38]*[.C$2]*2*PI())" table:style-name="ce8">
            <text:p>185495.2717</text:p>
          </table:table-cell>
          <table:table-cell office:value-type="float" office:value="86827.573972665225" table:formula="of:=1/([.$A38]*[.D$2]*2*PI())" table:style-name="ce8">
            <text:p>86827.57397</text:p>
          </table:table-cell>
          <table:table-cell office:value-type="float" office:value="40808.95976715265" table:formula="of:=1/([.$A38]*[.E$2]*2*PI())" table:style-name="ce8">
            <text:p>40808.95977</text:p>
          </table:table-cell>
          <table:table-cell office:value-type="float" office:value="18549.527166887572" table:formula="of:=1/([.$A38]*[.F$2]*2*PI())" table:style-name="ce8">
            <text:p>18549.52717</text:p>
          </table:table-cell>
          <table:table-cell office:value-type="float" office:value="8682.7573972665214" table:formula="of:=1/([.$A38]*[.G$2]*2*PI())" table:style-name="ce8">
            <text:p>8682.757397</text:p>
          </table:table-cell>
          <table:table-cell office:value-type="float" office:value="4080.8959767152655" table:formula="of:=1/([.$A38]*[.H$2]*2*PI())" table:style-name="ce8">
            <text:p>4080.895977</text:p>
          </table:table-cell>
          <table:table-cell office:value-type="float" office:value="1854.9527166887569" table:formula="of:=1/([.$A38]*[.I$2]*2*PI())" table:style-name="ce8">
            <text:p>1854.952717</text:p>
          </table:table-cell>
          <table:table-cell office:value-type="float" office:value="868.2757397266522" table:formula="of:=1/([.$A38]*[.J$2]*2*PI())" table:style-name="ce8">
            <text:p>868.2757397</text:p>
          </table:table-cell>
          <table:table-cell office:value-type="float" office:value="408.08959767152658" table:formula="of:=1/([.$A38]*[.K$2]*2*PI())" table:style-name="ce8">
            <text:p>408.0895977</text:p>
          </table:table-cell>
          <table:table-cell office:value-type="float" office:value="185.49527166887569" table:formula="of:=1/([.$A38]*[.L$2]*2*PI())" table:style-name="ce8">
            <text:p>185.4952717</text:p>
          </table:table-cell>
          <table:table-cell office:value-type="float" office:value="86.82757397266522" table:formula="of:=1/([.$A38]*[.M$2]*2*PI())" table:style-name="ce8">
            <text:p>86.82757397</text:p>
          </table:table-cell>
          <table:table-cell office:value-type="float" office:value="40.808959767152658" table:formula="of:=1/([.$A38]*[.N$2]*2*PI())" table:style-name="ce8">
            <text:p>40.80895977</text:p>
          </table:table-cell>
          <table:table-cell office:value-type="float" office:value="18.549527166887568" table:formula="of:=1/([.$A38]*[.O$2]*2*PI())" table:style-name="ce8">
            <text:p>18.54952717</text:p>
          </table:table-cell>
          <table:table-cell office:value-type="float" office:value="8.6827573972665224" table:formula="of:=1/([.$A38]*[.P$2]*2*PI())" table:style-name="ce8">
            <text:p>8.682757397</text:p>
          </table:table-cell>
          <table:table-cell office:value-type="float" office:value="4.080895976715265" table:formula="of:=1/([.$A38]*[.Q$2]*2*PI())" table:style-name="ce8">
            <text:p>4.080895977</text:p>
          </table:table-cell>
          <table:table-cell office:value-type="float" office:value="1.8549527166887569" table:formula="of:=1/([.$A38]*[.R$2]*2*PI())" table:style-name="ce8">
            <text:p>1.854952717</text:p>
          </table:table-cell>
          <table:table-cell office:value-type="float" office:value="0.86827573972665217" table:formula="of:=1/([.$A38]*[.S$2]*2*PI())" table:style-name="ce8">
            <text:p>0.86827574</text:p>
          </table:table-cell>
          <table:table-cell office:value-type="float" office:value="0.40808959767152653" table:formula="of:=1/([.$A38]*[.T$2]*2*PI())" table:style-name="ce8">
            <text:p>0.408089598</text:p>
          </table:table-cell>
          <table:table-cell office:value-type="float" office:value="0.18549527166887569" table:formula="of:=1/([.$A38]*[.U$2]*2*PI())" table:style-name="ce8">
            <text:p>0.185495272</text:p>
          </table:table-cell>
          <table:table-cell office:value-type="float" office:value="8.6827573972665217E-2" table:formula="of:=1/([.$A38]*[.V$2]*2*PI())" table:style-name="ce8">
            <text:p>0.086827574</text:p>
          </table:table-cell>
          <table:table-cell office:value-type="float" office:value="4.0808959767152646E-2" table:formula="of:=1/([.$A38]*[.W$2]*2*PI())" table:style-name="ce8">
            <text:p>0.04080896</text:p>
          </table:table-cell>
          <table:table-cell office:value-type="float" office:value="1.8549527166887569E-2" table:formula="of:=1/([.$A38]*[.X$2]*2*PI())" table:style-name="ce8">
            <text:p>0.018549527</text:p>
          </table:table-cell>
          <table:table-cell office:value-type="float" office:value="8.6827573972665228E-3" table:formula="of:=1/([.$A38]*[.Y$2]*2*PI())" table:style-name="ce8">
            <text:p>0.008682757</text:p>
          </table:table-cell>
          <table:table-cell table:number-columns-repeated="16359"/>
        </table:table-row>
        <table:table-row table:style-name="ro1">
          <table:table-cell office:value-type="float" office:value="47000" table:formula="of:=[resistor.A38]" table:style-name="ce1">
            <text:p>47000</text:p>
          </table:table-cell>
          <table:table-cell office:value-type="float" office:value="338627.53849339439" table:formula="of:=1/([.$A39]*[.B$2]*2*PI())" table:style-name="ce8">
            <text:p>338627.5385</text:p>
          </table:table-cell>
          <table:table-cell office:value-type="float" office:value="153921.60840608831" table:formula="of:=1/([.$A39]*[.C$2]*2*PI())" table:style-name="ce8">
            <text:p>153921.6084</text:p>
          </table:table-cell>
          <table:table-cell office:value-type="float" office:value="72048.412445403053" table:formula="of:=1/([.$A39]*[.D$2]*2*PI())" table:style-name="ce8">
            <text:p>72048.41245</text:p>
          </table:table-cell>
          <table:table-cell office:value-type="float" office:value="33862.753849339431" table:formula="of:=1/([.$A39]*[.E$2]*2*PI())" table:style-name="ce8">
            <text:p>33862.75385</text:p>
          </table:table-cell>
          <table:table-cell office:value-type="float" office:value="15392.160840608836" table:formula="of:=1/([.$A39]*[.F$2]*2*PI())" table:style-name="ce8">
            <text:p>15392.16084</text:p>
          </table:table-cell>
          <table:table-cell office:value-type="float" office:value="7204.8412445403055" table:formula="of:=1/([.$A39]*[.G$2]*2*PI())" table:style-name="ce8">
            <text:p>7204.841245</text:p>
          </table:table-cell>
          <table:table-cell office:value-type="float" office:value="3386.2753849339429" table:formula="of:=1/([.$A39]*[.H$2]*2*PI())" table:style-name="ce8">
            <text:p>3386.275385</text:p>
          </table:table-cell>
          <table:table-cell office:value-type="float" office:value="1539.2160840608835" table:formula="of:=1/([.$A39]*[.I$2]*2*PI())" table:style-name="ce8">
            <text:p>1539.216084</text:p>
          </table:table-cell>
          <table:table-cell office:value-type="float" office:value="720.48412445403051" table:formula="of:=1/([.$A39]*[.J$2]*2*PI())" table:style-name="ce8">
            <text:p>720.4841245</text:p>
          </table:table-cell>
          <table:table-cell office:value-type="float" office:value="338.62753849339435" table:formula="of:=1/([.$A39]*[.K$2]*2*PI())" table:style-name="ce8">
            <text:p>338.6275385</text:p>
          </table:table-cell>
          <table:table-cell office:value-type="float" office:value="153.92160840608832" table:formula="of:=1/([.$A39]*[.L$2]*2*PI())" table:style-name="ce8">
            <text:p>153.9216084</text:p>
          </table:table-cell>
          <table:table-cell office:value-type="float" office:value="72.048412445403045" table:formula="of:=1/([.$A39]*[.M$2]*2*PI())" table:style-name="ce8">
            <text:p>72.04841245</text:p>
          </table:table-cell>
          <table:table-cell office:value-type="float" office:value="33.862753849339434" table:formula="of:=1/([.$A39]*[.N$2]*2*PI())" table:style-name="ce8">
            <text:p>33.86275385</text:p>
          </table:table-cell>
          <table:table-cell office:value-type="float" office:value="15.392160840608833" table:formula="of:=1/([.$A39]*[.O$2]*2*PI())" table:style-name="ce8">
            <text:p>15.39216084</text:p>
          </table:table-cell>
          <table:table-cell office:value-type="float" office:value="7.2048412445403063" table:formula="of:=1/([.$A39]*[.P$2]*2*PI())" table:style-name="ce8">
            <text:p>7.204841245</text:p>
          </table:table-cell>
          <table:table-cell office:value-type="float" office:value="3.3862753849339433" table:formula="of:=1/([.$A39]*[.Q$2]*2*PI())" table:style-name="ce8">
            <text:p>3.386275385</text:p>
          </table:table-cell>
          <table:table-cell office:value-type="float" office:value="1.5392160840608833" table:formula="of:=1/([.$A39]*[.R$2]*2*PI())" table:style-name="ce8">
            <text:p>1.539216084</text:p>
          </table:table-cell>
          <table:table-cell office:value-type="float" office:value="0.72048412445403054" table:formula="of:=1/([.$A39]*[.S$2]*2*PI())" table:style-name="ce8">
            <text:p>0.720484124</text:p>
          </table:table-cell>
          <table:table-cell office:value-type="float" office:value="0.33862753849339433" table:formula="of:=1/([.$A39]*[.T$2]*2*PI())" table:style-name="ce8">
            <text:p>0.338627538</text:p>
          </table:table-cell>
          <table:table-cell office:value-type="float" office:value="0.15392160840608834" table:formula="of:=1/([.$A39]*[.U$2]*2*PI())" table:style-name="ce8">
            <text:p>0.153921608</text:p>
          </table:table-cell>
          <table:table-cell office:value-type="float" office:value="7.2048412445403054E-2" table:formula="of:=1/([.$A39]*[.V$2]*2*PI())" table:style-name="ce8">
            <text:p>0.072048412</text:p>
          </table:table-cell>
          <table:table-cell office:value-type="float" office:value="3.3862753849339434E-2" table:formula="of:=1/([.$A39]*[.W$2]*2*PI())" table:style-name="ce8">
            <text:p>0.033862754</text:p>
          </table:table-cell>
          <table:table-cell office:value-type="float" office:value="1.5392160840608834E-2" table:formula="of:=1/([.$A39]*[.X$2]*2*PI())" table:style-name="ce8">
            <text:p>0.015392161</text:p>
          </table:table-cell>
          <table:table-cell office:value-type="float" office:value="7.2048412445403056E-3" table:formula="of:=1/([.$A39]*[.Y$2]*2*PI())" table:style-name="ce8">
            <text:p>0.007204841</text:p>
          </table:table-cell>
          <table:table-cell table:number-columns-repeated="16359"/>
        </table:table-row>
        <table:table-row table:style-name="ro1">
          <table:table-cell office:value-type="float" office:value="56000" table:formula="of:=[resistor.A39]" table:style-name="ce1">
            <text:p>56000</text:p>
          </table:table-cell>
          <table:table-cell office:value-type="float" office:value="284205.25552124175" table:formula="of:=1/([.$A40]*[.B$2]*2*PI())" table:style-name="ce8">
            <text:p>284205.2555</text:p>
          </table:table-cell>
          <table:table-cell office:value-type="float" office:value="129184.20705510984" table:formula="of:=1/([.$A40]*[.C$2]*2*PI())" table:style-name="ce8">
            <text:p>129184.2071</text:p>
          </table:table-cell>
          <table:table-cell office:value-type="float" office:value="60469.203302391856" table:formula="of:=1/([.$A40]*[.D$2]*2*PI())" table:style-name="ce8">
            <text:p>60469.2033</text:p>
          </table:table-cell>
          <table:table-cell office:value-type="float" office:value="28420.525552124167" table:formula="of:=1/([.$A40]*[.E$2]*2*PI())" table:style-name="ce8">
            <text:p>28420.52555</text:p>
          </table:table-cell>
          <table:table-cell office:value-type="float" office:value="12918.420705510987" table:formula="of:=1/([.$A40]*[.F$2]*2*PI())" table:style-name="ce8">
            <text:p>12918.42071</text:p>
          </table:table-cell>
          <table:table-cell office:value-type="float" office:value="6046.9203302391843" table:formula="of:=1/([.$A40]*[.G$2]*2*PI())" table:style-name="ce8">
            <text:p>6046.92033</text:p>
          </table:table-cell>
          <table:table-cell office:value-type="float" office:value="2842.0525552124163" table:formula="of:=1/([.$A40]*[.H$2]*2*PI())" table:style-name="ce8">
            <text:p>2842.052555</text:p>
          </table:table-cell>
          <table:table-cell office:value-type="float" office:value="1291.8420705510987" table:formula="of:=1/([.$A40]*[.I$2]*2*PI())" table:style-name="ce8">
            <text:p>1291.842071</text:p>
          </table:table-cell>
          <table:table-cell office:value-type="float" office:value="604.6920330239185" table:formula="of:=1/([.$A40]*[.J$2]*2*PI())" table:style-name="ce8">
            <text:p>604.692033</text:p>
          </table:table-cell>
          <table:table-cell office:value-type="float" office:value="284.20525552124167" table:formula="of:=1/([.$A40]*[.K$2]*2*PI())" table:style-name="ce8">
            <text:p>284.2052555</text:p>
          </table:table-cell>
          <table:table-cell office:value-type="float" office:value="129.18420705510985" table:formula="of:=1/([.$A40]*[.L$2]*2*PI())" table:style-name="ce8">
            <text:p>129.1842071</text:p>
          </table:table-cell>
          <table:table-cell office:value-type="float" office:value="60.469203302391854" table:formula="of:=1/([.$A40]*[.M$2]*2*PI())" table:style-name="ce8">
            <text:p>60.4692033</text:p>
          </table:table-cell>
          <table:table-cell office:value-type="float" office:value="28.420525552124168" table:formula="of:=1/([.$A40]*[.N$2]*2*PI())" table:style-name="ce8">
            <text:p>28.42052555</text:p>
          </table:table-cell>
          <table:table-cell office:value-type="float" office:value="12.918420705510984" table:formula="of:=1/([.$A40]*[.O$2]*2*PI())" table:style-name="ce8">
            <text:p>12.91842071</text:p>
          </table:table-cell>
          <table:table-cell office:value-type="float" office:value="6.0469203302391854" table:formula="of:=1/([.$A40]*[.P$2]*2*PI())" table:style-name="ce8">
            <text:p>6.04692033</text:p>
          </table:table-cell>
          <table:table-cell office:value-type="float" office:value="2.8420525552124167" table:formula="of:=1/([.$A40]*[.Q$2]*2*PI())" table:style-name="ce8">
            <text:p>2.842052555</text:p>
          </table:table-cell>
          <table:table-cell office:value-type="float" office:value="1.2918420705510985" table:formula="of:=1/([.$A40]*[.R$2]*2*PI())" table:style-name="ce8">
            <text:p>1.291842071</text:p>
          </table:table-cell>
          <table:table-cell office:value-type="float" office:value="0.6046920330239185" table:formula="of:=1/([.$A40]*[.S$2]*2*PI())" table:style-name="ce8">
            <text:p>0.604692033</text:p>
          </table:table-cell>
          <table:table-cell office:value-type="float" office:value="0.28420525552124165" table:formula="of:=1/([.$A40]*[.T$2]*2*PI())" table:style-name="ce8">
            <text:p>0.284205256</text:p>
          </table:table-cell>
          <table:table-cell office:value-type="float" office:value="0.12918420705510986" table:formula="of:=1/([.$A40]*[.U$2]*2*PI())" table:style-name="ce8">
            <text:p>0.129184207</text:p>
          </table:table-cell>
          <table:table-cell office:value-type="float" office:value="6.0469203302391854E-2" table:formula="of:=1/([.$A40]*[.V$2]*2*PI())" table:style-name="ce8">
            <text:p>0.060469203</text:p>
          </table:table-cell>
          <table:table-cell office:value-type="float" office:value="2.8420525552124168E-2" table:formula="of:=1/([.$A40]*[.W$2]*2*PI())" table:style-name="ce8">
            <text:p>0.028420526</text:p>
          </table:table-cell>
          <table:table-cell office:value-type="float" office:value="1.2918420705510985E-2" table:formula="of:=1/([.$A40]*[.X$2]*2*PI())" table:style-name="ce8">
            <text:p>0.012918421</text:p>
          </table:table-cell>
          <table:table-cell office:value-type="float" office:value="6.0469203302391849E-3" table:formula="of:=1/([.$A40]*[.Y$2]*2*PI())" table:style-name="ce8">
            <text:p>0.00604692</text:p>
          </table:table-cell>
          <table:table-cell table:number-columns-repeated="16359"/>
        </table:table-row>
        <table:table-row table:style-name="ro1">
          <table:table-cell office:value-type="float" office:value="68000" table:formula="of:=[resistor.A40]" table:style-name="ce1">
            <text:p>68000</text:p>
          </table:table-cell>
          <table:table-cell office:value-type="float" office:value="234051.38689984608" table:formula="of:=1/([.$A41]*[.B$2]*2*PI())" table:style-name="ce8">
            <text:p>234051.3869</text:p>
          </table:table-cell>
          <table:table-cell office:value-type="float" office:value="106386.99404538458" table:formula="of:=1/([.$A41]*[.C$2]*2*PI())" table:style-name="ce8">
            <text:p>106386.994</text:p>
          </table:table-cell>
          <table:table-cell office:value-type="float" office:value="49798.167425499167" table:formula="of:=1/([.$A41]*[.D$2]*2*PI())" table:style-name="ce8">
            <text:p>49798.16743</text:p>
          </table:table-cell>
          <table:table-cell office:value-type="float" office:value="23405.138689984607" table:formula="of:=1/([.$A41]*[.E$2]*2*PI())" table:style-name="ce8">
            <text:p>23405.13869</text:p>
          </table:table-cell>
          <table:table-cell office:value-type="float" office:value="10638.69940453846" table:formula="of:=1/([.$A41]*[.F$2]*2*PI())" table:style-name="ce8">
            <text:p>10638.6994</text:p>
          </table:table-cell>
          <table:table-cell office:value-type="float" office:value="4979.8167425499169" table:formula="of:=1/([.$A41]*[.G$2]*2*PI())" table:style-name="ce8">
            <text:p>4979.816743</text:p>
          </table:table-cell>
          <table:table-cell office:value-type="float" office:value="2340.513868998461" table:formula="of:=1/([.$A41]*[.H$2]*2*PI())" table:style-name="ce8">
            <text:p>2340.513869</text:p>
          </table:table-cell>
          <table:table-cell office:value-type="float" office:value="1063.8699404538461" table:formula="of:=1/([.$A41]*[.I$2]*2*PI())" table:style-name="ce8">
            <text:p>1063.86994</text:p>
          </table:table-cell>
          <table:table-cell office:value-type="float" office:value="497.98167425499167" table:formula="of:=1/([.$A41]*[.J$2]*2*PI())" table:style-name="ce8">
            <text:p>497.9816743</text:p>
          </table:table-cell>
          <table:table-cell office:value-type="float" office:value="234.05138689984605" table:formula="of:=1/([.$A41]*[.K$2]*2*PI())" table:style-name="ce8">
            <text:p>234.0513869</text:p>
          </table:table-cell>
          <table:table-cell office:value-type="float" office:value="106.3869940453846" table:formula="of:=1/([.$A41]*[.L$2]*2*PI())" table:style-name="ce8">
            <text:p>106.386994</text:p>
          </table:table-cell>
          <table:table-cell office:value-type="float" office:value="49.798167425499173" table:formula="of:=1/([.$A41]*[.M$2]*2*PI())" table:style-name="ce8">
            <text:p>49.79816743</text:p>
          </table:table-cell>
          <table:table-cell office:value-type="float" office:value="23.405138689984611" table:formula="of:=1/([.$A41]*[.N$2]*2*PI())" table:style-name="ce8">
            <text:p>23.40513869</text:p>
          </table:table-cell>
          <table:table-cell office:value-type="float" office:value="10.638699404538459" table:formula="of:=1/([.$A41]*[.O$2]*2*PI())" table:style-name="ce8">
            <text:p>10.6386994</text:p>
          </table:table-cell>
          <table:table-cell office:value-type="float" office:value="4.9798167425499162" table:formula="of:=1/([.$A41]*[.P$2]*2*PI())" table:style-name="ce8">
            <text:p>4.979816743</text:p>
          </table:table-cell>
          <table:table-cell office:value-type="float" office:value="2.3405138689984613" table:formula="of:=1/([.$A41]*[.Q$2]*2*PI())" table:style-name="ce8">
            <text:p>2.340513869</text:p>
          </table:table-cell>
          <table:table-cell office:value-type="float" office:value="1.0638699404538456" table:formula="of:=1/([.$A41]*[.R$2]*2*PI())" table:style-name="ce8">
            <text:p>1.06386994</text:p>
          </table:table-cell>
          <table:table-cell office:value-type="float" office:value="0.49798167425499168" table:formula="of:=1/([.$A41]*[.S$2]*2*PI())" table:style-name="ce8">
            <text:p>0.497981674</text:p>
          </table:table-cell>
          <table:table-cell office:value-type="float" office:value="0.23405138689984606" table:formula="of:=1/([.$A41]*[.T$2]*2*PI())" table:style-name="ce8">
            <text:p>0.234051387</text:p>
          </table:table-cell>
          <table:table-cell office:value-type="float" office:value="0.10638699404538458" table:formula="of:=1/([.$A41]*[.U$2]*2*PI())" table:style-name="ce8">
            <text:p>0.106386994</text:p>
          </table:table-cell>
          <table:table-cell office:value-type="float" office:value="4.9798167425499175E-2" table:formula="of:=1/([.$A41]*[.V$2]*2*PI())" table:style-name="ce8">
            <text:p>0.049798167</text:p>
          </table:table-cell>
          <table:table-cell office:value-type="float" office:value="2.3405138689984607E-2" table:formula="of:=1/([.$A41]*[.W$2]*2*PI())" table:style-name="ce8">
            <text:p>0.023405139</text:p>
          </table:table-cell>
          <table:table-cell office:value-type="float" office:value="1.0638699404538458E-2" table:formula="of:=1/([.$A41]*[.X$2]*2*PI())" table:style-name="ce8">
            <text:p>0.010638699</text:p>
          </table:table-cell>
          <table:table-cell office:value-type="float" office:value="4.9798167425499171E-3" table:formula="of:=1/([.$A41]*[.Y$2]*2*PI())" table:style-name="ce8">
            <text:p>0.004979817</text:p>
          </table:table-cell>
          <table:table-cell table:number-columns-repeated="16359"/>
        </table:table-row>
        <table:table-row table:style-name="ro1">
          <table:table-cell office:value-type="float" office:value="100000" table:formula="of:=[resistor.A41]" table:style-name="ce1">
            <text:p>100000</text:p>
          </table:table-cell>
          <table:table-cell office:value-type="float" office:value="159154.94309189534" table:formula="of:=1/([.$A42]*[.B$2]*2*PI())" table:style-name="ce8">
            <text:p>159154.9431</text:p>
          </table:table-cell>
          <table:table-cell office:value-type="float" office:value="72343.155950861517" table:formula="of:=1/([.$A42]*[.C$2]*2*PI())" table:style-name="ce8">
            <text:p>72343.15595</text:p>
          </table:table-cell>
          <table:table-cell office:value-type="float" office:value="33862.753849339431" table:formula="of:=1/([.$A42]*[.D$2]*2*PI())" table:style-name="ce8">
            <text:p>33862.75385</text:p>
          </table:table-cell>
          <table:table-cell office:value-type="float" office:value="15915.494309189533" table:formula="of:=1/([.$A42]*[.E$2]*2*PI())" table:style-name="ce8">
            <text:p>15915.49431</text:p>
          </table:table-cell>
          <table:table-cell office:value-type="float" office:value="7234.3155950861519" table:formula="of:=1/([.$A42]*[.F$2]*2*PI())" table:style-name="ce8">
            <text:p>7234.315595</text:p>
          </table:table-cell>
          <table:table-cell office:value-type="float" office:value="3386.2753849339429" table:formula="of:=1/([.$A42]*[.G$2]*2*PI())" table:style-name="ce8">
            <text:p>3386.275385</text:p>
          </table:table-cell>
          <table:table-cell office:value-type="float" office:value="1591.5494309189535" table:formula="of:=1/([.$A42]*[.H$2]*2*PI())" table:style-name="ce8">
            <text:p>1591.549431</text:p>
          </table:table-cell>
          <table:table-cell office:value-type="float" office:value="723.43155950861524" table:formula="of:=1/([.$A42]*[.I$2]*2*PI())" table:style-name="ce8">
            <text:p>723.4315595</text:p>
          </table:table-cell>
          <table:table-cell office:value-type="float" office:value="338.62753849339435" table:formula="of:=1/([.$A42]*[.J$2]*2*PI())" table:style-name="ce8">
            <text:p>338.6275385</text:p>
          </table:table-cell>
          <table:table-cell office:value-type="float" office:value="159.15494309189532" table:formula="of:=1/([.$A42]*[.K$2]*2*PI())" table:style-name="ce8">
            <text:p>159.1549431</text:p>
          </table:table-cell>
          <table:table-cell office:value-type="float" office:value="72.343155950861529" table:formula="of:=1/([.$A42]*[.L$2]*2*PI())" table:style-name="ce8">
            <text:p>72.34315595</text:p>
          </table:table-cell>
          <table:table-cell office:value-type="float" office:value="33.862753849339441" table:formula="of:=1/([.$A42]*[.M$2]*2*PI())" table:style-name="ce8">
            <text:p>33.86275385</text:p>
          </table:table-cell>
          <table:table-cell office:value-type="float" office:value="15.915494309189533" table:formula="of:=1/([.$A42]*[.N$2]*2*PI())" table:style-name="ce8">
            <text:p>15.91549431</text:p>
          </table:table-cell>
          <table:table-cell office:value-type="float" office:value="7.2343155950861515" table:formula="of:=1/([.$A42]*[.O$2]*2*PI())" table:style-name="ce8">
            <text:p>7.234315595</text:p>
          </table:table-cell>
          <table:table-cell office:value-type="float" office:value="3.3862753849339433" table:formula="of:=1/([.$A42]*[.P$2]*2*PI())" table:style-name="ce8">
            <text:p>3.386275385</text:p>
          </table:table-cell>
          <table:table-cell office:value-type="float" office:value="1.5915494309189535" table:formula="of:=1/([.$A42]*[.Q$2]*2*PI())" table:style-name="ce8">
            <text:p>1.591549431</text:p>
          </table:table-cell>
          <table:table-cell office:value-type="float" office:value="0.72343155950861526" table:formula="of:=1/([.$A42]*[.R$2]*2*PI())" table:style-name="ce8">
            <text:p>0.72343156</text:p>
          </table:table-cell>
          <table:table-cell office:value-type="float" office:value="0.33862753849339439" table:formula="of:=1/([.$A42]*[.S$2]*2*PI())" table:style-name="ce8">
            <text:p>0.338627538</text:p>
          </table:table-cell>
          <table:table-cell office:value-type="float" office:value="0.15915494309189535" table:formula="of:=1/([.$A42]*[.T$2]*2*PI())" table:style-name="ce8">
            <text:p>0.159154943</text:p>
          </table:table-cell>
          <table:table-cell office:value-type="float" office:value="7.2343155950861535E-2" table:formula="of:=1/([.$A42]*[.U$2]*2*PI())" table:style-name="ce8">
            <text:p>0.072343156</text:p>
          </table:table-cell>
          <table:table-cell office:value-type="float" office:value="3.3862753849339441E-2" table:formula="of:=1/([.$A42]*[.V$2]*2*PI())" table:style-name="ce8">
            <text:p>0.033862754</text:p>
          </table:table-cell>
          <table:table-cell office:value-type="float" office:value="1.5915494309189534E-2" table:formula="of:=1/([.$A42]*[.W$2]*2*PI())" table:style-name="ce8">
            <text:p>0.015915494</text:p>
          </table:table-cell>
          <table:table-cell office:value-type="float" office:value="7.2343155950861529E-3" table:formula="of:=1/([.$A42]*[.X$2]*2*PI())" table:style-name="ce8">
            <text:p>0.007234316</text:p>
          </table:table-cell>
          <table:table-cell office:value-type="float" office:value="3.386275384933943E-3" table:formula="of:=1/([.$A42]*[.Y$2]*2*PI())" table:style-name="ce8">
            <text:p>0.003386275</text:p>
          </table:table-cell>
          <table:table-cell table:number-columns-repeated="16359"/>
        </table:table-row>
        <table:table-row table:style-name="ro1">
          <table:table-cell office:value-type="float" office:value="120000" table:formula="of:=[resistor.A42]" table:style-name="ce1">
            <text:p>120000</text:p>
          </table:table-cell>
          <table:table-cell office:value-type="float" office:value="132629.11924324612" table:formula="of:=1/([.$A43]*[.B$2]*2*PI())" table:style-name="ce8">
            <text:p>132629.1192</text:p>
          </table:table-cell>
          <table:table-cell office:value-type="float" office:value="60285.963292384593" table:formula="of:=1/([.$A43]*[.C$2]*2*PI())" table:style-name="ce8">
            <text:p>60285.96329</text:p>
          </table:table-cell>
          <table:table-cell office:value-type="float" office:value="28218.96154111619" table:formula="of:=1/([.$A43]*[.D$2]*2*PI())" table:style-name="ce8">
            <text:p>28218.96154</text:p>
          </table:table-cell>
          <table:table-cell office:value-type="float" office:value="13262.911924324611" table:formula="of:=1/([.$A43]*[.E$2]*2*PI())" table:style-name="ce8">
            <text:p>13262.91192</text:p>
          </table:table-cell>
          <table:table-cell office:value-type="float" office:value="6028.5963292384604" table:formula="of:=1/([.$A43]*[.F$2]*2*PI())" table:style-name="ce8">
            <text:p>6028.596329</text:p>
          </table:table-cell>
          <table:table-cell office:value-type="float" office:value="2821.8961541116191" table:formula="of:=1/([.$A43]*[.G$2]*2*PI())" table:style-name="ce8">
            <text:p>2821.896154</text:p>
          </table:table-cell>
          <table:table-cell office:value-type="float" office:value="1326.2911924324612" table:formula="of:=1/([.$A43]*[.H$2]*2*PI())" table:style-name="ce8">
            <text:p>1326.291192</text:p>
          </table:table-cell>
          <table:table-cell office:value-type="float" office:value="602.85963292384611" table:formula="of:=1/([.$A43]*[.I$2]*2*PI())" table:style-name="ce8">
            <text:p>602.8596329</text:p>
          </table:table-cell>
          <table:table-cell office:value-type="float" office:value="282.18961541116198" table:formula="of:=1/([.$A43]*[.J$2]*2*PI())" table:style-name="ce8">
            <text:p>282.1896154</text:p>
          </table:table-cell>
          <table:table-cell office:value-type="float" office:value="132.62911924324609" table:formula="of:=1/([.$A43]*[.K$2]*2*PI())" table:style-name="ce8">
            <text:p>132.6291192</text:p>
          </table:table-cell>
          <table:table-cell office:value-type="float" office:value="60.285963292384601" table:formula="of:=1/([.$A43]*[.L$2]*2*PI())" table:style-name="ce8">
            <text:p>60.28596329</text:p>
          </table:table-cell>
          <table:table-cell office:value-type="float" office:value="28.218961541116197" table:formula="of:=1/([.$A43]*[.M$2]*2*PI())" table:style-name="ce8">
            <text:p>28.21896154</text:p>
          </table:table-cell>
          <table:table-cell office:value-type="float" office:value="13.262911924324612" table:formula="of:=1/([.$A43]*[.N$2]*2*PI())" table:style-name="ce8">
            <text:p>13.26291192</text:p>
          </table:table-cell>
          <table:table-cell office:value-type="float" office:value="6.0285963292384599" table:formula="of:=1/([.$A43]*[.O$2]*2*PI())" table:style-name="ce8">
            <text:p>6.028596329</text:p>
          </table:table-cell>
          <table:table-cell office:value-type="float" office:value="2.8218961541116196" table:formula="of:=1/([.$A43]*[.P$2]*2*PI())" table:style-name="ce8">
            <text:p>2.821896154</text:p>
          </table:table-cell>
          <table:table-cell office:value-type="float" office:value="1.3262911924324612" table:formula="of:=1/([.$A43]*[.Q$2]*2*PI())" table:style-name="ce8">
            <text:p>1.326291192</text:p>
          </table:table-cell>
          <table:table-cell office:value-type="float" office:value="0.60285963292384592" table:formula="of:=1/([.$A43]*[.R$2]*2*PI())" table:style-name="ce8">
            <text:p>0.602859633</text:p>
          </table:table-cell>
          <table:table-cell office:value-type="float" office:value="0.28218961541116194" table:formula="of:=1/([.$A43]*[.S$2]*2*PI())" table:style-name="ce8">
            <text:p>0.282189615</text:p>
          </table:table-cell>
          <table:table-cell office:value-type="float" office:value="0.13262911924324611" table:formula="of:=1/([.$A43]*[.T$2]*2*PI())" table:style-name="ce8">
            <text:p>0.132629119</text:p>
          </table:table-cell>
          <table:table-cell office:value-type="float" office:value="6.0285963292384594E-2" table:formula="of:=1/([.$A43]*[.U$2]*2*PI())" table:style-name="ce8">
            <text:p>0.060285963</text:p>
          </table:table-cell>
          <table:table-cell office:value-type="float" office:value="2.8218961541116198E-2" table:formula="of:=1/([.$A43]*[.V$2]*2*PI())" table:style-name="ce8">
            <text:p>0.028218962</text:p>
          </table:table-cell>
          <table:table-cell office:value-type="float" office:value="1.3262911924324612E-2" table:formula="of:=1/([.$A43]*[.W$2]*2*PI())" table:style-name="ce8">
            <text:p>0.013262912</text:p>
          </table:table-cell>
          <table:table-cell office:value-type="float" office:value="6.0285963292384601E-3" table:formula="of:=1/([.$A43]*[.X$2]*2*PI())" table:style-name="ce8">
            <text:p>0.006028596</text:p>
          </table:table-cell>
          <table:table-cell office:value-type="float" office:value="2.8218961541116193E-3" table:formula="of:=1/([.$A43]*[.Y$2]*2*PI())" table:style-name="ce8">
            <text:p>0.002821896</text:p>
          </table:table-cell>
          <table:table-cell table:number-columns-repeated="16359"/>
        </table:table-row>
        <table:table-row table:style-name="ro1">
          <table:table-cell office:value-type="float" office:value="150000" table:formula="of:=[resistor.A43]" table:style-name="ce1">
            <text:p>150000</text:p>
          </table:table-cell>
          <table:table-cell office:value-type="float" office:value="106103.29539459692" table:formula="of:=1/([.$A44]*[.B$2]*2*PI())" table:style-name="ce8">
            <text:p>106103.2954</text:p>
          </table:table-cell>
          <table:table-cell office:value-type="float" office:value="48228.770633907683" table:formula="of:=1/([.$A44]*[.C$2]*2*PI())" table:style-name="ce8">
            <text:p>48228.77063</text:p>
          </table:table-cell>
          <table:table-cell office:value-type="float" office:value="22575.169232892953" table:formula="of:=1/([.$A44]*[.D$2]*2*PI())" table:style-name="ce8">
            <text:p>22575.16923</text:p>
          </table:table-cell>
          <table:table-cell office:value-type="float" office:value="10610.32953945969" table:formula="of:=1/([.$A44]*[.E$2]*2*PI())" table:style-name="ce8">
            <text:p>10610.32954</text:p>
          </table:table-cell>
          <table:table-cell office:value-type="float" office:value="4822.8770633907689" table:formula="of:=1/([.$A44]*[.F$2]*2*PI())" table:style-name="ce8">
            <text:p>4822.877063</text:p>
          </table:table-cell>
          <table:table-cell office:value-type="float" office:value="2257.5169232892954" table:formula="of:=1/([.$A44]*[.G$2]*2*PI())" table:style-name="ce8">
            <text:p>2257.516923</text:p>
          </table:table-cell>
          <table:table-cell office:value-type="float" office:value="1061.0329539459688" table:formula="of:=1/([.$A44]*[.H$2]*2*PI())" table:style-name="ce8">
            <text:p>1061.032954</text:p>
          </table:table-cell>
          <table:table-cell office:value-type="float" office:value="482.28770633907681" table:formula="of:=1/([.$A44]*[.I$2]*2*PI())" table:style-name="ce8">
            <text:p>482.2877063</text:p>
          </table:table-cell>
          <table:table-cell office:value-type="float" office:value="225.75169232892958" table:formula="of:=1/([.$A44]*[.J$2]*2*PI())" table:style-name="ce8">
            <text:p>225.7516923</text:p>
          </table:table-cell>
          <table:table-cell office:value-type="float" office:value="106.1032953945969" table:formula="of:=1/([.$A44]*[.K$2]*2*PI())" table:style-name="ce8">
            <text:p>106.1032954</text:p>
          </table:table-cell>
          <table:table-cell office:value-type="float" office:value="48.228770633907679" table:formula="of:=1/([.$A44]*[.L$2]*2*PI())" table:style-name="ce8">
            <text:p>48.22877063</text:p>
          </table:table-cell>
          <table:table-cell office:value-type="float" office:value="22.575169232892957" table:formula="of:=1/([.$A44]*[.M$2]*2*PI())" table:style-name="ce8">
            <text:p>22.57516923</text:p>
          </table:table-cell>
          <table:table-cell office:value-type="float" office:value="10.610329539459689" table:formula="of:=1/([.$A44]*[.N$2]*2*PI())" table:style-name="ce8">
            <text:p>10.61032954</text:p>
          </table:table-cell>
          <table:table-cell office:value-type="float" office:value="4.8228770633907674" table:formula="of:=1/([.$A44]*[.O$2]*2*PI())" table:style-name="ce8">
            <text:p>4.822877063</text:p>
          </table:table-cell>
          <table:table-cell office:value-type="float" office:value="2.2575169232892955" table:formula="of:=1/([.$A44]*[.P$2]*2*PI())" table:style-name="ce8">
            <text:p>2.257516923</text:p>
          </table:table-cell>
          <table:table-cell office:value-type="float" office:value="1.0610329539459689" table:formula="of:=1/([.$A44]*[.Q$2]*2*PI())" table:style-name="ce8">
            <text:p>1.061032954</text:p>
          </table:table-cell>
          <table:table-cell office:value-type="float" office:value="0.48228770633907675" table:formula="of:=1/([.$A44]*[.R$2]*2*PI())" table:style-name="ce8">
            <text:p>0.482287706</text:p>
          </table:table-cell>
          <table:table-cell office:value-type="float" office:value="0.22575169232892958" table:formula="of:=1/([.$A44]*[.S$2]*2*PI())" table:style-name="ce8">
            <text:p>0.225751692</text:p>
          </table:table-cell>
          <table:table-cell office:value-type="float" office:value="0.10610329539459687" table:formula="of:=1/([.$A44]*[.T$2]*2*PI())" table:style-name="ce8">
            <text:p>0.106103295</text:p>
          </table:table-cell>
          <table:table-cell office:value-type="float" office:value="4.822877063390768E-2" table:formula="of:=1/([.$A44]*[.U$2]*2*PI())" table:style-name="ce8">
            <text:p>0.048228771</text:p>
          </table:table-cell>
          <table:table-cell office:value-type="float" office:value="2.2575169232892954E-2" table:formula="of:=1/([.$A44]*[.V$2]*2*PI())" table:style-name="ce8">
            <text:p>0.022575169</text:p>
          </table:table-cell>
          <table:table-cell office:value-type="float" office:value="1.061032953945969E-2" table:formula="of:=1/([.$A44]*[.W$2]*2*PI())" table:style-name="ce8">
            <text:p>0.01061033</text:p>
          </table:table-cell>
          <table:table-cell office:value-type="float" office:value="4.822877063390768E-3" table:formula="of:=1/([.$A44]*[.X$2]*2*PI())" table:style-name="ce8">
            <text:p>0.004822877</text:p>
          </table:table-cell>
          <table:table-cell office:value-type="float" office:value="2.2575169232892959E-3" table:formula="of:=1/([.$A44]*[.Y$2]*2*PI())" table:style-name="ce8">
            <text:p>0.002257517</text:p>
          </table:table-cell>
          <table:table-cell table:number-columns-repeated="16359"/>
        </table:table-row>
        <table:table-row table:style-name="ro1">
          <table:table-cell office:value-type="float" office:value="180000" table:formula="of:=[resistor.A44]" table:style-name="ce2">
            <text:p>180000</text:p>
          </table:table-cell>
          <table:table-cell office:value-type="float" office:value="88419.412828830755" table:formula="of:=1/([.$A45]*[.B$2]*2*PI())" table:style-name="ce8">
            <text:p>88419.41283</text:p>
          </table:table-cell>
          <table:table-cell office:value-type="float" office:value="40190.642194923064" table:formula="of:=1/([.$A45]*[.C$2]*2*PI())" table:style-name="ce8">
            <text:p>40190.64219</text:p>
          </table:table-cell>
          <table:table-cell office:value-type="float" office:value="18812.641027410795" table:formula="of:=1/([.$A45]*[.D$2]*2*PI())" table:style-name="ce8">
            <text:p>18812.64103</text:p>
          </table:table-cell>
          <table:table-cell office:value-type="float" office:value="8841.9412828830755" table:formula="of:=1/([.$A45]*[.E$2]*2*PI())" table:style-name="ce8">
            <text:p>8841.941283</text:p>
          </table:table-cell>
          <table:table-cell office:value-type="float" office:value="4019.0642194923066" table:formula="of:=1/([.$A45]*[.F$2]*2*PI())" table:style-name="ce8">
            <text:p>4019.064219</text:p>
          </table:table-cell>
          <table:table-cell office:value-type="float" office:value="1881.2641027410796" table:formula="of:=1/([.$A45]*[.G$2]*2*PI())" table:style-name="ce8">
            <text:p>1881.264103</text:p>
          </table:table-cell>
          <table:table-cell office:value-type="float" office:value="884.1941282883073" table:formula="of:=1/([.$A45]*[.H$2]*2*PI())" table:style-name="ce8">
            <text:p>884.1941283</text:p>
          </table:table-cell>
          <table:table-cell office:value-type="float" office:value="401.90642194923066" table:formula="of:=1/([.$A45]*[.I$2]*2*PI())" table:style-name="ce8">
            <text:p>401.9064219</text:p>
          </table:table-cell>
          <table:table-cell office:value-type="float" office:value="188.126410274108" table:formula="of:=1/([.$A45]*[.J$2]*2*PI())" table:style-name="ce8">
            <text:p>188.1264103</text:p>
          </table:table-cell>
          <table:table-cell office:value-type="float" office:value="88.419412828830744" table:formula="of:=1/([.$A45]*[.K$2]*2*PI())" table:style-name="ce8">
            <text:p>88.41941283</text:p>
          </table:table-cell>
          <table:table-cell office:value-type="float" office:value="40.190642194923065" table:formula="of:=1/([.$A45]*[.L$2]*2*PI())" table:style-name="ce8">
            <text:p>40.19064219</text:p>
          </table:table-cell>
          <table:table-cell office:value-type="float" office:value="18.812641027410798" table:formula="of:=1/([.$A45]*[.M$2]*2*PI())" table:style-name="ce8">
            <text:p>18.81264103</text:p>
          </table:table-cell>
          <table:table-cell office:value-type="float" office:value="8.8419412828830755" table:formula="of:=1/([.$A45]*[.N$2]*2*PI())" table:style-name="ce8">
            <text:p>8.841941283</text:p>
          </table:table-cell>
          <table:table-cell office:value-type="float" office:value="4.0190642194923063" table:formula="of:=1/([.$A45]*[.O$2]*2*PI())" table:style-name="ce8">
            <text:p>4.019064219</text:p>
          </table:table-cell>
          <table:table-cell office:value-type="float" office:value="1.8812641027410797" table:formula="of:=1/([.$A45]*[.P$2]*2*PI())" table:style-name="ce8">
            <text:p>1.881264103</text:p>
          </table:table-cell>
          <table:table-cell office:value-type="float" office:value="0.88419412828830746" table:formula="of:=1/([.$A45]*[.Q$2]*2*PI())" table:style-name="ce8">
            <text:p>0.884194128</text:p>
          </table:table-cell>
          <table:table-cell office:value-type="float" office:value="0.4019064219492306" table:formula="of:=1/([.$A45]*[.R$2]*2*PI())" table:style-name="ce8">
            <text:p>0.401906422</text:p>
          </table:table-cell>
          <table:table-cell office:value-type="float" office:value="0.18812641027410798" table:formula="of:=1/([.$A45]*[.S$2]*2*PI())" table:style-name="ce8">
            <text:p>0.18812641</text:p>
          </table:table-cell>
          <table:table-cell office:value-type="float" office:value="8.8419412828830743E-2" table:formula="of:=1/([.$A45]*[.T$2]*2*PI())" table:style-name="ce8">
            <text:p>0.088419413</text:p>
          </table:table-cell>
          <table:table-cell office:value-type="float" office:value="4.0190642194923062E-2" table:formula="of:=1/([.$A45]*[.U$2]*2*PI())" table:style-name="ce8">
            <text:p>0.040190642</text:p>
          </table:table-cell>
          <table:table-cell office:value-type="float" office:value="1.8812641027410801E-2" table:formula="of:=1/([.$A45]*[.V$2]*2*PI())" table:style-name="ce8">
            <text:p>0.018812641</text:p>
          </table:table-cell>
          <table:table-cell office:value-type="float" office:value="8.8419412828830753E-3" table:formula="of:=1/([.$A45]*[.W$2]*2*PI())" table:style-name="ce8">
            <text:p>0.008841941</text:p>
          </table:table-cell>
          <table:table-cell office:value-type="float" office:value="4.0190642194923064E-3" table:formula="of:=1/([.$A45]*[.X$2]*2*PI())" table:style-name="ce8">
            <text:p>0.004019064</text:p>
          </table:table-cell>
          <table:table-cell office:value-type="float" office:value="1.8812641027410796E-3" table:formula="of:=1/([.$A45]*[.Y$2]*2*PI())" table:style-name="ce8">
            <text:p>0.001881264</text:p>
          </table:table-cell>
          <table:table-cell table:number-columns-repeated="16359"/>
        </table:table-row>
        <table:table-row table:style-name="ro1">
          <table:table-cell office:value-type="float" office:value="220000" table:formula="of:=[resistor.A45]" table:style-name="ce1">
            <text:p>220000</text:p>
          </table:table-cell>
          <table:table-cell office:value-type="float" office:value="72343.155950861532" table:formula="of:=1/([.$A46]*[.B$2]*2*PI())" table:style-name="ce8">
            <text:p>72343.15595</text:p>
          </table:table-cell>
          <table:table-cell office:value-type="float" office:value="32883.252704937055" table:formula="of:=1/([.$A46]*[.C$2]*2*PI())" table:style-name="ce8">
            <text:p>32883.2527</text:p>
          </table:table-cell>
          <table:table-cell office:value-type="float" office:value="15392.160840608836" table:formula="of:=1/([.$A46]*[.D$2]*2*PI())" table:style-name="ce8">
            <text:p>15392.16084</text:p>
          </table:table-cell>
          <table:table-cell office:value-type="float" office:value="7234.3155950861519" table:formula="of:=1/([.$A46]*[.E$2]*2*PI())" table:style-name="ce8">
            <text:p>7234.315595</text:p>
          </table:table-cell>
          <table:table-cell office:value-type="float" office:value="3288.3252704937058" table:formula="of:=1/([.$A46]*[.F$2]*2*PI())" table:style-name="ce8">
            <text:p>3288.32527</text:p>
          </table:table-cell>
          <table:table-cell office:value-type="float" office:value="1539.2160840608833" table:formula="of:=1/([.$A46]*[.G$2]*2*PI())" table:style-name="ce8">
            <text:p>1539.216084</text:p>
          </table:table-cell>
          <table:table-cell office:value-type="float" office:value="723.43155950861512" table:formula="of:=1/([.$A46]*[.H$2]*2*PI())" table:style-name="ce8">
            <text:p>723.4315595</text:p>
          </table:table-cell>
          <table:table-cell office:value-type="float" office:value="328.83252704937058" table:formula="of:=1/([.$A46]*[.I$2]*2*PI())" table:style-name="ce8">
            <text:p>328.832527</text:p>
          </table:table-cell>
          <table:table-cell office:value-type="float" office:value="153.92160840608832" table:formula="of:=1/([.$A46]*[.J$2]*2*PI())" table:style-name="ce8">
            <text:p>153.9216084</text:p>
          </table:table-cell>
          <table:table-cell office:value-type="float" office:value="72.343155950861515" table:formula="of:=1/([.$A46]*[.K$2]*2*PI())" table:style-name="ce8">
            <text:p>72.34315595</text:p>
          </table:table-cell>
          <table:table-cell office:value-type="float" office:value="32.883252704937057" table:formula="of:=1/([.$A46]*[.L$2]*2*PI())" table:style-name="ce8">
            <text:p>32.8832527</text:p>
          </table:table-cell>
          <table:table-cell office:value-type="float" office:value="15.392160840608833" table:formula="of:=1/([.$A46]*[.M$2]*2*PI())" table:style-name="ce8">
            <text:p>15.39216084</text:p>
          </table:table-cell>
          <table:table-cell office:value-type="float" office:value="7.2343155950861533" table:formula="of:=1/([.$A46]*[.N$2]*2*PI())" table:style-name="ce8">
            <text:p>7.234315595</text:p>
          </table:table-cell>
          <table:table-cell office:value-type="float" office:value="3.2883252704937047" table:formula="of:=1/([.$A46]*[.O$2]*2*PI())" table:style-name="ce8">
            <text:p>3.28832527</text:p>
          </table:table-cell>
          <table:table-cell office:value-type="float" office:value="1.5392160840608833" table:formula="of:=1/([.$A46]*[.P$2]*2*PI())" table:style-name="ce8">
            <text:p>1.539216084</text:p>
          </table:table-cell>
          <table:table-cell office:value-type="float" office:value="0.72343155950861526" table:formula="of:=1/([.$A46]*[.Q$2]*2*PI())" table:style-name="ce8">
            <text:p>0.72343156</text:p>
          </table:table-cell>
          <table:table-cell office:value-type="float" office:value="0.32883252704937049" table:formula="of:=1/([.$A46]*[.R$2]*2*PI())" table:style-name="ce8">
            <text:p>0.328832527</text:p>
          </table:table-cell>
          <table:table-cell office:value-type="float" office:value="0.15392160840608834" table:formula="of:=1/([.$A46]*[.S$2]*2*PI())" table:style-name="ce8">
            <text:p>0.153921608</text:p>
          </table:table-cell>
          <table:table-cell office:value-type="float" office:value="7.2343155950861507E-2" table:formula="of:=1/([.$A46]*[.T$2]*2*PI())" table:style-name="ce8">
            <text:p>0.072343156</text:p>
          </table:table-cell>
          <table:table-cell office:value-type="float" office:value="3.2883252704937055E-2" table:formula="of:=1/([.$A46]*[.U$2]*2*PI())" table:style-name="ce8">
            <text:p>0.032883253</text:p>
          </table:table-cell>
          <table:table-cell office:value-type="float" office:value="1.5392160840608834E-2" table:formula="of:=1/([.$A46]*[.V$2]*2*PI())" table:style-name="ce8">
            <text:p>0.015392161</text:p>
          </table:table-cell>
          <table:table-cell office:value-type="float" office:value="7.2343155950861529E-3" table:formula="of:=1/([.$A46]*[.W$2]*2*PI())" table:style-name="ce8">
            <text:p>0.007234316</text:p>
          </table:table-cell>
          <table:table-cell office:value-type="float" office:value="3.2883252704937051E-3" table:formula="of:=1/([.$A46]*[.X$2]*2*PI())" table:style-name="ce8">
            <text:p>0.003288325</text:p>
          </table:table-cell>
          <table:table-cell office:value-type="float" office:value="1.5392160840608834E-3" table:formula="of:=1/([.$A46]*[.Y$2]*2*PI())" table:style-name="ce8">
            <text:p>0.001539216</text:p>
          </table:table-cell>
          <table:table-cell table:number-columns-repeated="16359"/>
        </table:table-row>
        <table:table-row table:style-name="ro1">
          <table:table-cell office:value-type="float" office:value="270000" table:formula="of:=[resistor.A46]" table:style-name="ce1">
            <text:p>270000</text:p>
          </table:table-cell>
          <table:table-cell office:value-type="float" office:value="58946.275219220501" table:formula="of:=1/([.$A47]*[.B$2]*2*PI())" table:style-name="ce8">
            <text:p>58946.27522</text:p>
          </table:table-cell>
          <table:table-cell office:value-type="float" office:value="26793.761463282044" table:formula="of:=1/([.$A47]*[.C$2]*2*PI())" table:style-name="ce8">
            <text:p>26793.76146</text:p>
          </table:table-cell>
          <table:table-cell office:value-type="float" office:value="12541.760684940531" table:formula="of:=1/([.$A47]*[.D$2]*2*PI())" table:style-name="ce8">
            <text:p>12541.76068</text:p>
          </table:table-cell>
          <table:table-cell office:value-type="float" office:value="5894.6275219220497" table:formula="of:=1/([.$A47]*[.E$2]*2*PI())" table:style-name="ce8">
            <text:p>5894.627522</text:p>
          </table:table-cell>
          <table:table-cell office:value-type="float" office:value="2679.3761463282044" table:formula="of:=1/([.$A47]*[.F$2]*2*PI())" table:style-name="ce8">
            <text:p>2679.376146</text:p>
          </table:table-cell>
          <table:table-cell office:value-type="float" office:value="1254.176068494053" table:formula="of:=1/([.$A47]*[.G$2]*2*PI())" table:style-name="ce8">
            <text:p>1254.176068</text:p>
          </table:table-cell>
          <table:table-cell office:value-type="float" office:value="589.46275219220502" table:formula="of:=1/([.$A47]*[.H$2]*2*PI())" table:style-name="ce8">
            <text:p>589.4627522</text:p>
          </table:table-cell>
          <table:table-cell office:value-type="float" office:value="267.9376146328205" table:formula="of:=1/([.$A47]*[.I$2]*2*PI())" table:style-name="ce8">
            <text:p>267.9376146</text:p>
          </table:table-cell>
          <table:table-cell office:value-type="float" office:value="125.41760684940532" table:formula="of:=1/([.$A47]*[.J$2]*2*PI())" table:style-name="ce8">
            <text:p>125.4176068</text:p>
          </table:table-cell>
          <table:table-cell office:value-type="float" office:value="58.946275219220496" table:formula="of:=1/([.$A47]*[.K$2]*2*PI())" table:style-name="ce8">
            <text:p>58.94627522</text:p>
          </table:table-cell>
          <table:table-cell office:value-type="float" office:value="26.793761463282046" table:formula="of:=1/([.$A47]*[.L$2]*2*PI())" table:style-name="ce8">
            <text:p>26.79376146</text:p>
          </table:table-cell>
          <table:table-cell office:value-type="float" office:value="12.541760684940531" table:formula="of:=1/([.$A47]*[.M$2]*2*PI())" table:style-name="ce8">
            <text:p>12.54176068</text:p>
          </table:table-cell>
          <table:table-cell office:value-type="float" office:value="5.8946275219220494" table:formula="of:=1/([.$A47]*[.N$2]*2*PI())" table:style-name="ce8">
            <text:p>5.894627522</text:p>
          </table:table-cell>
          <table:table-cell office:value-type="float" office:value="2.6793761463282042" table:formula="of:=1/([.$A47]*[.O$2]*2*PI())" table:style-name="ce8">
            <text:p>2.679376146</text:p>
          </table:table-cell>
          <table:table-cell office:value-type="float" office:value="1.2541760684940531" table:formula="of:=1/([.$A47]*[.P$2]*2*PI())" table:style-name="ce8">
            <text:p>1.254176068</text:p>
          </table:table-cell>
          <table:table-cell office:value-type="float" office:value="0.58946275219220501" table:formula="of:=1/([.$A47]*[.Q$2]*2*PI())" table:style-name="ce8">
            <text:p>0.589462752</text:p>
          </table:table-cell>
          <table:table-cell office:value-type="float" office:value="0.2679376146328204" table:formula="of:=1/([.$A47]*[.R$2]*2*PI())" table:style-name="ce8">
            <text:p>0.267937615</text:p>
          </table:table-cell>
          <table:table-cell office:value-type="float" office:value="0.12541760684940531" table:formula="of:=1/([.$A47]*[.S$2]*2*PI())" table:style-name="ce8">
            <text:p>0.125417607</text:p>
          </table:table-cell>
          <table:table-cell office:value-type="float" office:value="5.8946275219220495E-2" table:formula="of:=1/([.$A47]*[.T$2]*2*PI())" table:style-name="ce8">
            <text:p>0.058946275</text:p>
          </table:table-cell>
          <table:table-cell office:value-type="float" office:value="2.6793761463282047E-2" table:formula="of:=1/([.$A47]*[.U$2]*2*PI())" table:style-name="ce8">
            <text:p>0.026793761</text:p>
          </table:table-cell>
          <table:table-cell office:value-type="float" office:value="1.2541760684940532E-2" table:formula="of:=1/([.$A47]*[.V$2]*2*PI())" table:style-name="ce8">
            <text:p>0.012541761</text:p>
          </table:table-cell>
          <table:table-cell office:value-type="float" office:value="5.8946275219220502E-3" table:formula="of:=1/([.$A47]*[.W$2]*2*PI())" table:style-name="ce8">
            <text:p>0.005894628</text:p>
          </table:table-cell>
          <table:table-cell office:value-type="float" office:value="2.6793761463282046E-3" table:formula="of:=1/([.$A47]*[.X$2]*2*PI())" table:style-name="ce8">
            <text:p>0.002679376</text:p>
          </table:table-cell>
          <table:table-cell office:value-type="float" office:value="1.2541760684940532E-3" table:formula="of:=1/([.$A47]*[.Y$2]*2*PI())" table:style-name="ce8">
            <text:p>0.001254176</text:p>
          </table:table-cell>
          <table:table-cell table:number-columns-repeated="16359"/>
        </table:table-row>
        <table:table-row table:style-name="ro1">
          <table:table-cell office:value-type="float" office:value="330000" table:formula="of:=[resistor.A47]" table:style-name="ce1">
            <text:p>330000</text:p>
          </table:table-cell>
          <table:table-cell office:value-type="float" office:value="48228.770633907683" table:formula="of:=1/([.$A48]*[.B$2]*2*PI())" table:style-name="ce8">
            <text:p>48228.77063</text:p>
          </table:table-cell>
          <table:table-cell office:value-type="float" office:value="21922.168469958033" table:formula="of:=1/([.$A48]*[.C$2]*2*PI())" table:style-name="ce8">
            <text:p>21922.16847</text:p>
          </table:table-cell>
          <table:table-cell office:value-type="float" office:value="10261.44056040589" table:formula="of:=1/([.$A48]*[.D$2]*2*PI())" table:style-name="ce8">
            <text:p>10261.44056</text:p>
          </table:table-cell>
          <table:table-cell office:value-type="float" office:value="4822.8770633907679" table:formula="of:=1/([.$A48]*[.E$2]*2*PI())" table:style-name="ce8">
            <text:p>4822.877063</text:p>
          </table:table-cell>
          <table:table-cell office:value-type="float" office:value="2192.2168469958033" table:formula="of:=1/([.$A48]*[.F$2]*2*PI())" table:style-name="ce8">
            <text:p>2192.216847</text:p>
          </table:table-cell>
          <table:table-cell office:value-type="float" office:value="1026.1440560405888" table:formula="of:=1/([.$A48]*[.G$2]*2*PI())" table:style-name="ce8">
            <text:p>1026.144056</text:p>
          </table:table-cell>
          <table:table-cell office:value-type="float" office:value="482.28770633907681" table:formula="of:=1/([.$A48]*[.H$2]*2*PI())" table:style-name="ce8">
            <text:p>482.2877063</text:p>
          </table:table-cell>
          <table:table-cell office:value-type="float" office:value="219.22168469958035" table:formula="of:=1/([.$A48]*[.I$2]*2*PI())" table:style-name="ce8">
            <text:p>219.2216847</text:p>
          </table:table-cell>
          <table:table-cell office:value-type="float" office:value="102.6144056040589" table:formula="of:=1/([.$A48]*[.J$2]*2*PI())" table:style-name="ce8">
            <text:p>102.6144056</text:p>
          </table:table-cell>
          <table:table-cell office:value-type="float" office:value="48.228770633907679" table:formula="of:=1/([.$A48]*[.K$2]*2*PI())" table:style-name="ce8">
            <text:p>48.22877063</text:p>
          </table:table-cell>
          <table:table-cell office:value-type="float" office:value="21.922168469958038" table:formula="of:=1/([.$A48]*[.L$2]*2*PI())" table:style-name="ce8">
            <text:p>21.92216847</text:p>
          </table:table-cell>
          <table:table-cell office:value-type="float" office:value="10.261440560405891" table:formula="of:=1/([.$A48]*[.M$2]*2*PI())" table:style-name="ce8">
            <text:p>10.26144056</text:p>
          </table:table-cell>
          <table:table-cell office:value-type="float" office:value="4.8228770633907674" table:formula="of:=1/([.$A48]*[.N$2]*2*PI())" table:style-name="ce8">
            <text:p>4.822877063</text:p>
          </table:table-cell>
          <table:table-cell office:value-type="float" office:value="2.1922168469958034" table:formula="of:=1/([.$A48]*[.O$2]*2*PI())" table:style-name="ce8">
            <text:p>2.192216847</text:p>
          </table:table-cell>
          <table:table-cell office:value-type="float" office:value="1.026144056040589" table:formula="of:=1/([.$A48]*[.P$2]*2*PI())" table:style-name="ce8">
            <text:p>1.026144056</text:p>
          </table:table-cell>
          <table:table-cell office:value-type="float" office:value="0.48228770633907686" table:formula="of:=1/([.$A48]*[.Q$2]*2*PI())" table:style-name="ce8">
            <text:p>0.482287706</text:p>
          </table:table-cell>
          <table:table-cell office:value-type="float" office:value="0.21922168469958034" table:formula="of:=1/([.$A48]*[.R$2]*2*PI())" table:style-name="ce8">
            <text:p>0.219221685</text:p>
          </table:table-cell>
          <table:table-cell office:value-type="float" office:value="0.10261440560405889" table:formula="of:=1/([.$A48]*[.S$2]*2*PI())" table:style-name="ce8">
            <text:p>0.102614406</text:p>
          </table:table-cell>
          <table:table-cell office:value-type="float" office:value="4.822877063390768E-2" table:formula="of:=1/([.$A48]*[.T$2]*2*PI())" table:style-name="ce8">
            <text:p>0.048228771</text:p>
          </table:table-cell>
          <table:table-cell office:value-type="float" office:value="2.1922168469958037E-2" table:formula="of:=1/([.$A48]*[.U$2]*2*PI())" table:style-name="ce8">
            <text:p>0.021922168</text:p>
          </table:table-cell>
          <table:table-cell office:value-type="float" office:value="1.0261440560405889E-2" table:formula="of:=1/([.$A48]*[.V$2]*2*PI())" table:style-name="ce8">
            <text:p>0.010261441</text:p>
          </table:table-cell>
          <table:table-cell office:value-type="float" office:value="4.822877063390768E-3" table:formula="of:=1/([.$A48]*[.W$2]*2*PI())" table:style-name="ce8">
            <text:p>0.004822877</text:p>
          </table:table-cell>
          <table:table-cell office:value-type="float" office:value="2.1922168469958032E-3" table:formula="of:=1/([.$A48]*[.X$2]*2*PI())" table:style-name="ce8">
            <text:p>0.002192217</text:p>
          </table:table-cell>
          <table:table-cell office:value-type="float" office:value="1.0261440560405889E-3" table:formula="of:=1/([.$A48]*[.Y$2]*2*PI())" table:style-name="ce8">
            <text:p>0.001026144</text:p>
          </table:table-cell>
          <table:table-cell table:number-columns-repeated="16359"/>
        </table:table-row>
        <table:table-row table:style-name="ro1">
          <table:table-cell office:value-type="float" office:value="390000" table:formula="of:=[resistor.A48]" table:style-name="ce2">
            <text:p>390000</text:p>
          </table:table-cell>
          <table:table-cell office:value-type="float" office:value="40808.95976715265" table:formula="of:=1/([.$A49]*[.B$2]*2*PI())" table:style-name="ce8">
            <text:p>40808.95977</text:p>
          </table:table-cell>
          <table:table-cell office:value-type="float" office:value="18549.527166887568" table:formula="of:=1/([.$A49]*[.C$2]*2*PI())" table:style-name="ce8">
            <text:p>18549.52717</text:p>
          </table:table-cell>
          <table:table-cell office:value-type="float" office:value="8682.7573972665214" table:formula="of:=1/([.$A49]*[.D$2]*2*PI())" table:style-name="ce8">
            <text:p>8682.757397</text:p>
          </table:table-cell>
          <table:table-cell office:value-type="float" office:value="4080.8959767152655" table:formula="of:=1/([.$A49]*[.E$2]*2*PI())" table:style-name="ce8">
            <text:p>4080.895977</text:p>
          </table:table-cell>
          <table:table-cell office:value-type="float" office:value="1854.9527166887569" table:formula="of:=1/([.$A49]*[.F$2]*2*PI())" table:style-name="ce8">
            <text:p>1854.952717</text:p>
          </table:table-cell>
          <table:table-cell office:value-type="float" office:value="868.27573972665209" table:formula="of:=1/([.$A49]*[.G$2]*2*PI())" table:style-name="ce8">
            <text:p>868.2757397</text:p>
          </table:table-cell>
          <table:table-cell office:value-type="float" office:value="408.08959767152646" table:formula="of:=1/([.$A49]*[.H$2]*2*PI())" table:style-name="ce8">
            <text:p>408.0895977</text:p>
          </table:table-cell>
          <table:table-cell office:value-type="float" office:value="185.49527166887569" table:formula="of:=1/([.$A49]*[.I$2]*2*PI())" table:style-name="ce8">
            <text:p>185.4952717</text:p>
          </table:table-cell>
          <table:table-cell office:value-type="float" office:value="86.82757397266522" table:formula="of:=1/([.$A49]*[.J$2]*2*PI())" table:style-name="ce8">
            <text:p>86.82757397</text:p>
          </table:table-cell>
          <table:table-cell office:value-type="float" office:value="40.80895976715265" table:formula="of:=1/([.$A49]*[.K$2]*2*PI())" table:style-name="ce8">
            <text:p>40.80895977</text:p>
          </table:table-cell>
          <table:table-cell office:value-type="float" office:value="18.549527166887572" table:formula="of:=1/([.$A49]*[.L$2]*2*PI())" table:style-name="ce8">
            <text:p>18.54952717</text:p>
          </table:table-cell>
          <table:table-cell office:value-type="float" office:value="8.6827573972665224" table:formula="of:=1/([.$A49]*[.M$2]*2*PI())" table:style-name="ce8">
            <text:p>8.682757397</text:p>
          </table:table-cell>
          <table:table-cell office:value-type="float" office:value="4.080895976715265" table:formula="of:=1/([.$A49]*[.N$2]*2*PI())" table:style-name="ce8">
            <text:p>4.080895977</text:p>
          </table:table-cell>
          <table:table-cell office:value-type="float" office:value="1.8549527166887569" table:formula="of:=1/([.$A49]*[.O$2]*2*PI())" table:style-name="ce8">
            <text:p>1.854952717</text:p>
          </table:table-cell>
          <table:table-cell office:value-type="float" office:value="0.86827573972665217" table:formula="of:=1/([.$A49]*[.P$2]*2*PI())" table:style-name="ce8">
            <text:p>0.86827574</text:p>
          </table:table-cell>
          <table:table-cell office:value-type="float" office:value="0.40808959767152653" table:formula="of:=1/([.$A49]*[.Q$2]*2*PI())" table:style-name="ce8">
            <text:p>0.408089598</text:p>
          </table:table-cell>
          <table:table-cell office:value-type="float" office:value="0.18549527166887567" table:formula="of:=1/([.$A49]*[.R$2]*2*PI())" table:style-name="ce8">
            <text:p>0.185495272</text:p>
          </table:table-cell>
          <table:table-cell office:value-type="float" office:value="8.6827573972665217E-2" table:formula="of:=1/([.$A49]*[.S$2]*2*PI())" table:style-name="ce8">
            <text:p>0.086827574</text:p>
          </table:table-cell>
          <table:table-cell office:value-type="float" office:value="4.0808959767152646E-2" table:formula="of:=1/([.$A49]*[.T$2]*2*PI())" table:style-name="ce8">
            <text:p>0.04080896</text:p>
          </table:table-cell>
          <table:table-cell office:value-type="float" office:value="1.8549527166887569E-2" table:formula="of:=1/([.$A49]*[.U$2]*2*PI())" table:style-name="ce8">
            <text:p>0.018549527</text:p>
          </table:table-cell>
          <table:table-cell office:value-type="float" office:value="8.6827573972665228E-3" table:formula="of:=1/([.$A49]*[.V$2]*2*PI())" table:style-name="ce8">
            <text:p>0.008682757</text:p>
          </table:table-cell>
          <table:table-cell office:value-type="float" office:value="4.0808959767152653E-3" table:formula="of:=1/([.$A49]*[.W$2]*2*PI())" table:style-name="ce8">
            <text:p>0.004080896</text:p>
          </table:table-cell>
          <table:table-cell office:value-type="float" office:value="1.8549527166887567E-3" table:formula="of:=1/([.$A49]*[.X$2]*2*PI())" table:style-name="ce8">
            <text:p>0.001854953</text:p>
          </table:table-cell>
          <table:table-cell office:value-type="float" office:value="8.6827573972665228E-4" table:formula="of:=1/([.$A49]*[.Y$2]*2*PI())" table:style-name="ce8">
            <text:p>0.000868276</text:p>
          </table:table-cell>
          <table:table-cell table:number-columns-repeated="16359"/>
        </table:table-row>
        <table:table-row table:style-name="ro1">
          <table:table-cell office:value-type="float" office:value="470000" table:formula="of:=[resistor.A49]" table:style-name="ce1">
            <text:p>470000</text:p>
          </table:table-cell>
          <table:table-cell office:value-type="float" office:value="33862.753849339431" table:formula="of:=1/([.$A50]*[.B$2]*2*PI())" table:style-name="ce8">
            <text:p>33862.75385</text:p>
          </table:table-cell>
          <table:table-cell office:value-type="float" office:value="15392.160840608833" table:formula="of:=1/([.$A50]*[.C$2]*2*PI())" table:style-name="ce8">
            <text:p>15392.16084</text:p>
          </table:table-cell>
          <table:table-cell office:value-type="float" office:value="7204.8412445403055" table:formula="of:=1/([.$A50]*[.D$2]*2*PI())" table:style-name="ce8">
            <text:p>7204.841245</text:p>
          </table:table-cell>
          <table:table-cell office:value-type="float" office:value="3386.2753849339429" table:formula="of:=1/([.$A50]*[.E$2]*2*PI())" table:style-name="ce8">
            <text:p>3386.275385</text:p>
          </table:table-cell>
          <table:table-cell office:value-type="float" office:value="1539.2160840608835" table:formula="of:=1/([.$A50]*[.F$2]*2*PI())" table:style-name="ce8">
            <text:p>1539.216084</text:p>
          </table:table-cell>
          <table:table-cell office:value-type="float" office:value="720.48412445403051" table:formula="of:=1/([.$A50]*[.G$2]*2*PI())" table:style-name="ce8">
            <text:p>720.4841245</text:p>
          </table:table-cell>
          <table:table-cell office:value-type="float" office:value="338.6275384933943" table:formula="of:=1/([.$A50]*[.H$2]*2*PI())" table:style-name="ce8">
            <text:p>338.6275385</text:p>
          </table:table-cell>
          <table:table-cell office:value-type="float" office:value="153.92160840608832" table:formula="of:=1/([.$A50]*[.I$2]*2*PI())" table:style-name="ce8">
            <text:p>153.9216084</text:p>
          </table:table-cell>
          <table:table-cell office:value-type="float" office:value="72.048412445403045" table:formula="of:=1/([.$A50]*[.J$2]*2*PI())" table:style-name="ce8">
            <text:p>72.04841245</text:p>
          </table:table-cell>
          <table:table-cell office:value-type="float" office:value="33.862753849339434" table:formula="of:=1/([.$A50]*[.K$2]*2*PI())" table:style-name="ce8">
            <text:p>33.86275385</text:p>
          </table:table-cell>
          <table:table-cell office:value-type="float" office:value="15.392160840608835" table:formula="of:=1/([.$A50]*[.L$2]*2*PI())" table:style-name="ce8">
            <text:p>15.39216084</text:p>
          </table:table-cell>
          <table:table-cell office:value-type="float" office:value="7.2048412445403063" table:formula="of:=1/([.$A50]*[.M$2]*2*PI())" table:style-name="ce8">
            <text:p>7.204841245</text:p>
          </table:table-cell>
          <table:table-cell office:value-type="float" office:value="3.3862753849339433" table:formula="of:=1/([.$A50]*[.N$2]*2*PI())" table:style-name="ce8">
            <text:p>3.386275385</text:p>
          </table:table-cell>
          <table:table-cell office:value-type="float" office:value="1.5392160840608833" table:formula="of:=1/([.$A50]*[.O$2]*2*PI())" table:style-name="ce8">
            <text:p>1.539216084</text:p>
          </table:table-cell>
          <table:table-cell office:value-type="float" office:value="0.72048412445403043" table:formula="of:=1/([.$A50]*[.P$2]*2*PI())" table:style-name="ce8">
            <text:p>0.720484124</text:p>
          </table:table-cell>
          <table:table-cell office:value-type="float" office:value="0.33862753849339439" table:formula="of:=1/([.$A50]*[.Q$2]*2*PI())" table:style-name="ce8">
            <text:p>0.338627538</text:p>
          </table:table-cell>
          <table:table-cell office:value-type="float" office:value="0.15392160840608834" table:formula="of:=1/([.$A50]*[.R$2]*2*PI())" table:style-name="ce8">
            <text:p>0.153921608</text:p>
          </table:table-cell>
          <table:table-cell office:value-type="float" office:value="7.2048412445403054E-2" table:formula="of:=1/([.$A50]*[.S$2]*2*PI())" table:style-name="ce8">
            <text:p>0.072048412</text:p>
          </table:table-cell>
          <table:table-cell office:value-type="float" office:value="3.3862753849339434E-2" table:formula="of:=1/([.$A50]*[.T$2]*2*PI())" table:style-name="ce8">
            <text:p>0.033862754</text:p>
          </table:table-cell>
          <table:table-cell office:value-type="float" office:value="1.5392160840608834E-2" table:formula="of:=1/([.$A50]*[.U$2]*2*PI())" table:style-name="ce8">
            <text:p>0.015392161</text:p>
          </table:table-cell>
          <table:table-cell office:value-type="float" office:value="7.2048412445403056E-3" table:formula="of:=1/([.$A50]*[.V$2]*2*PI())" table:style-name="ce8">
            <text:p>0.007204841</text:p>
          </table:table-cell>
          <table:table-cell office:value-type="float" office:value="3.386275384933943E-3" table:formula="of:=1/([.$A50]*[.W$2]*2*PI())" table:style-name="ce8">
            <text:p>0.003386275</text:p>
          </table:table-cell>
          <table:table-cell office:value-type="float" office:value="1.5392160840608832E-3" table:formula="of:=1/([.$A50]*[.X$2]*2*PI())" table:style-name="ce8">
            <text:p>0.001539216</text:p>
          </table:table-cell>
          <table:table-cell office:value-type="float" office:value="7.2048412445403049E-4" table:formula="of:=1/([.$A50]*[.Y$2]*2*PI())" table:style-name="ce8">
            <text:p>0.000720484</text:p>
          </table:table-cell>
          <table:table-cell table:number-columns-repeated="16359"/>
        </table:table-row>
        <table:table-row table:style-name="ro1">
          <table:table-cell office:value-type="float" office:value="560000" table:formula="of:=[resistor.A50]" table:style-name="ce1">
            <text:p>560000</text:p>
          </table:table-cell>
          <table:table-cell office:value-type="float" office:value="28420.525552124171" table:formula="of:=1/([.$A51]*[.B$2]*2*PI())" table:style-name="ce8">
            <text:p>28420.52555</text:p>
          </table:table-cell>
          <table:table-cell office:value-type="float" office:value="12918.420705510985" table:formula="of:=1/([.$A51]*[.C$2]*2*PI())" table:style-name="ce8">
            <text:p>12918.42071</text:p>
          </table:table-cell>
          <table:table-cell office:value-type="float" office:value="6046.9203302391852" table:formula="of:=1/([.$A51]*[.D$2]*2*PI())" table:style-name="ce8">
            <text:p>6046.92033</text:p>
          </table:table-cell>
          <table:table-cell office:value-type="float" office:value="2842.0525552124168" table:formula="of:=1/([.$A51]*[.E$2]*2*PI())" table:style-name="ce8">
            <text:p>2842.052555</text:p>
          </table:table-cell>
          <table:table-cell office:value-type="float" office:value="1291.8420705510987" table:formula="of:=1/([.$A51]*[.F$2]*2*PI())" table:style-name="ce8">
            <text:p>1291.842071</text:p>
          </table:table-cell>
          <table:table-cell office:value-type="float" office:value="604.6920330239185" table:formula="of:=1/([.$A51]*[.G$2]*2*PI())" table:style-name="ce8">
            <text:p>604.692033</text:p>
          </table:table-cell>
          <table:table-cell office:value-type="float" office:value="284.20525552124167" table:formula="of:=1/([.$A51]*[.H$2]*2*PI())" table:style-name="ce8">
            <text:p>284.2052555</text:p>
          </table:table-cell>
          <table:table-cell office:value-type="float" office:value="129.18420705510985" table:formula="of:=1/([.$A51]*[.I$2]*2*PI())" table:style-name="ce8">
            <text:p>129.1842071</text:p>
          </table:table-cell>
          <table:table-cell office:value-type="float" office:value="60.469203302391854" table:formula="of:=1/([.$A51]*[.J$2]*2*PI())" table:style-name="ce8">
            <text:p>60.4692033</text:p>
          </table:table-cell>
          <table:table-cell office:value-type="float" office:value="28.420525552124168" table:formula="of:=1/([.$A51]*[.K$2]*2*PI())" table:style-name="ce8">
            <text:p>28.42052555</text:p>
          </table:table-cell>
          <table:table-cell office:value-type="float" office:value="12.918420705510986" table:formula="of:=1/([.$A51]*[.L$2]*2*PI())" table:style-name="ce8">
            <text:p>12.91842071</text:p>
          </table:table-cell>
          <table:table-cell office:value-type="float" office:value="6.0469203302391854" table:formula="of:=1/([.$A51]*[.M$2]*2*PI())" table:style-name="ce8">
            <text:p>6.04692033</text:p>
          </table:table-cell>
          <table:table-cell office:value-type="float" office:value="2.8420525552124167" table:formula="of:=1/([.$A51]*[.N$2]*2*PI())" table:style-name="ce8">
            <text:p>2.842052555</text:p>
          </table:table-cell>
          <table:table-cell office:value-type="float" office:value="1.2918420705510985" table:formula="of:=1/([.$A51]*[.O$2]*2*PI())" table:style-name="ce8">
            <text:p>1.291842071</text:p>
          </table:table-cell>
          <table:table-cell office:value-type="float" office:value="0.6046920330239185" table:formula="of:=1/([.$A51]*[.P$2]*2*PI())" table:style-name="ce8">
            <text:p>0.604692033</text:p>
          </table:table-cell>
          <table:table-cell office:value-type="float" office:value="0.28420525552124171" table:formula="of:=1/([.$A51]*[.Q$2]*2*PI())" table:style-name="ce8">
            <text:p>0.284205256</text:p>
          </table:table-cell>
          <table:table-cell office:value-type="float" office:value="0.12918420705510986" table:formula="of:=1/([.$A51]*[.R$2]*2*PI())" table:style-name="ce8">
            <text:p>0.129184207</text:p>
          </table:table-cell>
          <table:table-cell office:value-type="float" office:value="6.046920330239184E-2" table:formula="of:=1/([.$A51]*[.S$2]*2*PI())" table:style-name="ce8">
            <text:p>0.060469203</text:p>
          </table:table-cell>
          <table:table-cell office:value-type="float" office:value="2.8420525552124168E-2" table:formula="of:=1/([.$A51]*[.T$2]*2*PI())" table:style-name="ce8">
            <text:p>0.028420526</text:p>
          </table:table-cell>
          <table:table-cell office:value-type="float" office:value="1.2918420705510985E-2" table:formula="of:=1/([.$A51]*[.U$2]*2*PI())" table:style-name="ce8">
            <text:p>0.012918421</text:p>
          </table:table-cell>
          <table:table-cell office:value-type="float" office:value="6.0469203302391857E-3" table:formula="of:=1/([.$A51]*[.V$2]*2*PI())" table:style-name="ce8">
            <text:p>0.00604692</text:p>
          </table:table-cell>
          <table:table-cell office:value-type="float" office:value="2.8420525552124167E-3" table:formula="of:=1/([.$A51]*[.W$2]*2*PI())" table:style-name="ce8">
            <text:p>0.002842053</text:p>
          </table:table-cell>
          <table:table-cell office:value-type="float" office:value="1.2918420705510985E-3" table:formula="of:=1/([.$A51]*[.X$2]*2*PI())" table:style-name="ce8">
            <text:p>0.001291842</text:p>
          </table:table-cell>
          <table:table-cell office:value-type="float" office:value="6.0469203302391844E-4" table:formula="of:=1/([.$A51]*[.Y$2]*2*PI())" table:style-name="ce8">
            <text:p>0.000604692</text:p>
          </table:table-cell>
          <table:table-cell table:number-columns-repeated="16359"/>
        </table:table-row>
        <table:table-row table:style-name="ro1">
          <table:table-cell office:value-type="float" office:value="680000" table:formula="of:=[resistor.A51]" table:style-name="ce1">
            <text:p>680000</text:p>
          </table:table-cell>
          <table:table-cell office:value-type="float" office:value="23405.138689984611" table:formula="of:=1/([.$A52]*[.B$2]*2*PI())" table:style-name="ce8">
            <text:p>23405.13869</text:p>
          </table:table-cell>
          <table:table-cell office:value-type="float" office:value="10638.699404538458" table:formula="of:=1/([.$A52]*[.C$2]*2*PI())" table:style-name="ce8">
            <text:p>10638.6994</text:p>
          </table:table-cell>
          <table:table-cell office:value-type="float" office:value="4979.8167425499169" table:formula="of:=1/([.$A52]*[.D$2]*2*PI())" table:style-name="ce8">
            <text:p>4979.816743</text:p>
          </table:table-cell>
          <table:table-cell office:value-type="float" office:value="2340.513868998461" table:formula="of:=1/([.$A52]*[.E$2]*2*PI())" table:style-name="ce8">
            <text:p>2340.513869</text:p>
          </table:table-cell>
          <table:table-cell office:value-type="float" office:value="1063.8699404538459" table:formula="of:=1/([.$A52]*[.F$2]*2*PI())" table:style-name="ce8">
            <text:p>1063.86994</text:p>
          </table:table-cell>
          <table:table-cell office:value-type="float" office:value="497.98167425499167" table:formula="of:=1/([.$A52]*[.G$2]*2*PI())" table:style-name="ce8">
            <text:p>497.9816743</text:p>
          </table:table-cell>
          <table:table-cell office:value-type="float" office:value="234.05138689984605" table:formula="of:=1/([.$A52]*[.H$2]*2*PI())" table:style-name="ce8">
            <text:p>234.0513869</text:p>
          </table:table-cell>
          <table:table-cell office:value-type="float" office:value="106.3869940453846" table:formula="of:=1/([.$A52]*[.I$2]*2*PI())" table:style-name="ce8">
            <text:p>106.386994</text:p>
          </table:table-cell>
          <table:table-cell office:value-type="float" office:value="49.798167425499166" table:formula="of:=1/([.$A52]*[.J$2]*2*PI())" table:style-name="ce8">
            <text:p>49.79816743</text:p>
          </table:table-cell>
          <table:table-cell office:value-type="float" office:value="23.405138689984607" table:formula="of:=1/([.$A52]*[.K$2]*2*PI())" table:style-name="ce8">
            <text:p>23.40513869</text:p>
          </table:table-cell>
          <table:table-cell office:value-type="float" office:value="10.63869940453846" table:formula="of:=1/([.$A52]*[.L$2]*2*PI())" table:style-name="ce8">
            <text:p>10.6386994</text:p>
          </table:table-cell>
          <table:table-cell office:value-type="float" office:value="4.979816742549918" table:formula="of:=1/([.$A52]*[.M$2]*2*PI())" table:style-name="ce8">
            <text:p>4.979816743</text:p>
          </table:table-cell>
          <table:table-cell office:value-type="float" office:value="2.3405138689984613" table:formula="of:=1/([.$A52]*[.N$2]*2*PI())" table:style-name="ce8">
            <text:p>2.340513869</text:p>
          </table:table-cell>
          <table:table-cell office:value-type="float" office:value="1.0638699404538456" table:formula="of:=1/([.$A52]*[.O$2]*2*PI())" table:style-name="ce8">
            <text:p>1.06386994</text:p>
          </table:table-cell>
          <table:table-cell office:value-type="float" office:value="0.49798167425499168" table:formula="of:=1/([.$A52]*[.P$2]*2*PI())" table:style-name="ce8">
            <text:p>0.497981674</text:p>
          </table:table-cell>
          <table:table-cell office:value-type="float" office:value="0.23405138689984611" table:formula="of:=1/([.$A52]*[.Q$2]*2*PI())" table:style-name="ce8">
            <text:p>0.234051387</text:p>
          </table:table-cell>
          <table:table-cell office:value-type="float" office:value="0.10638699404538458" table:formula="of:=1/([.$A52]*[.R$2]*2*PI())" table:style-name="ce8">
            <text:p>0.106386994</text:p>
          </table:table-cell>
          <table:table-cell office:value-type="float" office:value="4.9798167425499175E-2" table:formula="of:=1/([.$A52]*[.S$2]*2*PI())" table:style-name="ce8">
            <text:p>0.049798167</text:p>
          </table:table-cell>
          <table:table-cell office:value-type="float" office:value="2.3405138689984607E-2" table:formula="of:=1/([.$A52]*[.T$2]*2*PI())" table:style-name="ce8">
            <text:p>0.023405139</text:p>
          </table:table-cell>
          <table:table-cell office:value-type="float" office:value="1.063869940453846E-2" table:formula="of:=1/([.$A52]*[.U$2]*2*PI())" table:style-name="ce8">
            <text:p>0.010638699</text:p>
          </table:table-cell>
          <table:table-cell office:value-type="float" office:value="4.9798167425499171E-3" table:formula="of:=1/([.$A52]*[.V$2]*2*PI())" table:style-name="ce8">
            <text:p>0.004979817</text:p>
          </table:table-cell>
          <table:table-cell office:value-type="float" office:value="2.3405138689984607E-3" table:formula="of:=1/([.$A52]*[.W$2]*2*PI())" table:style-name="ce8">
            <text:p>0.002340514</text:p>
          </table:table-cell>
          <table:table-cell office:value-type="float" office:value="1.0638699404538459E-3" table:formula="of:=1/([.$A52]*[.X$2]*2*PI())" table:style-name="ce8">
            <text:p>0.00106387</text:p>
          </table:table-cell>
          <table:table-cell office:value-type="float" office:value="4.9798167425499167E-4" table:formula="of:=1/([.$A52]*[.Y$2]*2*PI())" table:style-name="ce8">
            <text:p>0.000497982</text:p>
          </table:table-cell>
          <table:table-cell table:number-columns-repeated="16359"/>
        </table:table-row>
        <table:table-row table:style-name="ro1">
          <table:table-cell office:value-type="float" office:value="1000000" table:formula="of:=[resistor.A52]" table:style-name="ce1">
            <text:p>1000000</text:p>
          </table:table-cell>
          <table:table-cell office:value-type="float" office:value="15915.494309189537" table:formula="of:=1/([.$A53]*[.B$2]*2*PI())" table:style-name="ce8">
            <text:p>15915.49431</text:p>
          </table:table-cell>
          <table:table-cell office:value-type="float" office:value="7234.315595086151" table:formula="of:=1/([.$A53]*[.C$2]*2*PI())" table:style-name="ce8">
            <text:p>7234.315595</text:p>
          </table:table-cell>
          <table:table-cell office:value-type="float" office:value="3386.2753849339438" table:formula="of:=1/([.$A53]*[.D$2]*2*PI())" table:style-name="ce8">
            <text:p>3386.275385</text:p>
          </table:table-cell>
          <table:table-cell office:value-type="float" office:value="1591.5494309189535" table:formula="of:=1/([.$A53]*[.E$2]*2*PI())" table:style-name="ce8">
            <text:p>1591.549431</text:p>
          </table:table-cell>
          <table:table-cell office:value-type="float" office:value="723.43155950861524" table:formula="of:=1/([.$A53]*[.F$2]*2*PI())" table:style-name="ce8">
            <text:p>723.4315595</text:p>
          </table:table-cell>
          <table:table-cell office:value-type="float" office:value="338.6275384933943" table:formula="of:=1/([.$A53]*[.G$2]*2*PI())" table:style-name="ce8">
            <text:p>338.6275385</text:p>
          </table:table-cell>
          <table:table-cell office:value-type="float" office:value="159.15494309189532" table:formula="of:=1/([.$A53]*[.H$2]*2*PI())" table:style-name="ce8">
            <text:p>159.1549431</text:p>
          </table:table-cell>
          <table:table-cell office:value-type="float" office:value="72.343155950861529" table:formula="of:=1/([.$A53]*[.I$2]*2*PI())" table:style-name="ce8">
            <text:p>72.34315595</text:p>
          </table:table-cell>
          <table:table-cell office:value-type="float" office:value="33.862753849339434" table:formula="of:=1/([.$A53]*[.J$2]*2*PI())" table:style-name="ce8">
            <text:p>33.86275385</text:p>
          </table:table-cell>
          <table:table-cell office:value-type="float" office:value="15.915494309189533" table:formula="of:=1/([.$A53]*[.K$2]*2*PI())" table:style-name="ce8">
            <text:p>15.91549431</text:p>
          </table:table-cell>
          <table:table-cell office:value-type="float" office:value="7.2343155950861533" table:formula="of:=1/([.$A53]*[.L$2]*2*PI())" table:style-name="ce8">
            <text:p>7.234315595</text:p>
          </table:table-cell>
          <table:table-cell office:value-type="float" office:value="3.3862753849339433" table:formula="of:=1/([.$A53]*[.M$2]*2*PI())" table:style-name="ce8">
            <text:p>3.386275385</text:p>
          </table:table-cell>
          <table:table-cell office:value-type="float" office:value="1.5915494309189535" table:formula="of:=1/([.$A53]*[.N$2]*2*PI())" table:style-name="ce8">
            <text:p>1.591549431</text:p>
          </table:table-cell>
          <table:table-cell office:value-type="float" office:value="0.72343155950861526" table:formula="of:=1/([.$A53]*[.O$2]*2*PI())" table:style-name="ce8">
            <text:p>0.72343156</text:p>
          </table:table-cell>
          <table:table-cell office:value-type="float" office:value="0.33862753849339439" table:formula="of:=1/([.$A53]*[.P$2]*2*PI())" table:style-name="ce8">
            <text:p>0.338627538</text:p>
          </table:table-cell>
          <table:table-cell office:value-type="float" office:value="0.15915494309189535" table:formula="of:=1/([.$A53]*[.Q$2]*2*PI())" table:style-name="ce8">
            <text:p>0.159154943</text:p>
          </table:table-cell>
          <table:table-cell office:value-type="float" office:value="7.2343155950861507E-2" table:formula="of:=1/([.$A53]*[.R$2]*2*PI())" table:style-name="ce8">
            <text:p>0.072343156</text:p>
          </table:table-cell>
          <table:table-cell office:value-type="float" office:value="3.3862753849339434E-2" table:formula="of:=1/([.$A53]*[.S$2]*2*PI())" table:style-name="ce8">
            <text:p>0.033862754</text:p>
          </table:table-cell>
          <table:table-cell office:value-type="float" office:value="1.5915494309189534E-2" table:formula="of:=1/([.$A53]*[.T$2]*2*PI())" table:style-name="ce8">
            <text:p>0.015915494</text:p>
          </table:table-cell>
          <table:table-cell office:value-type="float" office:value="7.2343155950861529E-3" table:formula="of:=1/([.$A53]*[.U$2]*2*PI())" table:style-name="ce8">
            <text:p>0.007234316</text:p>
          </table:table-cell>
          <table:table-cell office:value-type="float" office:value="3.386275384933943E-3" table:formula="of:=1/([.$A53]*[.V$2]*2*PI())" table:style-name="ce8">
            <text:p>0.003386275</text:p>
          </table:table-cell>
          <table:table-cell office:value-type="float" office:value="1.5915494309189533E-3" table:formula="of:=1/([.$A53]*[.W$2]*2*PI())" table:style-name="ce8">
            <text:p>0.001591549</text:p>
          </table:table-cell>
          <table:table-cell office:value-type="float" office:value="7.2343155950861519E-4" table:formula="of:=1/([.$A53]*[.X$2]*2*PI())" table:style-name="ce8">
            <text:p>0.000723432</text:p>
          </table:table-cell>
          <table:table-cell office:value-type="float" office:value="3.3862753849339433E-4" table:formula="of:=1/([.$A53]*[.Y$2]*2*PI())" table:style-name="ce8">
            <text:p>0.000338628</text:p>
          </table:table-cell>
          <table:table-cell table:number-columns-repeated="16359"/>
        </table:table-row>
        <table:table-row table:style-name="ro1">
          <table:table-cell office:value-type="float" office:value="1500000" table:formula="of:=[resistor.A53]" table:style-name="ce1">
            <text:p>1500000</text:p>
          </table:table-cell>
          <table:table-cell office:value-type="float" office:value="10610.32953945969" table:formula="of:=1/([.$A54]*[.B$2]*2*PI())" table:style-name="ce8">
            <text:p>10610.32954</text:p>
          </table:table-cell>
          <table:table-cell office:value-type="float" office:value="4822.8770633907679" table:formula="of:=1/([.$A54]*[.C$2]*2*PI())" table:style-name="ce8">
            <text:p>4822.877063</text:p>
          </table:table-cell>
          <table:table-cell office:value-type="float" office:value="2257.5169232892958" table:formula="of:=1/([.$A54]*[.D$2]*2*PI())" table:style-name="ce8">
            <text:p>2257.516923</text:p>
          </table:table-cell>
          <table:table-cell office:value-type="float" office:value="1061.0329539459688" table:formula="of:=1/([.$A54]*[.E$2]*2*PI())" table:style-name="ce8">
            <text:p>1061.032954</text:p>
          </table:table-cell>
          <table:table-cell office:value-type="float" office:value="482.28770633907681" table:formula="of:=1/([.$A54]*[.F$2]*2*PI())" table:style-name="ce8">
            <text:p>482.2877063</text:p>
          </table:table-cell>
          <table:table-cell office:value-type="float" office:value="225.75169232892958" table:formula="of:=1/([.$A54]*[.G$2]*2*PI())" table:style-name="ce8">
            <text:p>225.7516923</text:p>
          </table:table-cell>
          <table:table-cell office:value-type="float" office:value="106.1032953945969" table:formula="of:=1/([.$A54]*[.H$2]*2*PI())" table:style-name="ce8">
            <text:p>106.1032954</text:p>
          </table:table-cell>
          <table:table-cell office:value-type="float" office:value="48.228770633907679" table:formula="of:=1/([.$A54]*[.I$2]*2*PI())" table:style-name="ce8">
            <text:p>48.22877063</text:p>
          </table:table-cell>
          <table:table-cell office:value-type="float" office:value="22.575169232892957" table:formula="of:=1/([.$A54]*[.J$2]*2*PI())" table:style-name="ce8">
            <text:p>22.57516923</text:p>
          </table:table-cell>
          <table:table-cell office:value-type="float" office:value="10.610329539459688" table:formula="of:=1/([.$A54]*[.K$2]*2*PI())" table:style-name="ce8">
            <text:p>10.61032954</text:p>
          </table:table-cell>
          <table:table-cell office:value-type="float" office:value="4.8228770633907692" table:formula="of:=1/([.$A54]*[.L$2]*2*PI())" table:style-name="ce8">
            <text:p>4.822877063</text:p>
          </table:table-cell>
          <table:table-cell office:value-type="float" office:value="2.2575169232892955" table:formula="of:=1/([.$A54]*[.M$2]*2*PI())" table:style-name="ce8">
            <text:p>2.257516923</text:p>
          </table:table-cell>
          <table:table-cell office:value-type="float" office:value="1.0610329539459689" table:formula="of:=1/([.$A54]*[.N$2]*2*PI())" table:style-name="ce8">
            <text:p>1.061032954</text:p>
          </table:table-cell>
          <table:table-cell office:value-type="float" office:value="0.48228770633907675" table:formula="of:=1/([.$A54]*[.O$2]*2*PI())" table:style-name="ce8">
            <text:p>0.482287706</text:p>
          </table:table-cell>
          <table:table-cell office:value-type="float" office:value="0.22575169232892958" table:formula="of:=1/([.$A54]*[.P$2]*2*PI())" table:style-name="ce8">
            <text:p>0.225751692</text:p>
          </table:table-cell>
          <table:table-cell office:value-type="float" office:value="0.1061032953945969" table:formula="of:=1/([.$A54]*[.Q$2]*2*PI())" table:style-name="ce8">
            <text:p>0.106103295</text:p>
          </table:table-cell>
          <table:table-cell office:value-type="float" office:value="4.822877063390768E-2" table:formula="of:=1/([.$A54]*[.R$2]*2*PI())" table:style-name="ce8">
            <text:p>0.048228771</text:p>
          </table:table-cell>
          <table:table-cell office:value-type="float" office:value="2.2575169232892954E-2" table:formula="of:=1/([.$A54]*[.S$2]*2*PI())" table:style-name="ce8">
            <text:p>0.022575169</text:p>
          </table:table-cell>
          <table:table-cell office:value-type="float" office:value="1.0610329539459689E-2" table:formula="of:=1/([.$A54]*[.T$2]*2*PI())" table:style-name="ce8">
            <text:p>0.01061033</text:p>
          </table:table-cell>
          <table:table-cell office:value-type="float" office:value="4.822877063390768E-3" table:formula="of:=1/([.$A54]*[.U$2]*2*PI())" table:style-name="ce8">
            <text:p>0.004822877</text:p>
          </table:table-cell>
          <table:table-cell office:value-type="float" office:value="2.2575169232892959E-3" table:formula="of:=1/([.$A54]*[.V$2]*2*PI())" table:style-name="ce8">
            <text:p>0.002257517</text:p>
          </table:table-cell>
          <table:table-cell office:value-type="float" office:value="1.061032953945969E-3" table:formula="of:=1/([.$A54]*[.W$2]*2*PI())" table:style-name="ce8">
            <text:p>0.001061033</text:p>
          </table:table-cell>
          <table:table-cell office:value-type="float" office:value="4.8228770633907683E-4" table:formula="of:=1/([.$A54]*[.X$2]*2*PI())" table:style-name="ce8">
            <text:p>0.000482288</text:p>
          </table:table-cell>
          <table:table-cell office:value-type="float" office:value="2.2575169232892957E-4" table:formula="of:=1/([.$A54]*[.Y$2]*2*PI())" table:style-name="ce8">
            <text:p>0.000225752</text:p>
          </table:table-cell>
          <table:table-cell table:number-columns-repeated="16359"/>
        </table:table-row>
        <table:table-row table:style-name="ro1">
          <table:table-cell office:value-type="float" office:value="2200000" table:formula="of:=[resistor.A54]" table:style-name="ce1">
            <text:p>2200000</text:p>
          </table:table-cell>
          <table:table-cell office:value-type="float" office:value="7234.3155950861519" table:formula="of:=1/([.$A55]*[.B$2]*2*PI())" table:style-name="ce8">
            <text:p>7234.315595</text:p>
          </table:table-cell>
          <table:table-cell office:value-type="float" office:value="3288.3252704937054" table:formula="of:=1/([.$A55]*[.C$2]*2*PI())" table:style-name="ce8">
            <text:p>3288.32527</text:p>
          </table:table-cell>
          <table:table-cell office:value-type="float" office:value="1539.2160840608835" table:formula="of:=1/([.$A55]*[.D$2]*2*PI())" table:style-name="ce8">
            <text:p>1539.216084</text:p>
          </table:table-cell>
          <table:table-cell office:value-type="float" office:value="723.43155950861512" table:formula="of:=1/([.$A55]*[.E$2]*2*PI())" table:style-name="ce8">
            <text:p>723.4315595</text:p>
          </table:table-cell>
          <table:table-cell office:value-type="float" office:value="328.83252704937053" table:formula="of:=1/([.$A55]*[.F$2]*2*PI())" table:style-name="ce8">
            <text:p>328.832527</text:p>
          </table:table-cell>
          <table:table-cell office:value-type="float" office:value="153.92160840608832" table:formula="of:=1/([.$A55]*[.G$2]*2*PI())" table:style-name="ce8">
            <text:p>153.9216084</text:p>
          </table:table-cell>
          <table:table-cell office:value-type="float" office:value="72.343155950861515" table:formula="of:=1/([.$A55]*[.H$2]*2*PI())" table:style-name="ce8">
            <text:p>72.34315595</text:p>
          </table:table-cell>
          <table:table-cell office:value-type="float" office:value="32.883252704937057" table:formula="of:=1/([.$A55]*[.I$2]*2*PI())" table:style-name="ce8">
            <text:p>32.8832527</text:p>
          </table:table-cell>
          <table:table-cell office:value-type="float" office:value="15.392160840608833" table:formula="of:=1/([.$A55]*[.J$2]*2*PI())" table:style-name="ce8">
            <text:p>15.39216084</text:p>
          </table:table-cell>
          <table:table-cell office:value-type="float" office:value="7.2343155950861515" table:formula="of:=1/([.$A55]*[.K$2]*2*PI())" table:style-name="ce8">
            <text:p>7.234315595</text:p>
          </table:table-cell>
          <table:table-cell office:value-type="float" office:value="3.2883252704937052" table:formula="of:=1/([.$A55]*[.L$2]*2*PI())" table:style-name="ce8">
            <text:p>3.28832527</text:p>
          </table:table-cell>
          <table:table-cell office:value-type="float" office:value="1.5392160840608835" table:formula="of:=1/([.$A55]*[.M$2]*2*PI())" table:style-name="ce8">
            <text:p>1.539216084</text:p>
          </table:table-cell>
          <table:table-cell office:value-type="float" office:value="0.72343155950861526" table:formula="of:=1/([.$A55]*[.N$2]*2*PI())" table:style-name="ce8">
            <text:p>0.72343156</text:p>
          </table:table-cell>
          <table:table-cell office:value-type="float" office:value="0.32883252704937049" table:formula="of:=1/([.$A55]*[.O$2]*2*PI())" table:style-name="ce8">
            <text:p>0.328832527</text:p>
          </table:table-cell>
          <table:table-cell office:value-type="float" office:value="0.15392160840608834" table:formula="of:=1/([.$A55]*[.P$2]*2*PI())" table:style-name="ce8">
            <text:p>0.153921608</text:p>
          </table:table-cell>
          <table:table-cell office:value-type="float" office:value="7.2343155950861535E-2" table:formula="of:=1/([.$A55]*[.Q$2]*2*PI())" table:style-name="ce8">
            <text:p>0.072343156</text:p>
          </table:table-cell>
          <table:table-cell office:value-type="float" office:value="3.2883252704937055E-2" table:formula="of:=1/([.$A55]*[.R$2]*2*PI())" table:style-name="ce8">
            <text:p>0.032883253</text:p>
          </table:table-cell>
          <table:table-cell office:value-type="float" office:value="1.5392160840608834E-2" table:formula="of:=1/([.$A55]*[.S$2]*2*PI())" table:style-name="ce8">
            <text:p>0.015392161</text:p>
          </table:table-cell>
          <table:table-cell office:value-type="float" office:value="7.2343155950861512E-3" table:formula="of:=1/([.$A55]*[.T$2]*2*PI())" table:style-name="ce8">
            <text:p>0.007234316</text:p>
          </table:table-cell>
          <table:table-cell office:value-type="float" office:value="3.2883252704937051E-3" table:formula="of:=1/([.$A55]*[.U$2]*2*PI())" table:style-name="ce8">
            <text:p>0.003288325</text:p>
          </table:table-cell>
          <table:table-cell office:value-type="float" office:value="1.5392160840608834E-3" table:formula="of:=1/([.$A55]*[.V$2]*2*PI())" table:style-name="ce8">
            <text:p>0.001539216</text:p>
          </table:table-cell>
          <table:table-cell office:value-type="float" office:value="7.2343155950861519E-4" table:formula="of:=1/([.$A55]*[.W$2]*2*PI())" table:style-name="ce8">
            <text:p>0.000723432</text:p>
          </table:table-cell>
          <table:table-cell office:value-type="float" office:value="3.2883252704937055E-4" table:formula="of:=1/([.$A55]*[.X$2]*2*PI())" table:style-name="ce8">
            <text:p>0.000328833</text:p>
          </table:table-cell>
          <table:table-cell office:value-type="float" office:value="1.5392160840608835E-4" table:formula="of:=1/([.$A55]*[.Y$2]*2*PI())" table:style-name="ce8">
            <text:p>0.000153922</text:p>
          </table:table-cell>
          <table:table-cell table:number-columns-repeated="16359"/>
        </table:table-row>
        <table:table-row table:style-name="ro1">
          <table:table-cell office:value-type="float" office:value="3300000" table:formula="of:=[resistor.A55]" table:style-name="ce1">
            <text:p>3300000</text:p>
          </table:table-cell>
          <table:table-cell office:value-type="float" office:value="4822.8770633907689" table:formula="of:=1/([.$A56]*[.B$2]*2*PI())" table:style-name="ce8">
            <text:p>4822.877063</text:p>
          </table:table-cell>
          <table:table-cell office:value-type="float" office:value="2192.2168469958033" table:formula="of:=1/([.$A56]*[.C$2]*2*PI())" table:style-name="ce8">
            <text:p>2192.216847</text:p>
          </table:table-cell>
          <table:table-cell office:value-type="float" office:value="1026.1440560405888" table:formula="of:=1/([.$A56]*[.D$2]*2*PI())" table:style-name="ce8">
            <text:p>1026.144056</text:p>
          </table:table-cell>
          <table:table-cell office:value-type="float" office:value="482.28770633907681" table:formula="of:=1/([.$A56]*[.E$2]*2*PI())" table:style-name="ce8">
            <text:p>482.2877063</text:p>
          </table:table-cell>
          <table:table-cell office:value-type="float" office:value="219.22168469958035" table:formula="of:=1/([.$A56]*[.F$2]*2*PI())" table:style-name="ce8">
            <text:p>219.2216847</text:p>
          </table:table-cell>
          <table:table-cell office:value-type="float" office:value="102.61440560405889" table:formula="of:=1/([.$A56]*[.G$2]*2*PI())" table:style-name="ce8">
            <text:p>102.6144056</text:p>
          </table:table-cell>
          <table:table-cell office:value-type="float" office:value="48.228770633907672" table:formula="of:=1/([.$A56]*[.H$2]*2*PI())" table:style-name="ce8">
            <text:p>48.22877063</text:p>
          </table:table-cell>
          <table:table-cell office:value-type="float" office:value="21.922168469958038" table:formula="of:=1/([.$A56]*[.I$2]*2*PI())" table:style-name="ce8">
            <text:p>21.92216847</text:p>
          </table:table-cell>
          <table:table-cell office:value-type="float" office:value="10.261440560405891" table:formula="of:=1/([.$A56]*[.J$2]*2*PI())" table:style-name="ce8">
            <text:p>10.26144056</text:p>
          </table:table-cell>
          <table:table-cell office:value-type="float" office:value="4.8228770633907674" table:formula="of:=1/([.$A56]*[.K$2]*2*PI())" table:style-name="ce8">
            <text:p>4.822877063</text:p>
          </table:table-cell>
          <table:table-cell office:value-type="float" office:value="2.1922168469958034" table:formula="of:=1/([.$A56]*[.L$2]*2*PI())" table:style-name="ce8">
            <text:p>2.192216847</text:p>
          </table:table-cell>
          <table:table-cell office:value-type="float" office:value="1.026144056040589" table:formula="of:=1/([.$A56]*[.M$2]*2*PI())" table:style-name="ce8">
            <text:p>1.026144056</text:p>
          </table:table-cell>
          <table:table-cell office:value-type="float" office:value="0.48228770633907686" table:formula="of:=1/([.$A56]*[.N$2]*2*PI())" table:style-name="ce8">
            <text:p>0.482287706</text:p>
          </table:table-cell>
          <table:table-cell office:value-type="float" office:value="0.21922168469958034" table:formula="of:=1/([.$A56]*[.O$2]*2*PI())" table:style-name="ce8">
            <text:p>0.219221685</text:p>
          </table:table-cell>
          <table:table-cell office:value-type="float" office:value="0.10261440560405889" table:formula="of:=1/([.$A56]*[.P$2]*2*PI())" table:style-name="ce8">
            <text:p>0.102614406</text:p>
          </table:table-cell>
          <table:table-cell office:value-type="float" office:value="4.822877063390768E-2" table:formula="of:=1/([.$A56]*[.Q$2]*2*PI())" table:style-name="ce8">
            <text:p>0.048228771</text:p>
          </table:table-cell>
          <table:table-cell office:value-type="float" office:value="2.1922168469958033E-2" table:formula="of:=1/([.$A56]*[.R$2]*2*PI())" table:style-name="ce8">
            <text:p>0.021922168</text:p>
          </table:table-cell>
          <table:table-cell office:value-type="float" office:value="1.0261440560405889E-2" table:formula="of:=1/([.$A56]*[.S$2]*2*PI())" table:style-name="ce8">
            <text:p>0.010261441</text:p>
          </table:table-cell>
          <table:table-cell office:value-type="float" office:value="4.822877063390768E-3" table:formula="of:=1/([.$A56]*[.T$2]*2*PI())" table:style-name="ce8">
            <text:p>0.004822877</text:p>
          </table:table-cell>
          <table:table-cell office:value-type="float" office:value="2.1922168469958037E-3" table:formula="of:=1/([.$A56]*[.U$2]*2*PI())" table:style-name="ce8">
            <text:p>0.002192217</text:p>
          </table:table-cell>
          <table:table-cell office:value-type="float" office:value="1.0261440560405889E-3" table:formula="of:=1/([.$A56]*[.V$2]*2*PI())" table:style-name="ce8">
            <text:p>0.001026144</text:p>
          </table:table-cell>
          <table:table-cell office:value-type="float" office:value="4.8228770633907683E-4" table:formula="of:=1/([.$A56]*[.W$2]*2*PI())" table:style-name="ce8">
            <text:p>0.000482288</text:p>
          </table:table-cell>
          <table:table-cell office:value-type="float" office:value="2.1922168469958034E-4" table:formula="of:=1/([.$A56]*[.X$2]*2*PI())" table:style-name="ce8">
            <text:p>0.000219222</text:p>
          </table:table-cell>
          <table:table-cell office:value-type="float" office:value="1.0261440560405889E-4" table:formula="of:=1/([.$A56]*[.Y$2]*2*PI())" table:style-name="ce8">
            <text:p>0.000102614</text:p>
          </table:table-cell>
          <table:table-cell table:number-columns-repeated="16359"/>
        </table:table-row>
        <table:table-row table:style-name="ro1">
          <table:table-cell office:value-type="float" office:value="4700000" table:formula="of:=[resistor.A56]" table:style-name="ce1">
            <text:p>4700000</text:p>
          </table:table-cell>
          <table:table-cell office:value-type="float" office:value="3386.2753849339438" table:formula="of:=1/([.$A57]*[.B$2]*2*PI())" table:style-name="ce8">
            <text:p>3386.275385</text:p>
          </table:table-cell>
          <table:table-cell office:value-type="float" office:value="1539.2160840608833" table:formula="of:=1/([.$A57]*[.C$2]*2*PI())" table:style-name="ce8">
            <text:p>1539.216084</text:p>
          </table:table-cell>
          <table:table-cell office:value-type="float" office:value="720.48412445403051" table:formula="of:=1/([.$A57]*[.D$2]*2*PI())" table:style-name="ce8">
            <text:p>720.4841245</text:p>
          </table:table-cell>
          <table:table-cell office:value-type="float" office:value="338.6275384933943" table:formula="of:=1/([.$A57]*[.E$2]*2*PI())" table:style-name="ce8">
            <text:p>338.6275385</text:p>
          </table:table-cell>
          <table:table-cell office:value-type="float" office:value="153.92160840608832" table:formula="of:=1/([.$A57]*[.F$2]*2*PI())" table:style-name="ce8">
            <text:p>153.9216084</text:p>
          </table:table-cell>
          <table:table-cell office:value-type="float" office:value="72.048412445403045" table:formula="of:=1/([.$A57]*[.G$2]*2*PI())" table:style-name="ce8">
            <text:p>72.04841245</text:p>
          </table:table-cell>
          <table:table-cell office:value-type="float" office:value="33.862753849339434" table:formula="of:=1/([.$A57]*[.H$2]*2*PI())" table:style-name="ce8">
            <text:p>33.86275385</text:p>
          </table:table-cell>
          <table:table-cell office:value-type="float" office:value="15.392160840608835" table:formula="of:=1/([.$A57]*[.I$2]*2*PI())" table:style-name="ce8">
            <text:p>15.39216084</text:p>
          </table:table-cell>
          <table:table-cell office:value-type="float" office:value="7.2048412445403063" table:formula="of:=1/([.$A57]*[.J$2]*2*PI())" table:style-name="ce8">
            <text:p>7.204841245</text:p>
          </table:table-cell>
          <table:table-cell office:value-type="float" office:value="3.3862753849339433" table:formula="of:=1/([.$A57]*[.K$2]*2*PI())" table:style-name="ce8">
            <text:p>3.386275385</text:p>
          </table:table-cell>
          <table:table-cell office:value-type="float" office:value="1.5392160840608835" table:formula="of:=1/([.$A57]*[.L$2]*2*PI())" table:style-name="ce8">
            <text:p>1.539216084</text:p>
          </table:table-cell>
          <table:table-cell office:value-type="float" office:value="0.72048412445403054" table:formula="of:=1/([.$A57]*[.M$2]*2*PI())" table:style-name="ce8">
            <text:p>0.720484124</text:p>
          </table:table-cell>
          <table:table-cell office:value-type="float" office:value="0.33862753849339439" table:formula="of:=1/([.$A57]*[.N$2]*2*PI())" table:style-name="ce8">
            <text:p>0.338627538</text:p>
          </table:table-cell>
          <table:table-cell office:value-type="float" office:value="0.15392160840608834" table:formula="of:=1/([.$A57]*[.O$2]*2*PI())" table:style-name="ce8">
            <text:p>0.153921608</text:p>
          </table:table-cell>
          <table:table-cell office:value-type="float" office:value="7.2048412445403054E-2" table:formula="of:=1/([.$A57]*[.P$2]*2*PI())" table:style-name="ce8">
            <text:p>0.072048412</text:p>
          </table:table-cell>
          <table:table-cell office:value-type="float" office:value="3.3862753849339434E-2" table:formula="of:=1/([.$A57]*[.Q$2]*2*PI())" table:style-name="ce8">
            <text:p>0.033862754</text:p>
          </table:table-cell>
          <table:table-cell office:value-type="float" office:value="1.5392160840608834E-2" table:formula="of:=1/([.$A57]*[.R$2]*2*PI())" table:style-name="ce8">
            <text:p>0.015392161</text:p>
          </table:table-cell>
          <table:table-cell office:value-type="float" office:value="7.2048412445403056E-3" table:formula="of:=1/([.$A57]*[.S$2]*2*PI())" table:style-name="ce8">
            <text:p>0.007204841</text:p>
          </table:table-cell>
          <table:table-cell office:value-type="float" office:value="3.386275384933943E-3" table:formula="of:=1/([.$A57]*[.T$2]*2*PI())" table:style-name="ce8">
            <text:p>0.003386275</text:p>
          </table:table-cell>
          <table:table-cell office:value-type="float" office:value="1.5392160840608834E-3" table:formula="of:=1/([.$A57]*[.U$2]*2*PI())" table:style-name="ce8">
            <text:p>0.001539216</text:p>
          </table:table-cell>
          <table:table-cell office:value-type="float" office:value="7.204841244540306E-4" table:formula="of:=1/([.$A57]*[.V$2]*2*PI())" table:style-name="ce8">
            <text:p>0.000720484</text:p>
          </table:table-cell>
          <table:table-cell office:value-type="float" office:value="3.3862753849339433E-4" table:formula="of:=1/([.$A57]*[.W$2]*2*PI())" table:style-name="ce8">
            <text:p>0.000338628</text:p>
          </table:table-cell>
          <table:table-cell office:value-type="float" office:value="1.5392160840608835E-4" table:formula="of:=1/([.$A57]*[.X$2]*2*PI())" table:style-name="ce8">
            <text:p>0.000153922</text:p>
          </table:table-cell>
          <table:table-cell office:value-type="float" office:value="7.2048412445403052E-5" table:formula="of:=1/([.$A57]*[.Y$2]*2*PI())" table:style-name="ce8">
            <text:p>7.20484E-05</text:p>
          </table:table-cell>
          <table:table-cell table:number-columns-repeated="16359"/>
        </table:table-row>
        <table:table-row table:style-name="ro1">
          <table:table-cell office:value-type="float" office:value="6800000" table:formula="of:=[resistor.A57]" table:style-name="ce1">
            <text:p>6800000</text:p>
          </table:table-cell>
          <table:table-cell office:value-type="float" office:value="2340.513868998461" table:formula="of:=1/([.$A58]*[.B$2]*2*PI())" table:style-name="ce8">
            <text:p>2340.513869</text:p>
          </table:table-cell>
          <table:table-cell office:value-type="float" office:value="1063.8699404538459" table:formula="of:=1/([.$A58]*[.C$2]*2*PI())" table:style-name="ce8">
            <text:p>1063.86994</text:p>
          </table:table-cell>
          <table:table-cell office:value-type="float" office:value="497.98167425499167" table:formula="of:=1/([.$A58]*[.D$2]*2*PI())" table:style-name="ce8">
            <text:p>497.9816743</text:p>
          </table:table-cell>
          <table:table-cell office:value-type="float" office:value="234.05138689984605" table:formula="of:=1/([.$A58]*[.E$2]*2*PI())" table:style-name="ce8">
            <text:p>234.0513869</text:p>
          </table:table-cell>
          <table:table-cell office:value-type="float" office:value="106.3869940453846" table:formula="of:=1/([.$A58]*[.F$2]*2*PI())" table:style-name="ce8">
            <text:p>106.386994</text:p>
          </table:table-cell>
          <table:table-cell office:value-type="float" office:value="49.798167425499166" table:formula="of:=1/([.$A58]*[.G$2]*2*PI())" table:style-name="ce8">
            <text:p>49.79816743</text:p>
          </table:table-cell>
          <table:table-cell office:value-type="float" office:value="23.405138689984607" table:formula="of:=1/([.$A58]*[.H$2]*2*PI())" table:style-name="ce8">
            <text:p>23.40513869</text:p>
          </table:table-cell>
          <table:table-cell office:value-type="float" office:value="10.63869940453846" table:formula="of:=1/([.$A58]*[.I$2]*2*PI())" table:style-name="ce8">
            <text:p>10.6386994</text:p>
          </table:table-cell>
          <table:table-cell office:value-type="float" office:value="4.9798167425499162" table:formula="of:=1/([.$A58]*[.J$2]*2*PI())" table:style-name="ce8">
            <text:p>4.979816743</text:p>
          </table:table-cell>
          <table:table-cell office:value-type="float" office:value="2.3405138689984608" table:formula="of:=1/([.$A58]*[.K$2]*2*PI())" table:style-name="ce8">
            <text:p>2.340513869</text:p>
          </table:table-cell>
          <table:table-cell office:value-type="float" office:value="1.0638699404538461" table:formula="of:=1/([.$A58]*[.L$2]*2*PI())" table:style-name="ce8">
            <text:p>1.06386994</text:p>
          </table:table-cell>
          <table:table-cell office:value-type="float" office:value="0.49798167425499168" table:formula="of:=1/([.$A58]*[.M$2]*2*PI())" table:style-name="ce8">
            <text:p>0.497981674</text:p>
          </table:table-cell>
          <table:table-cell office:value-type="float" office:value="0.23405138689984611" table:formula="of:=1/([.$A58]*[.N$2]*2*PI())" table:style-name="ce8">
            <text:p>0.234051387</text:p>
          </table:table-cell>
          <table:table-cell office:value-type="float" office:value="0.10638699404538458" table:formula="of:=1/([.$A58]*[.O$2]*2*PI())" table:style-name="ce8">
            <text:p>0.106386994</text:p>
          </table:table-cell>
          <table:table-cell office:value-type="float" office:value="4.9798167425499161E-2" table:formula="of:=1/([.$A58]*[.P$2]*2*PI())" table:style-name="ce8">
            <text:p>0.049798167</text:p>
          </table:table-cell>
          <table:table-cell office:value-type="float" office:value="2.340513868998461E-2" table:formula="of:=1/([.$A58]*[.Q$2]*2*PI())" table:style-name="ce8">
            <text:p>0.023405139</text:p>
          </table:table-cell>
          <table:table-cell office:value-type="float" office:value="1.0638699404538458E-2" table:formula="of:=1/([.$A58]*[.R$2]*2*PI())" table:style-name="ce8">
            <text:p>0.010638699</text:p>
          </table:table-cell>
          <table:table-cell office:value-type="float" office:value="4.9798167425499163E-3" table:formula="of:=1/([.$A58]*[.S$2]*2*PI())" table:style-name="ce8">
            <text:p>0.004979817</text:p>
          </table:table-cell>
          <table:table-cell office:value-type="float" office:value="2.3405138689984607E-3" table:formula="of:=1/([.$A58]*[.T$2]*2*PI())" table:style-name="ce8">
            <text:p>0.002340514</text:p>
          </table:table-cell>
          <table:table-cell office:value-type="float" office:value="1.0638699404538459E-3" table:formula="of:=1/([.$A58]*[.U$2]*2*PI())" table:style-name="ce8">
            <text:p>0.00106387</text:p>
          </table:table-cell>
          <table:table-cell office:value-type="float" office:value="4.9798167425499167E-4" table:formula="of:=1/([.$A58]*[.V$2]*2*PI())" table:style-name="ce8">
            <text:p>0.000497982</text:p>
          </table:table-cell>
          <table:table-cell office:value-type="float" office:value="2.3405138689984608E-4" table:formula="of:=1/([.$A58]*[.W$2]*2*PI())" table:style-name="ce8">
            <text:p>0.000234051</text:p>
          </table:table-cell>
          <table:table-cell office:value-type="float" office:value="1.0638699404538457E-4" table:formula="of:=1/([.$A58]*[.X$2]*2*PI())" table:style-name="ce8">
            <text:p>0.000106387</text:p>
          </table:table-cell>
          <table:table-cell office:value-type="float" office:value="4.9798167425499171E-5" table:formula="of:=1/([.$A58]*[.Y$2]*2*PI())" table:style-name="ce8">
            <text:p>4.97982E-05</text:p>
          </table:table-cell>
          <table:table-cell table:number-columns-repeated="16359"/>
        </table:table-row>
        <table:table-row table:style-name="ro1">
          <table:table-cell office:value-type="string" table:style-name="ce5">
            <text:p>Ω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r (Ω)</text:p>
          </table:table-cell>
          <table:table-cell office:value-type="string" table:style-name="ce1">
            <text:p>c (F)</text:p>
          </table:table-cell>
          <table:table-cell office:value-type="string" table:style-name="ce1">
            <text:p>3db attenuation freq (Hz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lected</text:p>
          </table:table-cell>
          <table:table-cell office:value-type="float" office:value="3900" table:style-name="ce1">
            <text:p>3900</text:p>
          </table:table-cell>
          <table:table-cell office:value-type="float" office:value="1E-8" table:style-name="ce6">
            <text:p>1.00E-08</text:p>
          </table:table-cell>
          <table:table-cell office:value-type="float" office:value="4080.8959767152655" table:style-name="ce1">
            <text:p>4080.89597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ctual values</text:p>
          </table:table-cell>
          <table:table-cell office:value-type="float" office:value="3853.4" table:style-name="ce1">
            <text:p>3853.4</text:p>
          </table:table-cell>
          <table:table-cell office:value-type="float" office:value="9.1000000000000004E-9" table:style-name="ce6">
            <text:p>9.10E-09</text:p>
          </table:table-cell>
          <table:table-cell office:value-type="float" office:value="4538.7331151509225" table:formula="of:=1/([.$B$62]*[.$C$62]*2*PI())" table:style-name="ce7">
            <text:p>4538.73</text:p>
          </table:table-cell>
          <table:table-cell table:number-columns-repeated="16380" table:style-name="ce1"/>
        </table:table-row>
        <table:table-row table:number-rows-repeated="1048514" table:style-name="ro2">
          <table:table-cell table:number-columns-repeated="16384"/>
        </table:table-row>
      </table:table>
      <table:table table:name="resistor" table:style-name="ta2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sistors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220" table:style-name="ce1">
            <text:p>220</text:p>
          </table:table-cell>
          <table:table-cell table:number-columns-repeated="16383"/>
        </table:table-row>
        <table:table-row table:style-name="ro1">
          <table:table-cell office:value-type="float" office:value="270" table:style-name="ce1">
            <text:p>270</text:p>
          </table:table-cell>
          <table:table-cell table:number-columns-repeated="1638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16383"/>
        </table:table-row>
        <table:table-row table:style-name="ro1">
          <table:table-cell office:value-type="float" office:value="390" table:style-name="ce1">
            <text:p>390</text:p>
          </table:table-cell>
          <table:table-cell table:number-columns-repeated="16383"/>
        </table:table-row>
        <table:table-row table:style-name="ro1">
          <table:table-cell office:value-type="float" office:value="470" table:style-name="ce1">
            <text:p>470</text:p>
          </table:table-cell>
          <table:table-cell table:number-columns-repeated="16383"/>
        </table:table-row>
        <table:table-row table:style-name="ro1">
          <table:table-cell office:value-type="float" office:value="560" table:style-name="ce1">
            <text:p>560</text:p>
          </table:table-cell>
          <table:table-cell table:number-columns-repeated="16383"/>
        </table:table-row>
        <table:table-row table:style-name="ro1">
          <table:table-cell office:value-type="float" office:value="680" table:style-name="ce1">
            <text:p>680</text:p>
          </table:table-cell>
          <table:table-cell table:number-columns-repeated="16383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/>
        </table:table-row>
        <table:table-row table:style-name="ro1">
          <table:table-cell office:value-type="float" office:value="1200" table:style-name="ce1">
            <text:p>1200</text:p>
          </table:table-cell>
          <table:table-cell table:number-columns-repeated="16383"/>
        </table:table-row>
        <table:table-row table:style-name="ro1">
          <table:table-cell office:value-type="float" office:value="1500" table:style-name="ce1">
            <text:p>1500</text:p>
          </table:table-cell>
          <table:table-cell table:number-columns-repeated="16383"/>
        </table:table-row>
        <table:table-row table:style-name="ro1">
          <table:table-cell office:value-type="float" office:value="1800" table:style-name="ce1">
            <text:p>1800</text:p>
          </table:table-cell>
          <table:table-cell table:number-columns-repeated="16383"/>
        </table:table-row>
        <table:table-row table:style-name="ro1">
          <table:table-cell office:value-type="float" office:value="2200" table:style-name="ce1">
            <text:p>2200</text:p>
          </table:table-cell>
          <table:table-cell table:number-columns-repeated="16383"/>
        </table:table-row>
        <table:table-row table:style-name="ro1">
          <table:table-cell office:value-type="float" office:value="2700" table:style-name="ce1">
            <text:p>2700</text:p>
          </table:table-cell>
          <table:table-cell table:number-columns-repeated="16383"/>
        </table:table-row>
        <table:table-row table:style-name="ro1">
          <table:table-cell office:value-type="float" office:value="3300" table:style-name="ce1">
            <text:p>3300</text:p>
          </table:table-cell>
          <table:table-cell table:number-columns-repeated="16383"/>
        </table:table-row>
        <table:table-row table:style-name="ro1">
          <table:table-cell office:value-type="float" office:value="3900" table:style-name="ce1">
            <text:p>3900</text:p>
          </table:table-cell>
          <table:table-cell table:number-columns-repeated="16383"/>
        </table:table-row>
        <table:table-row table:style-name="ro1">
          <table:table-cell office:value-type="float" office:value="4700" table:style-name="ce1">
            <text:p>4700</text:p>
          </table:table-cell>
          <table:table-cell table:number-columns-repeated="16383"/>
        </table:table-row>
        <table:table-row table:style-name="ro1">
          <table:table-cell office:value-type="float" office:value="5600" table:style-name="ce1">
            <text:p>5600</text:p>
          </table:table-cell>
          <table:table-cell table:number-columns-repeated="16383"/>
        </table:table-row>
        <table:table-row table:style-name="ro1">
          <table:table-cell office:value-type="float" office:value="6800" table:style-name="ce1">
            <text:p>6800</text:p>
          </table:table-cell>
          <table:table-cell table:number-columns-repeated="16383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/>
        </table:table-row>
        <table:table-row table:style-name="ro1">
          <table:table-cell office:value-type="float" office:value="12000" table:style-name="ce1">
            <text:p>12000</text:p>
          </table:table-cell>
          <table:table-cell table:number-columns-repeated="16383"/>
        </table:table-row>
        <table:table-row table:style-name="ro1">
          <table:table-cell office:value-type="float" office:value="15000" table:style-name="ce1">
            <text:p>15000</text:p>
          </table:table-cell>
          <table:table-cell table:number-columns-repeated="16383"/>
        </table:table-row>
        <table:table-row table:style-name="ro1">
          <table:table-cell office:value-type="float" office:value="18000" table:style-name="ce1">
            <text:p>18000</text:p>
          </table:table-cell>
          <table:table-cell table:number-columns-repeated="16383"/>
        </table:table-row>
        <table:table-row table:style-name="ro1">
          <table:table-cell office:value-type="float" office:value="22000" table:style-name="ce1">
            <text:p>22000</text:p>
          </table:table-cell>
          <table:table-cell table:number-columns-repeated="16383"/>
        </table:table-row>
        <table:table-row table:style-name="ro1">
          <table:table-cell office:value-type="float" office:value="27000" table:style-name="ce1">
            <text:p>27000</text:p>
          </table:table-cell>
          <table:table-cell table:number-columns-repeated="16383"/>
        </table:table-row>
        <table:table-row table:style-name="ro1">
          <table:table-cell office:value-type="float" office:value="33000" table:style-name="ce1">
            <text:p>33000</text:p>
          </table:table-cell>
          <table:table-cell table:number-columns-repeated="16383"/>
        </table:table-row>
        <table:table-row table:style-name="ro1">
          <table:table-cell office:value-type="float" office:value="39000" table:style-name="ce1">
            <text:p>39000</text:p>
          </table:table-cell>
          <table:table-cell table:number-columns-repeated="16383"/>
        </table:table-row>
        <table:table-row table:style-name="ro1">
          <table:table-cell office:value-type="float" office:value="47000" table:style-name="ce1">
            <text:p>47000</text:p>
          </table:table-cell>
          <table:table-cell table:number-columns-repeated="16383"/>
        </table:table-row>
        <table:table-row table:style-name="ro1">
          <table:table-cell office:value-type="float" office:value="56000" table:style-name="ce1">
            <text:p>56000</text:p>
          </table:table-cell>
          <table:table-cell table:number-columns-repeated="16383"/>
        </table:table-row>
        <table:table-row table:style-name="ro1">
          <table:table-cell office:value-type="float" office:value="68000" table:style-name="ce1">
            <text:p>68000</text:p>
          </table:table-cell>
          <table:table-cell table:number-columns-repeated="16383"/>
        </table:table-row>
        <table:table-row table:style-name="ro1">
          <table:table-cell office:value-type="float" office:value="100000" table:formula="of:=10*[.A30]" table:style-name="ce1">
            <text:p>100000</text:p>
          </table:table-cell>
          <table:table-cell table:number-columns-repeated="16383"/>
        </table:table-row>
        <table:table-row table:style-name="ro1">
          <table:table-cell office:value-type="float" office:value="120000" table:formula="of:=10*[.A31]" table:style-name="ce1">
            <text:p>120000</text:p>
          </table:table-cell>
          <table:table-cell table:number-columns-repeated="16383"/>
        </table:table-row>
        <table:table-row table:style-name="ro1">
          <table:table-cell office:value-type="float" office:value="150000" table:formula="of:=10*[.A32]" table:style-name="ce1">
            <text:p>150000</text:p>
          </table:table-cell>
          <table:table-cell table:number-columns-repeated="16383"/>
        </table:table-row>
        <table:table-row table:style-name="ro1">
          <table:table-cell office:value-type="float" office:value="180000" table:formula="of:=10*[.A33]" table:style-name="ce1">
            <text:p>180000</text:p>
          </table:table-cell>
          <table:table-cell table:number-columns-repeated="16383"/>
        </table:table-row>
        <table:table-row table:style-name="ro1">
          <table:table-cell office:value-type="float" office:value="220000" table:formula="of:=10*[.A34]" table:style-name="ce1">
            <text:p>220000</text:p>
          </table:table-cell>
          <table:table-cell table:number-columns-repeated="16383"/>
        </table:table-row>
        <table:table-row table:style-name="ro1">
          <table:table-cell office:value-type="float" office:value="270000" table:formula="of:=10*[.A35]" table:style-name="ce1">
            <text:p>270000</text:p>
          </table:table-cell>
          <table:table-cell table:number-columns-repeated="16383"/>
        </table:table-row>
        <table:table-row table:style-name="ro1">
          <table:table-cell office:value-type="float" office:value="330000" table:formula="of:=10*[.A36]" table:style-name="ce1">
            <text:p>330000</text:p>
          </table:table-cell>
          <table:table-cell table:number-columns-repeated="16383"/>
        </table:table-row>
        <table:table-row table:style-name="ro1">
          <table:table-cell office:value-type="float" office:value="390000" table:formula="of:=10*[.A37]" table:style-name="ce1">
            <text:p>390000</text:p>
          </table:table-cell>
          <table:table-cell table:number-columns-repeated="16383"/>
        </table:table-row>
        <table:table-row table:style-name="ro1">
          <table:table-cell office:value-type="float" office:value="470000" table:formula="of:=10*[.A38]" table:style-name="ce1">
            <text:p>470000</text:p>
          </table:table-cell>
          <table:table-cell table:number-columns-repeated="16383"/>
        </table:table-row>
        <table:table-row table:style-name="ro1">
          <table:table-cell office:value-type="float" office:value="560000" table:formula="of:=10*[.A39]" table:style-name="ce1">
            <text:p>560000</text:p>
          </table:table-cell>
          <table:table-cell table:number-columns-repeated="16383"/>
        </table:table-row>
        <table:table-row table:style-name="ro1">
          <table:table-cell office:value-type="float" office:value="680000" table:formula="of:=10*[.A40]" table:style-name="ce1">
            <text:p>680000</text:p>
          </table:table-cell>
          <table:table-cell table:number-columns-repeated="16383"/>
        </table:table-row>
        <table:table-row table:style-name="ro1">
          <table:table-cell office:value-type="float" office:value="1000000" table:formula="of:=10*[.A41]" table:style-name="ce1">
            <text:p>1000000</text:p>
          </table:table-cell>
          <table:table-cell table:number-columns-repeated="16383"/>
        </table:table-row>
        <table:table-row table:style-name="ro1">
          <table:table-cell office:value-type="float" office:value="1500000" table:style-name="ce1">
            <text:p>1500000</text:p>
          </table:table-cell>
          <table:table-cell table:number-columns-repeated="16383"/>
        </table:table-row>
        <table:table-row table:style-name="ro1">
          <table:table-cell office:value-type="float" office:value="2200000" table:style-name="ce1">
            <text:p>2200000</text:p>
          </table:table-cell>
          <table:table-cell table:number-columns-repeated="16383"/>
        </table:table-row>
        <table:table-row table:style-name="ro1">
          <table:table-cell office:value-type="float" office:value="3300000" table:style-name="ce1">
            <text:p>3300000</text:p>
          </table:table-cell>
          <table:table-cell table:number-columns-repeated="16383"/>
        </table:table-row>
        <table:table-row table:style-name="ro1">
          <table:table-cell office:value-type="float" office:value="4700000" table:style-name="ce1">
            <text:p>4700000</text:p>
          </table:table-cell>
          <table:table-cell table:number-columns-repeated="16383"/>
        </table:table-row>
        <table:table-row table:style-name="ro1">
          <table:table-cell office:value-type="float" office:value="6800000" table:style-name="ce1">
            <text:p>6800000</text:p>
          </table:table-cell>
          <table:table-cell table:number-columns-repeated="16383"/>
        </table:table-row>
        <table:table-row table:number-rows-repeated="1048519" table:style-name="ro2">
          <table:table-cell table:number-columns-repeated="16384"/>
        </table:table-row>
      </table:table>
      <table:table table:name="cap" table:style-name="ta2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apacitors</text:p>
          </table:table-cell>
          <table:table-cell table:number-columns-repeated="16383"/>
        </table:table-row>
        <table:table-row table:style-name="ro1">
          <table:table-cell office:value-type="float" office:value="9.9999999999999994E-12" table:style-name="ce6">
            <text:p>1.00E-11</text:p>
          </table:table-cell>
          <table:table-cell table:number-columns-repeated="16383"/>
        </table:table-row>
        <table:table-row table:style-name="ro1">
          <table:table-cell office:value-type="float" office:value="2.2000000000000002E-11" table:style-name="ce6">
            <text:p>2.20E-11</text:p>
          </table:table-cell>
          <table:table-cell table:number-columns-repeated="16383"/>
        </table:table-row>
        <table:table-row table:style-name="ro1">
          <table:table-cell office:value-type="float" office:value="4.6999999999999999E-11" table:style-name="ce6">
            <text:p>4.70E-11</text:p>
          </table:table-cell>
          <table:table-cell table:number-columns-repeated="16383"/>
        </table:table-row>
        <table:table-row table:style-name="ro1">
          <table:table-cell office:value-type="float" office:value="1E-10" table:style-name="ce6">
            <text:p>1.00E-10</text:p>
          </table:table-cell>
          <table:table-cell table:number-columns-repeated="16383"/>
        </table:table-row>
        <table:table-row table:style-name="ro1">
          <table:table-cell office:value-type="float" office:value="2.1999999999999999E-10" table:style-name="ce6">
            <text:p>2.20E-10</text:p>
          </table:table-cell>
          <table:table-cell table:number-columns-repeated="16383"/>
        </table:table-row>
        <table:table-row table:style-name="ro1">
          <table:table-cell office:value-type="float" office:value="4.7000000000000003E-10" table:style-name="ce6">
            <text:p>4.70E-10</text:p>
          </table:table-cell>
          <table:table-cell table:number-columns-repeated="16383"/>
        </table:table-row>
        <table:table-row table:style-name="ro1">
          <table:table-cell office:value-type="float" office:value="1.0000000000000001E-9" table:style-name="ce6">
            <text:p>1.00E-09</text:p>
          </table:table-cell>
          <table:table-cell table:number-columns-repeated="16383"/>
        </table:table-row>
        <table:table-row table:style-name="ro1">
          <table:table-cell office:value-type="float" office:value="2.1999999999999998E-9" table:style-name="ce6">
            <text:p>2.20E-09</text:p>
          </table:table-cell>
          <table:table-cell table:number-columns-repeated="16383"/>
        </table:table-row>
        <table:table-row table:style-name="ro1">
          <table:table-cell office:value-type="float" office:value="4.6999999999999999E-9" table:style-name="ce6">
            <text:p>4.70E-09</text:p>
          </table:table-cell>
          <table:table-cell table:number-columns-repeated="16383"/>
        </table:table-row>
        <table:table-row table:style-name="ro1">
          <table:table-cell office:value-type="float" office:value="1E-8" table:style-name="ce6">
            <text:p>1.00E-08</text:p>
          </table:table-cell>
          <table:table-cell table:number-columns-repeated="16383"/>
        </table:table-row>
        <table:table-row table:style-name="ro1">
          <table:table-cell office:value-type="float" office:value="2.1999999999999998E-8" table:style-name="ce6">
            <text:p>2.20E-08</text:p>
          </table:table-cell>
          <table:table-cell table:number-columns-repeated="16383"/>
        </table:table-row>
        <table:table-row table:style-name="ro1">
          <table:table-cell office:value-type="float" office:value="4.6999999999999997E-8" table:style-name="ce6">
            <text:p>4.70E-08</text:p>
          </table:table-cell>
          <table:table-cell table:number-columns-repeated="16383"/>
        </table:table-row>
        <table:table-row table:style-name="ro1">
          <table:table-cell office:value-type="float" office:value="9.9999999999999995E-8" table:style-name="ce6">
            <text:p>1.00E-07</text:p>
          </table:table-cell>
          <table:table-cell table:number-columns-repeated="16383"/>
        </table:table-row>
        <table:table-row table:style-name="ro1">
          <table:table-cell office:value-type="float" office:value="2.2000000000000001E-7" table:style-name="ce6">
            <text:p>2.20E-07</text:p>
          </table:table-cell>
          <table:table-cell table:number-columns-repeated="16383"/>
        </table:table-row>
        <table:table-row table:style-name="ro1">
          <table:table-cell office:value-type="float" office:value="4.7E-7" table:style-name="ce6">
            <text:p>4.70E-07</text:p>
          </table:table-cell>
          <table:table-cell table:number-columns-repeated="16383"/>
        </table:table-row>
        <table:table-row table:style-name="ro1">
          <table:table-cell office:value-type="float" office:value="9.9999999999999995E-7" table:style-name="ce6">
            <text:p>1.00E-06</text:p>
          </table:table-cell>
          <table:table-cell table:number-columns-repeated="16383"/>
        </table:table-row>
        <table:table-row table:style-name="ro1">
          <table:table-cell office:value-type="float" office:value="2.2000000000000001E-6" table:style-name="ce6">
            <text:p>2.20E-06</text:p>
          </table:table-cell>
          <table:table-cell table:number-columns-repeated="16383"/>
        </table:table-row>
        <table:table-row table:style-name="ro1">
          <table:table-cell office:value-type="float" office:value="4.6999999999999999E-6" table:style-name="ce6">
            <text:p>4.70E-06</text:p>
          </table:table-cell>
          <table:table-cell table:number-columns-repeated="16383"/>
        </table:table-row>
        <table:table-row table:style-name="ro1">
          <table:table-cell office:value-type="float" office:value="1.0000000000000001E-5" table:style-name="ce6">
            <text:p>1.00E-05</text:p>
          </table:table-cell>
          <table:table-cell table:number-columns-repeated="16383"/>
        </table:table-row>
        <table:table-row table:style-name="ro1">
          <table:table-cell office:value-type="float" office:value="2.1999999999999999E-5" table:style-name="ce6">
            <text:p>2.20E-05</text:p>
          </table:table-cell>
          <table:table-cell table:number-columns-repeated="16383"/>
        </table:table-row>
        <table:table-row table:style-name="ro1">
          <table:table-cell office:value-type="float" office:value="4.6999999999999997E-5" table:style-name="ce6">
            <text:p>4.70E-05</text:p>
          </table:table-cell>
          <table:table-cell table:number-columns-repeated="16383"/>
        </table:table-row>
        <table:table-row table:style-name="ro1">
          <table:table-cell office:value-type="float" office:value="1E-4" table:style-name="ce6">
            <text:p>1.00E-04</text:p>
          </table:table-cell>
          <table:table-cell table:number-columns-repeated="16383"/>
        </table:table-row>
        <table:table-row table:style-name="ro1">
          <table:table-cell office:value-type="float" office:value="2.2000000000000001E-4" table:style-name="ce6">
            <text:p>2.20E-04</text:p>
          </table:table-cell>
          <table:table-cell table:number-columns-repeated="16383"/>
        </table:table-row>
        <table:table-row table:style-name="ro1">
          <table:table-cell office:value-type="float" office:value="4.6999999999999999E-4" table:style-name="ce6">
            <text:p>4.70E-04</text:p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exp_graph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freq</text:p>
          </table:table-cell>
          <table:table-cell office:value-type="string" table:style-name="ce1">
            <text:p>mag (v_p)</text:p>
          </table:table-cell>
          <table:table-cell office:value-type="string" table:style-name="ce1">
            <text:p>manual_calc</text:p>
          </table:table-cell>
          <table:table-cell table:style-name="ce1"/>
          <table:table-cell office:value-type="string" table:style-name="ce1">
            <text:p>v_pp</text:p>
          </table:table-cell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0.12" table:formula="of:=[.E2]/2" table:style-name="ce1">
            <text:p>0.12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float" office:value="0.24" table:style-name="ce1">
            <text:p>0.24</text:p>
          </table:table-cell>
          <table:table-cell table:number-columns-repeated="16379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0.2" table:formula="of:=[.E3]/2" table:style-name="ce1">
            <text:p>0.2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float" office:value="0.26" table:formula="of:=[.E4]/2" table:style-name="ce1">
            <text:p>0.26</text:p>
          </table:table-cell>
          <table:table-cell table:number-columns-repeated="2" table:style-name="ce1"/>
          <table:table-cell office:value-type="float" office:value="0.52" table:style-name="ce1">
            <text:p>0.52</text:p>
          </table:table-cell>
          <table:table-cell table:number-columns-repeated="16379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float" office:value="0.54" table:formula="of:=[.E5]/2" table:style-name="ce1">
            <text:p>0.54</text:p>
          </table:table-cell>
          <table:table-cell table:number-columns-repeated="2" table:style-name="ce1"/>
          <table:table-cell office:value-type="float" office:value="1.08" table:style-name="ce1">
            <text:p>1.08</text:p>
          </table:table-cell>
          <table:table-cell table:number-columns-repeated="16379"/>
        </table:table-row>
        <table:table-row table:style-name="ro1">
          <table:table-cell office:value-type="float" office:value="3492" table:style-name="ce1">
            <text:p>3492</text:p>
          </table:table-cell>
          <table:table-cell office:value-type="float" office:value="0.46" table:formula="of:=[.E6]/2" table:style-name="ce1">
            <text:p>0.46</text:p>
          </table:table-cell>
          <table:table-cell table:number-columns-repeated="2" table:style-name="ce1"/>
          <table:table-cell office:value-type="float" office:value="0.92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5028" table:style-name="ce1">
            <text:p>5028</text:p>
          </table:table-cell>
          <table:table-cell office:value-type="float" office:value="0.66" table:formula="of:=[.E7]/2" table:style-name="ce1">
            <text:p>0.66</text:p>
          </table:table-cell>
          <table:table-cell table:number-columns-repeated="2" table:style-name="ce1"/>
          <table:table-cell office:value-type="float" office:value="1.32" table:style-name="ce1">
            <text:p>1.32</text:p>
          </table:table-cell>
          <table:table-cell table:number-columns-repeated="16379"/>
        </table:table-row>
        <table:table-row table:style-name="ro1">
          <table:table-cell office:value-type="float" office:value="7143" table:style-name="ce1">
            <text:p>7143</text:p>
          </table:table-cell>
          <table:table-cell office:value-type="float" office:value="0.78" table:formula="of:=[.E8]/2" table:style-name="ce1">
            <text:p>0.78</text:p>
          </table:table-cell>
          <table:table-cell table:number-columns-repeated="2" table:style-name="ce1"/>
          <table:table-cell office:value-type="float" office:value="1.56" table:style-name="ce1">
            <text:p>1.56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2" svg:x="0.72396in" svg:y="0.09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range table:name="resistors" table:cell-range-address="resistor.$A$2:resistor.$A$57" table:base-cell-address="resisto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1" svg:font-family="&quot;Liberation Serif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CCFFCC"/>
      <style:text-properties fo:color="#0066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CCFFCC"/>
      <style:text-properties fo:color="#0066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ABSOLUTE INSANITY</dc:creator>
    <meta:creation-date>2019-12-05T19:33:56Z</meta:creation-date>
    <dc:date>2019-12-06T21:28:04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Experimental Frequency Response of High-Pass Filter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Frequency (Hz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oltage Magnitude (Hz)</text:p>
            </chart:title>
            <chart:grid chart:class="major" chart:style-name="GMa1"/>
          </chart:axis>
          <chart:series chart:values-cell-range-address="exp_graph.$B$2:.$B$8" chart:class="chart:scatter" chart:attached-axis="primary-y" chart:style-name="G0S0">
            <chart:domain table:cell-range-address="exp_graph.$A$2:.$A$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